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0.9819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0.799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8"/>
    <style:style style:name="ce3" style:family="table-cell" style:parent-style-name="Default" style:data-style-name="N119"/>
    <style:style style:name="ce4" style:family="table-cell" style:parent-style-name="Default" style:data-style-name="N117"/>
    <style:style style:name="ce5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7">
      <style:table-cell-properties fo:background-color="#ffffff"/>
    </style:style>
    <style:style style:name="ce7" style:family="table-cell" style:parent-style-name="Default" style:data-style-name="N117">
      <style:text-properties style:font-weight-asian="normal"/>
    </style:style>
    <style:style style:name="ce8" style:family="table-cell" style:parent-style-name="Default" style:data-style-name="N117">
      <style:table-cell-properties fo:background-color="#ffffff"/>
      <style:text-properties style:font-weight-asian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7"/>
        <table:table-column table:style-name="co6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/>
          <table:table-cell table:style-name="ce1" table:number-columns-repeated="2"/>
          <table:table-cell table:style-name="ce1" office:value-type="string" table:number-columns-spanned="12" table:number-rows-spanned="1">
            <text:p>Computed collision integrals for coulomb potential screened with the Debye length</text:p>
          </table:table-cell>
          <table:covered-table-cell table:style-name="ce1"/>
          <table:covered-table-cell table:style-name="ce1" office:value-type="string">
            <text:p>Computed collision integral for the Coulomb potential screened with the Debye distance</text:p>
          </table:covered-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9"/>
        </table:table-row>
        <table:table-row table:style-name="ro2">
          <table:table-cell/>
          <table:table-cell table:style-name="ce1" table:number-columns-repeated="5"/>
          <table:table-cell table:style-name="Default" table:number-columns-repeated="18"/>
        </table:table-row>
        <table:table-row table:style-name="ro2">
          <table:table-cell/>
          <table:table-cell table:style-name="ce1" office:value-type="string">
            <text:p>T*</text:p>
          </table:table-cell>
          <table:table-cell table:style-name="ce1" office:value-type="string" table:number-columns-spanned="2" table:number-rows-spanned="1">
            <text:p>(T*)^2*Omega(1,1)*</text:p>
          </table:table-cell>
          <table:covered-table-cell table:style-name="ce1"/>
          <table:table-cell table:style-name="ce1" office:value-type="string" table:number-columns-spanned="2" table:number-rows-spanned="1">
            <text:p>(T*)^2*Omega(2,2)*</text:p>
          </table:table-cell>
          <table:covered-table-cell table:style-name="ce1"/>
          <table:table-cell table:style-name="ce1" office:value-type="string" table:number-columns-spanned="2" table:number-rows-spanned="1">
            <text:p>A*</text:p>
          </table:table-cell>
          <table:covered-table-cell table:style-name="Default"/>
          <table:table-cell table:style-name="ce1" office:value-type="string" table:number-columns-spanned="2" table:number-rows-spanned="1">
            <text:p>B*</text:p>
          </table:table-cell>
          <table:covered-table-cell table:style-name="Default"/>
          <table:table-cell table:style-name="ce1" office:value-type="string" table:number-columns-spanned="2" table:number-rows-spanned="1">
            <text:p>C*</text:p>
          </table:table-cell>
          <table:covered-table-cell table:style-name="Default"/>
          <table:table-cell table:style-name="ce1" office:value-type="string" table:number-columns-spanned="2" table:number-rows-spanned="1">
            <text:p>E*</text:p>
          </table:table-cell>
          <table:covered-table-cell table:style-name="Default"/>
          <table:table-cell table:style-name="ce1" office:value-type="string" table:number-columns-spanned="2" table:number-rows-spanned="1">
            <text:p>F*</text:p>
          </table:table-cell>
          <table:covered-table-cell table:style-name="Default"/>
          <table:table-cell table:style-name="ce1" office:value-type="string" table:number-columns-spanned="2" table:number-rows-spanned="1">
            <text:p>G*</text:p>
          </table:table-cell>
          <table:covered-table-cell table:style-name="Default"/>
          <table:table-cell table:style-name="ce1" office:value-type="string" table:number-columns-spanned="2" table:number-rows-spanned="1">
            <text:p>(T*)^2*Omega(1,4)*</text:p>
          </table:table-cell>
          <table:covered-table-cell table:style-name="ce1"/>
          <table:table-cell table:style-name="ce1" office:value-type="string" table:number-columns-spanned="2" table:number-rows-spanned="1">
            <text:p>(T*)^2*Omega(1,5)*</text:p>
          </table:table-cell>
          <table:covered-table-cell table:style-name="ce1"/>
          <table:table-cell table:style-name="ce1" office:value-type="string" table:number-columns-spanned="2" table:number-rows-spanned="1">
            <text:p>(T*)^2*Omega(2,4)*</text:p>
          </table:table-cell>
          <table:covered-table-cell table:style-name="ce1"/>
        </table:table-row>
        <table:table-row table:style-name="ro2">
          <table:table-cell/>
          <table:table-cell table:style-name="ce1"/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</table:table-row>
        <table:table-row table:style-name="ro2">
          <table:table-cell/>
          <table:table-cell table:style-name="ce2" office:value-type="float" office:value="0.1">
            <text:p>0.1</text:p>
          </table:table-cell>
          <table:table-cell office:value-type="float" office:value="0.063">
            <text:p>0.0630</text:p>
          </table:table-cell>
          <table:table-cell office:value-type="float" office:value="0.0224">
            <text:p>0.0224</text:p>
          </table:table-cell>
          <table:table-cell office:value-type="float" office:value="0.0384">
            <text:p>0.0384</text:p>
          </table:table-cell>
          <table:table-cell office:value-type="float" office:value="0.0304">
            <text:p>0.0304</text:p>
          </table:table-cell>
          <table:table-cell office:value-type="float" office:value="0.6105">
            <text:p>0.6105</text:p>
          </table:table-cell>
          <table:table-cell table:style-name="ce7" office:value-type="float" office:value="1.3555">
            <text:p>1.3555</text:p>
          </table:table-cell>
          <table:table-cell table:style-name="ce7" office:value-type="float" office:value="1.4695">
            <text:p>1.4695</text:p>
          </table:table-cell>
          <table:table-cell table:style-name="ce7" office:value-type="float" office:value="1.3646">
            <text:p>1.3646</text:p>
          </table:table-cell>
          <table:table-cell table:style-name="ce7" office:value-type="float" office:value="0.7573">
            <text:p>0.7573</text:p>
          </table:table-cell>
          <table:table-cell office:value-type="float" office:value="0.7486">
            <text:p>0.7486</text:p>
          </table:table-cell>
          <table:table-cell table:style-name="ce7" office:value-type="float" office:value="0.8411">
            <text:p>0.8411</text:p>
          </table:table-cell>
          <table:table-cell table:style-name="ce7" office:value-type="float" office:value="0.8146">
            <text:p>0.8146</text:p>
          </table:table-cell>
          <table:table-cell office:value-type="float" office:value="0.6805">
            <text:p>0.6805</text:p>
          </table:table-cell>
          <table:table-cell office:value-type="float" office:value="0.9721">
            <text:p>0.9721</text:p>
          </table:table-cell>
          <table:table-cell office:value-type="float" office:value="0.8587">
            <text:p>0.8587</text:p>
          </table:table-cell>
          <table:table-cell office:value-type="float" office:value="0.8373">
            <text:p>0.8373</text:p>
          </table:table-cell>
          <table:table-cell office:value-type="float" office:value="0.0285">
            <text:p>0.0285</text:p>
          </table:table-cell>
          <table:table-cell office:value-type="float" office:value="0.011">
            <text:p>0.0110</text:p>
          </table:table-cell>
          <table:table-cell office:value-type="float" office:value="0.0227">
            <text:p>0.0227</text:p>
          </table:table-cell>
          <table:table-cell office:value-type="float" office:value="0.0093">
            <text:p>0.0093</text:p>
          </table:table-cell>
          <table:table-cell office:value-type="float" office:value="0.0284">
            <text:p>0.0284</text:p>
          </table:table-cell>
          <table:table-cell office:value-type="float" office:value="0.0208">
            <text:p>0.0208</text:p>
          </table:table-cell>
        </table:table-row>
        <table:table-row table:style-name="ro2">
          <table:table-cell/>
          <table:table-cell table:style-name="ce2" office:value-type="float" office:value="0.2">
            <text:p>0.2</text:p>
          </table:table-cell>
          <table:table-cell office:value-type="float" office:value="0.1364">
            <text:p>0.1364</text:p>
          </table:table-cell>
          <table:table-cell office:value-type="float" office:value="0.0511">
            <text:p>0.0511</text:p>
          </table:table-cell>
          <table:table-cell office:value-type="float" office:value="0.0967">
            <text:p>0.0967</text:p>
          </table:table-cell>
          <table:table-cell office:value-type="float" office:value="0.0697">
            <text:p>0.0697</text:p>
          </table:table-cell>
          <table:table-cell office:value-type="float" office:value="0.7091">
            <text:p>0.7091</text:p>
          </table:table-cell>
          <table:table-cell table:style-name="ce7" office:value-type="float" office:value="1.3631">
            <text:p>1.3631</text:p>
          </table:table-cell>
          <table:table-cell table:style-name="ce7" office:value-type="float" office:value="1.4577">
            <text:p>1.4577</text:p>
          </table:table-cell>
          <table:table-cell table:style-name="ce7" office:value-type="float" office:value="1.3865">
            <text:p>1.3865</text:p>
          </table:table-cell>
          <table:table-cell table:style-name="ce7" office:value-type="float" office:value="0.6585">
            <text:p>0.6585</text:p>
          </table:table-cell>
          <table:table-cell office:value-type="float" office:value="0.7104">
            <text:p>0.7104</text:p>
          </table:table-cell>
          <table:table-cell table:style-name="ce7" office:value-type="float" office:value="0.8121">
            <text:p>0.8121</text:p>
          </table:table-cell>
          <table:table-cell table:style-name="ce7" office:value-type="float" office:value="0.7836">
            <text:p>0.7836</text:p>
          </table:table-cell>
          <table:table-cell office:value-type="float" office:value="0.6043">
            <text:p>0.6043</text:p>
          </table:table-cell>
          <table:table-cell office:value-type="float" office:value="0.9455">
            <text:p>0.9455</text:p>
          </table:table-cell>
          <table:table-cell office:value-type="float" office:value="0.7984">
            <text:p>0.7984</text:p>
          </table:table-cell>
          <table:table-cell office:value-type="float" office:value="0.8054">
            <text:p>0.8054</text:p>
          </table:table-cell>
          <table:table-cell office:value-type="float" office:value="0.046">
            <text:p>0.0460</text:p>
          </table:table-cell>
          <table:table-cell office:value-type="float" office:value="0.0221">
            <text:p>0.0221</text:p>
          </table:table-cell>
          <table:table-cell office:value-type="float" office:value="0.0353">
            <text:p>0.0353</text:p>
          </table:table-cell>
          <table:table-cell office:value-type="float" office:value="0.0181">
            <text:p>0.0181</text:p>
          </table:table-cell>
          <table:table-cell office:value-type="float" office:value="0.0652">
            <text:p>0.0652</text:p>
          </table:table-cell>
          <table:table-cell office:value-type="float" office:value="0.0445">
            <text:p>0.0445</text:p>
          </table:table-cell>
        </table:table-row>
        <table:table-row table:style-name="ro2">
          <table:table-cell/>
          <table:table-cell table:style-name="ce2" office:value-type="float" office:value="0.3">
            <text:p>0.3</text:p>
          </table:table-cell>
          <table:table-cell office:value-type="float" office:value="0.1961">
            <text:p>0.1961</text:p>
          </table:table-cell>
          <table:table-cell office:value-type="float" office:value="0.0797">
            <text:p>0.0797</text:p>
          </table:table-cell>
          <table:table-cell office:value-type="float" office:value="0.1557">
            <text:p>0.1557</text:p>
          </table:table-cell>
          <table:table-cell office:value-type="float" office:value="0.1086">
            <text:p>0.1086</text:p>
          </table:table-cell>
          <table:table-cell office:value-type="float" office:value="0.7938">
            <text:p>0.7938</text:p>
          </table:table-cell>
          <table:table-cell table:style-name="ce7" office:value-type="float" office:value="1.363">
            <text:p>1.3630</text:p>
          </table:table-cell>
          <table:table-cell table:style-name="ce7" office:value-type="float" office:value="1.4297">
            <text:p>1.4297</text:p>
          </table:table-cell>
          <table:table-cell table:style-name="ce7" office:value-type="float" office:value="1.3946">
            <text:p>1.3946</text:p>
          </table:table-cell>
          <table:table-cell table:style-name="ce7" office:value-type="float" office:value="0.615">
            <text:p>0.6150</text:p>
          </table:table-cell>
          <table:table-cell office:value-type="float" office:value="0.6858">
            <text:p>0.6858</text:p>
          </table:table-cell>
          <table:table-cell table:style-name="ce7" office:value-type="float" office:value="0.774">
            <text:p>0.7740</text:p>
          </table:table-cell>
          <table:table-cell table:style-name="ce7" office:value-type="float" office:value="0.7634">
            <text:p>0.7634</text:p>
          </table:table-cell>
          <table:table-cell office:value-type="float" office:value="0.5916">
            <text:p>0.5916</text:p>
          </table:table-cell>
          <table:table-cell office:value-type="float" office:value="0.9257">
            <text:p>0.9257</text:p>
          </table:table-cell>
          <table:table-cell office:value-type="float" office:value="0.746">
            <text:p>0.7460</text:p>
          </table:table-cell>
          <table:table-cell office:value-type="float" office:value="0.7841">
            <text:p>0.7841</text:p>
          </table:table-cell>
          <table:table-cell office:value-type="float" office:value="0.0578">
            <text:p>0.0578</text:p>
          </table:table-cell>
          <table:table-cell office:value-type="float" office:value="0.0316">
            <text:p>0.0316</text:p>
          </table:table-cell>
          <table:table-cell office:value-type="float" office:value="0.0437">
            <text:p>0.0437</text:p>
          </table:table-cell>
          <table:table-cell office:value-type="float" office:value="0.0255">
            <text:p>0.0255</text:p>
          </table:table-cell>
          <table:table-cell office:value-type="float" office:value="0.0956">
            <text:p>0.0956</text:p>
          </table:table-cell>
          <table:table-cell office:value-type="float" office:value="0.0661">
            <text:p>0.0661</text:p>
          </table:table-cell>
        </table:table-row>
        <table:table-row table:style-name="ro2">
          <table:table-cell/>
          <table:table-cell table:style-name="ce2" office:value-type="float" office:value="0.4">
            <text:p>0.4</text:p>
          </table:table-cell>
          <table:table-cell office:value-type="float" office:value="0.248">
            <text:p>0.2480</text:p>
          </table:table-cell>
          <table:table-cell office:value-type="float" office:value="0.1072">
            <text:p>0.1072</text:p>
          </table:table-cell>
          <table:table-cell office:value-type="float" office:value="0.21">
            <text:p>0.2100</text:p>
          </table:table-cell>
          <table:table-cell office:value-type="float" office:value="0.1459">
            <text:p>0.1459</text:p>
          </table:table-cell>
          <table:table-cell table:style-name="ce6" office:value-type="float" office:value="0.8467">
            <text:p>0.8467</text:p>
          </table:table-cell>
          <table:table-cell table:style-name="ce8" office:value-type="float" office:value="1.3605">
            <text:p>1.3605</text:p>
          </table:table-cell>
          <table:table-cell table:style-name="ce8" office:value-type="float" office:value="1.3987">
            <text:p>1.3987</text:p>
          </table:table-cell>
          <table:table-cell table:style-name="ce8" office:value-type="float" office:value="1.3976">
            <text:p>1.3976</text:p>
          </table:table-cell>
          <table:table-cell table:style-name="ce8" office:value-type="float" office:value="0.5852">
            <text:p>0.5852</text:p>
          </table:table-cell>
          <table:table-cell table:style-name="ce6" office:value-type="float" office:value="0.6675">
            <text:p>0.6675</text:p>
          </table:table-cell>
          <table:table-cell table:style-name="ce8" office:value-type="float" office:value="0.746">
            <text:p>0.7460</text:p>
          </table:table-cell>
          <table:table-cell table:style-name="ce8" office:value-type="float" office:value="0.7483">
            <text:p>0.7483</text:p>
          </table:table-cell>
          <table:table-cell office:value-type="float" office:value="0.5872">
            <text:p>0.5872</text:p>
          </table:table-cell>
          <table:table-cell office:value-type="float" office:value="0.9097">
            <text:p>0.9097</text:p>
          </table:table-cell>
          <table:table-cell office:value-type="float" office:value="0.7135">
            <text:p>0.7135</text:p>
          </table:table-cell>
          <table:table-cell office:value-type="float" office:value="0.7681">
            <text:p>0.7681</text:p>
          </table:table-cell>
          <table:table-cell office:value-type="float" office:value="0.0669">
            <text:p>0.0669</text:p>
          </table:table-cell>
          <table:table-cell office:value-type="float" office:value="0.0399">
            <text:p>0.0399</text:p>
          </table:table-cell>
          <table:table-cell office:value-type="float" office:value="0.05">
            <text:p>0.0500</text:p>
          </table:table-cell>
          <table:table-cell office:value-type="float" office:value="0.0317">
            <text:p>0.0317</text:p>
          </table:table-cell>
          <table:table-cell office:value-type="float" office:value="0.1208">
            <text:p>0.1208</text:p>
          </table:table-cell>
          <table:table-cell office:value-type="float" office:value="0.0856">
            <text:p>0.0856</text:p>
          </table:table-cell>
        </table:table-row>
        <table:table-row table:style-name="ro2">
          <table:table-cell/>
          <table:table-cell table:style-name="ce2" office:value-type="float" office:value="0.6">
            <text:p>0.6</text:p>
          </table:table-cell>
          <table:table-cell office:value-type="float" office:value="0.3297">
            <text:p>0.3297</text:p>
          </table:table-cell>
          <table:table-cell office:value-type="float" office:value="0.1584">
            <text:p>0.1584</text:p>
          </table:table-cell>
          <table:table-cell office:value-type="float" office:value="0.3037">
            <text:p>0.3037</text:p>
          </table:table-cell>
          <table:table-cell office:value-type="float" office:value="0.2144">
            <text:p>0.2144</text:p>
          </table:table-cell>
          <table:table-cell table:style-name="ce6" office:value-type="float" office:value="0.9209">
            <text:p>0.9209</text:p>
          </table:table-cell>
          <table:table-cell table:style-name="ce8" office:value-type="float" office:value="1.3532">
            <text:p>1.3532</text:p>
          </table:table-cell>
          <table:table-cell table:style-name="ce8" office:value-type="float" office:value="1.3668">
            <text:p>1.3668</text:p>
          </table:table-cell>
          <table:table-cell table:style-name="ce8" office:value-type="float" office:value="1.3972">
            <text:p>1.3972</text:p>
          </table:table-cell>
          <table:table-cell table:style-name="ce8" office:value-type="float" office:value="0.5549">
            <text:p>0.5549</text:p>
          </table:table-cell>
          <table:table-cell table:style-name="ce6" office:value-type="float" office:value="0.6411">
            <text:p>0.6411</text:p>
          </table:table-cell>
          <table:table-cell table:style-name="ce8" office:value-type="float" office:value="0.7103">
            <text:p>0.7103</text:p>
          </table:table-cell>
          <table:table-cell table:style-name="ce8" office:value-type="float" office:value="0.7265">
            <text:p>0.7265</text:p>
          </table:table-cell>
          <table:table-cell office:value-type="float" office:value="0.5937">
            <text:p>0.5937</text:p>
          </table:table-cell>
          <table:table-cell office:value-type="float" office:value="0.8847">
            <text:p>0.8847</text:p>
          </table:table-cell>
          <table:table-cell office:value-type="float" office:value="0.6775">
            <text:p>0.6775</text:p>
          </table:table-cell>
          <table:table-cell office:value-type="float" office:value="0.7445">
            <text:p>0.7445</text:p>
          </table:table-cell>
          <table:table-cell office:value-type="float" office:value="0.0806">
            <text:p>0.0806</text:p>
          </table:table-cell>
          <table:table-cell office:value-type="float" office:value="0.0536">
            <text:p>0.0536</text:p>
          </table:table-cell>
          <table:table-cell office:value-type="float" office:value="0.0596">
            <text:p>0.0596</text:p>
          </table:table-cell>
          <table:table-cell office:value-type="float" office:value="0.0419">
            <text:p>0.0419</text:p>
          </table:table-cell>
          <table:table-cell office:value-type="float" office:value="0.1606">
            <text:p>0.1606</text:p>
          </table:table-cell>
          <table:table-cell office:value-type="float" office:value="0.1193">
            <text:p>0.1193</text:p>
          </table:table-cell>
        </table:table-row>
        <table:table-row table:style-name="ro2">
          <table:table-cell/>
          <table:table-cell table:style-name="ce2" office:value-type="float" office:value="0.8">
            <text:p>0.8</text:p>
          </table:table-cell>
          <table:table-cell office:value-type="float" office:value="0.3962">
            <text:p>0.3962</text:p>
          </table:table-cell>
          <table:table-cell office:value-type="float" office:value="0.205">
            <text:p>0.2050</text:p>
          </table:table-cell>
          <table:table-cell office:value-type="float" office:value="0.3818">
            <text:p>0.3818</text:p>
          </table:table-cell>
          <table:table-cell office:value-type="float" office:value="0.2757">
            <text:p>0.2757</text:p>
          </table:table-cell>
          <table:table-cell table:style-name="ce6" office:value-type="float" office:value="0.9638">
            <text:p>0.9638</text:p>
          </table:table-cell>
          <table:table-cell table:style-name="ce8" office:value-type="float" office:value="1.3453">
            <text:p>1.3453</text:p>
          </table:table-cell>
          <table:table-cell table:style-name="ce8" office:value-type="float" office:value="1.3425">
            <text:p>1.3425</text:p>
          </table:table-cell>
          <table:table-cell table:style-name="ce8" office:value-type="float" office:value="1.3933">
            <text:p>1.3933</text:p>
          </table:table-cell>
          <table:table-cell table:style-name="ce8" office:value-type="float" office:value="0.5356">
            <text:p>0.5356</text:p>
          </table:table-cell>
          <table:table-cell table:style-name="ce6" office:value-type="float" office:value="0.6221">
            <text:p>0.6221</text:p>
          </table:table-cell>
          <table:table-cell table:style-name="ce8" office:value-type="float" office:value="0.6878">
            <text:p>0.6878</text:p>
          </table:table-cell>
          <table:table-cell table:style-name="ce8" office:value-type="float" office:value="0.7108">
            <text:p>0.7108</text:p>
          </table:table-cell>
          <table:table-cell office:value-type="float" office:value="0.5989">
            <text:p>0.5989</text:p>
          </table:table-cell>
          <table:table-cell office:value-type="float" office:value="0.8654">
            <text:p>0.8654</text:p>
          </table:table-cell>
          <table:table-cell office:value-type="float" office:value="0.6575">
            <text:p>0.6575</text:p>
          </table:table-cell>
          <table:table-cell office:value-type="float" office:value="0.7275">
            <text:p>0.7275</text:p>
          </table:table-cell>
          <table:table-cell office:value-type="float" office:value="0.091">
            <text:p>0.0910</text:p>
          </table:table-cell>
          <table:table-cell office:value-type="float" office:value="0.0648">
            <text:p>0.0648</text:p>
          </table:table-cell>
          <table:table-cell office:value-type="float" office:value="0.0668">
            <text:p>0.0668</text:p>
          </table:table-cell>
          <table:table-cell office:value-type="float" office:value="0.05">
            <text:p>0.0500</text:p>
          </table:table-cell>
          <table:table-cell office:value-type="float" office:value="0.1914">
            <text:p>0.1914</text:p>
          </table:table-cell>
          <table:table-cell office:value-type="float" office:value="0.1476">
            <text:p>0.1476</text:p>
          </table:table-cell>
        </table:table-row>
        <table:table-row table:style-name="ro2">
          <table:table-cell/>
          <table:table-cell table:style-name="ce2" office:value-type="float" office:value="1">
            <text:p>1.0</text:p>
          </table:table-cell>
          <table:table-cell office:value-type="float" office:value="0.4519">
            <text:p>0.4519</text:p>
          </table:table-cell>
          <table:table-cell office:value-type="float" office:value="0.2474">
            <text:p>0.2474</text:p>
          </table:table-cell>
          <table:table-cell office:value-type="float" office:value="0.4483">
            <text:p>0.4483</text:p>
          </table:table-cell>
          <table:table-cell office:value-type="float" office:value="0.331">
            <text:p>0.3310</text:p>
          </table:table-cell>
          <table:table-cell table:style-name="ce6" office:value-type="float" office:value="0.9921">
            <text:p>0.9921</text:p>
          </table:table-cell>
          <table:table-cell table:style-name="ce8" office:value-type="float" office:value="1.3377">
            <text:p>1.3377</text:p>
          </table:table-cell>
          <table:table-cell table:style-name="ce8" office:value-type="float" office:value="1.3252">
            <text:p>1.3252</text:p>
          </table:table-cell>
          <table:table-cell table:style-name="ce8" office:value-type="float" office:value="1.3884">
            <text:p>1.3884</text:p>
          </table:table-cell>
          <table:table-cell table:style-name="ce8" office:value-type="float" office:value="0.5226">
            <text:p>0.5226</text:p>
          </table:table-cell>
          <table:table-cell table:style-name="ce6" office:value-type="float" office:value="0.6075">
            <text:p>0.6075</text:p>
          </table:table-cell>
          <table:table-cell table:style-name="ce8" office:value-type="float" office:value="0.6726">
            <text:p>0.6726</text:p>
          </table:table-cell>
          <table:table-cell table:style-name="ce8" office:value-type="float" office:value="0.6988">
            <text:p>0.6988</text:p>
          </table:table-cell>
          <table:table-cell office:value-type="float" office:value="0.6032">
            <text:p>0.6032</text:p>
          </table:table-cell>
          <table:table-cell office:value-type="float" office:value="0.8497">
            <text:p>0.8497</text:p>
          </table:table-cell>
          <table:table-cell office:value-type="float" office:value="0.6449">
            <text:p>0.6449</text:p>
          </table:table-cell>
          <table:table-cell office:value-type="float" office:value="0.7142">
            <text:p>0.7142</text:p>
          </table:table-cell>
          <table:table-cell office:value-type="float" office:value="0.0993">
            <text:p>0.0993</text:p>
          </table:table-cell>
          <table:table-cell office:value-type="float" office:value="0.0742">
            <text:p>0.0742</text:p>
          </table:table-cell>
          <table:table-cell office:value-type="float" office:value="0.0725">
            <text:p>0.0725</text:p>
          </table:table-cell>
          <table:table-cell office:value-type="float" office:value="0.0567">
            <text:p>0.0567</text:p>
          </table:table-cell>
          <table:table-cell office:value-type="float" office:value="0.2166">
            <text:p>0.2166</text:p>
          </table:table-cell>
          <table:table-cell office:value-type="float" office:value="0.1719">
            <text:p>0.1719</text:p>
          </table:table-cell>
        </table:table-row>
        <table:table-row table:style-name="ro2">
          <table:table-cell/>
          <table:table-cell table:style-name="ce2" office:value-type="float" office:value="2">
            <text:p>2.0</text:p>
          </table:table-cell>
          <table:table-cell office:value-type="float" office:value="0.6467">
            <text:p>0.6467</text:p>
          </table:table-cell>
          <table:table-cell office:value-type="float" office:value="0.4177">
            <text:p>0.4177</text:p>
          </table:table-cell>
          <table:table-cell office:value-type="float" office:value="0.684">
            <text:p>0.6840</text:p>
          </table:table-cell>
          <table:table-cell office:value-type="float" office:value="0.546">
            <text:p>0.5460</text:p>
          </table:table-cell>
          <table:table-cell table:style-name="ce6" office:value-type="float" office:value="1.0577">
            <text:p>1.0577</text:p>
          </table:table-cell>
          <table:table-cell table:style-name="ce8" office:value-type="float" office:value="1.3073">
            <text:p>1.3073</text:p>
          </table:table-cell>
          <table:table-cell table:style-name="ce8" office:value-type="float" office:value="1.2798">
            <text:p>1.2798</text:p>
          </table:table-cell>
          <table:table-cell table:style-name="ce8" office:value-type="float" office:value="1.3627">
            <text:p>1.3627</text:p>
          </table:table-cell>
          <table:table-cell table:style-name="ce8" office:value-type="float" office:value="0.4901">
            <text:p>0.4901</text:p>
          </table:table-cell>
          <table:table-cell table:style-name="ce6" office:value-type="float" office:value="0.5632">
            <text:p>0.5632</text:p>
          </table:table-cell>
          <table:table-cell table:style-name="ce8" office:value-type="float" office:value="0.6344">
            <text:p>0.6344</text:p>
          </table:table-cell>
          <table:table-cell table:style-name="ce8" office:value-type="float" office:value="0.6628">
            <text:p>0.6628</text:p>
          </table:table-cell>
          <table:table-cell office:value-type="float" office:value="0.6142">
            <text:p>0.6142</text:p>
          </table:table-cell>
          <table:table-cell office:value-type="float" office:value="0.799">
            <text:p>0.7990</text:p>
          </table:table-cell>
          <table:table-cell office:value-type="float" office:value="0.6158">
            <text:p>0.6158</text:p>
          </table:table-cell>
          <table:table-cell office:value-type="float" office:value="0.6744">
            <text:p>0.6744</text:p>
          </table:table-cell>
          <table:table-cell office:value-type="float" office:value="0.1269">
            <text:p>0.1269</text:p>
          </table:table-cell>
          <table:table-cell office:value-type="float" office:value="0.1065">
            <text:p>0.1065</text:p>
          </table:table-cell>
          <table:table-cell office:value-type="float" office:value="0.0915">
            <text:p>0.0915</text:p>
          </table:table-cell>
          <table:table-cell office:value-type="float" office:value="0.0792">
            <text:p>0.0792</text:p>
          </table:table-cell>
          <table:table-cell office:value-type="float" office:value="0.3007">
            <text:p>0.3007</text:p>
          </table:table-cell>
          <table:table-cell office:value-type="float" office:value="0.2587">
            <text:p>0.2587</text:p>
          </table:table-cell>
        </table:table-row>
        <table:table-row table:style-name="ro2">
          <table:table-cell/>
          <table:table-cell table:style-name="ce2" office:value-type="float" office:value="3">
            <text:p>3.0</text:p>
          </table:table-cell>
          <table:table-cell office:value-type="float" office:value="0.7746">
            <text:p>0.7746</text:p>
          </table:table-cell>
          <table:table-cell office:value-type="float" office:value="0.5442">
            <text:p>0.5442</text:p>
          </table:table-cell>
          <table:table-cell office:value-type="float" office:value="0.8385">
            <text:p>0.8385</text:p>
          </table:table-cell>
          <table:table-cell office:value-type="float" office:value="0.6999">
            <text:p>0.6999</text:p>
          </table:table-cell>
          <table:table-cell table:style-name="ce6" office:value-type="float" office:value="1.0825">
            <text:p>1.0825</text:p>
          </table:table-cell>
          <table:table-cell table:style-name="ce8" office:value-type="float" office:value="1.2859">
            <text:p>1.2859</text:p>
          </table:table-cell>
          <table:table-cell table:style-name="ce8" office:value-type="float" office:value="1.2585">
            <text:p>1.2585</text:p>
          </table:table-cell>
          <table:table-cell table:style-name="ce8" office:value-type="float" office:value="1.342">
            <text:p>1.3420</text:p>
          </table:table-cell>
          <table:table-cell table:style-name="ce8" office:value-type="float" office:value="0.4756">
            <text:p>0.4756</text:p>
          </table:table-cell>
          <table:table-cell table:style-name="ce6" office:value-type="float" office:value="0.5391">
            <text:p>0.5391</text:p>
          </table:table-cell>
          <table:table-cell table:style-name="ce8" office:value-type="float" office:value="0.6174">
            <text:p>0.6174</text:p>
          </table:table-cell>
          <table:table-cell table:style-name="ce8" office:value-type="float" office:value="0.6436">
            <text:p>0.6436</text:p>
          </table:table-cell>
          <table:table-cell office:value-type="float" office:value="0.6177">
            <text:p>0.6177</text:p>
          </table:table-cell>
          <table:table-cell office:value-type="float" office:value="0.7693">
            <text:p>0.7693</text:p>
          </table:table-cell>
          <table:table-cell office:value-type="float" office:value="0.6034">
            <text:p>0.6034</text:p>
          </table:table-cell>
          <table:table-cell office:value-type="float" office:value="0.6531">
            <text:p>0.6531</text:p>
          </table:table-cell>
          <table:table-cell office:value-type="float" office:value="0.144">
            <text:p>0.1440</text:p>
          </table:table-cell>
          <table:table-cell office:value-type="float" office:value="0.1268">
            <text:p>0.1268</text:p>
          </table:table-cell>
          <table:table-cell office:value-type="float" office:value="0.1032">
            <text:p>0.1032</text:p>
          </table:table-cell>
          <table:table-cell office:value-type="float" office:value="0.093">
            <text:p>0.0930</text:p>
          </table:table-cell>
          <table:table-cell office:value-type="float" office:value="0.353">
            <text:p>0.3530</text:p>
          </table:table-cell>
          <table:table-cell office:value-type="float" office:value="0.3154">
            <text:p>0.3154</text:p>
          </table:table-cell>
        </table:table-row>
        <table:table-row table:style-name="ro2">
          <table:table-cell/>
          <table:table-cell table:style-name="ce2" office:value-type="float" office:value="4">
            <text:p>4.0</text:p>
          </table:table-cell>
          <table:table-cell office:value-type="float" office:value="0.8719">
            <text:p>0.8719</text:p>
          </table:table-cell>
          <table:table-cell office:value-type="float" office:value="0.6455">
            <text:p>0.6455</text:p>
          </table:table-cell>
          <table:table-cell office:value-type="float" office:value="0.9541">
            <text:p>0.9541</text:p>
          </table:table-cell>
          <table:table-cell office:value-type="float" office:value="0.8197">
            <text:p>0.8197</text:p>
          </table:table-cell>
          <table:table-cell table:style-name="ce6" office:value-type="float" office:value="1.0943">
            <text:p>1.0943</text:p>
          </table:table-cell>
          <table:table-cell table:style-name="ce8" office:value-type="float" office:value="1.2698">
            <text:p>1.2698</text:p>
          </table:table-cell>
          <table:table-cell table:style-name="ce8" office:value-type="float" office:value="1.2442">
            <text:p>1.2442</text:p>
          </table:table-cell>
          <table:table-cell table:style-name="ce8" office:value-type="float" office:value="1.3255">
            <text:p>1.3255</text:p>
          </table:table-cell>
          <table:table-cell table:style-name="ce8" office:value-type="float" office:value="0.4663">
            <text:p>0.4663</text:p>
          </table:table-cell>
          <table:table-cell table:style-name="ce6" office:value-type="float" office:value="0.523">
            <text:p>0.5230</text:p>
          </table:table-cell>
          <table:table-cell table:style-name="ce8" office:value-type="float" office:value="0.6073">
            <text:p>0.6073</text:p>
          </table:table-cell>
          <table:table-cell table:style-name="ce8" office:value-type="float" office:value="0.6311">
            <text:p>0.6311</text:p>
          </table:table-cell>
          <table:table-cell office:value-type="float" office:value="0.6182">
            <text:p>0.6182</text:p>
          </table:table-cell>
          <table:table-cell office:value-type="float" office:value="0.7489">
            <text:p>0.7489</text:p>
          </table:table-cell>
          <table:table-cell office:value-type="float" office:value="0.596">
            <text:p>0.5960</text:p>
          </table:table-cell>
          <table:table-cell office:value-type="float" office:value="0.6391">
            <text:p>0.6391</text:p>
          </table:table-cell>
          <table:table-cell office:value-type="float" office:value="0.1566">
            <text:p>0.1566</text:p>
          </table:table-cell>
          <table:table-cell office:value-type="float" office:value="0.1416">
            <text:p>0.1416</text:p>
          </table:table-cell>
          <table:table-cell office:value-type="float" office:value="0.1118">
            <text:p>0.1118</text:p>
          </table:table-cell>
          <table:table-cell office:value-type="float" office:value="0.103">
            <text:p>0.1030</text:p>
          </table:table-cell>
          <table:table-cell office:value-type="float" office:value="0.3914">
            <text:p>0.3914</text:p>
          </table:table-cell>
          <table:table-cell office:value-type="float" office:value="0.3574">
            <text:p>0.3574</text:p>
          </table:table-cell>
        </table:table-row>
        <table:table-row table:style-name="ro2">
          <table:table-cell/>
          <table:table-cell table:style-name="ce2" office:value-type="float" office:value="6">
            <text:p>6.0</text:p>
          </table:table-cell>
          <table:table-cell office:value-type="float" office:value="1.0173">
            <text:p>1.0173</text:p>
          </table:table-cell>
          <table:table-cell office:value-type="float" office:value="0.8026">
            <text:p>0.8026</text:p>
          </table:table-cell>
          <table:table-cell office:value-type="float" office:value="1.124">
            <text:p>1.1240</text:p>
          </table:table-cell>
          <table:table-cell office:value-type="float" office:value="1.0006">
            <text:p>1.0006</text:p>
          </table:table-cell>
          <table:table-cell table:style-name="ce6" office:value-type="float" office:value="1.1048">
            <text:p>1.1048</text:p>
          </table:table-cell>
          <table:table-cell table:style-name="ce8" office:value-type="float" office:value="1.2468">
            <text:p>1.2468</text:p>
          </table:table-cell>
          <table:table-cell table:style-name="ce8" office:value-type="float" office:value="1.2255">
            <text:p>1.2255</text:p>
          </table:table-cell>
          <table:table-cell table:style-name="ce8" office:value-type="float" office:value="1.3011">
            <text:p>1.3011</text:p>
          </table:table-cell>
          <table:table-cell table:style-name="ce8" office:value-type="float" office:value="0.4546">
            <text:p>0.4546</text:p>
          </table:table-cell>
          <table:table-cell table:style-name="ce6" office:value-type="float" office:value="0.5022">
            <text:p>0.5022</text:p>
          </table:table-cell>
          <table:table-cell table:style-name="ce8" office:value-type="float" office:value="0.5951">
            <text:p>0.5951</text:p>
          </table:table-cell>
          <table:table-cell table:style-name="ce8" office:value-type="float" office:value="0.6152">
            <text:p>0.6152</text:p>
          </table:table-cell>
          <table:table-cell office:value-type="float" office:value="0.6169">
            <text:p>0.6169</text:p>
          </table:table-cell>
          <table:table-cell office:value-type="float" office:value="0.7219">
            <text:p>0.7219</text:p>
          </table:table-cell>
          <table:table-cell office:value-type="float" office:value="0.5869">
            <text:p>0.5869</text:p>
          </table:table-cell>
          <table:table-cell office:value-type="float" office:value="0.6215">
            <text:p>0.6215</text:p>
          </table:table-cell>
          <table:table-cell office:value-type="float" office:value="0.1748">
            <text:p>0.1748</text:p>
          </table:table-cell>
          <table:table-cell office:value-type="float" office:value="0.1627">
            <text:p>0.1627</text:p>
          </table:table-cell>
          <table:table-cell office:value-type="float" office:value="0.1241">
            <text:p>0.1241</text:p>
          </table:table-cell>
          <table:table-cell office:value-type="float" office:value="0.1172">
            <text:p>0.1172</text:p>
          </table:table-cell>
          <table:table-cell office:value-type="float" office:value="0.4468">
            <text:p>0.4468</text:p>
          </table:table-cell>
          <table:table-cell office:value-type="float" office:value="0.4182">
            <text:p>0.4182</text:p>
          </table:table-cell>
        </table:table-row>
        <table:table-row table:style-name="ro2">
          <table:table-cell/>
          <table:table-cell table:style-name="ce2" office:value-type="float" office:value="8">
            <text:p>8.0</text:p>
          </table:table-cell>
          <table:table-cell office:value-type="float" office:value="1.1259">
            <text:p>1.1259</text:p>
          </table:table-cell>
          <table:table-cell office:value-type="float" office:value="0.923">
            <text:p>0.9230</text:p>
          </table:table-cell>
          <table:table-cell office:value-type="float" office:value="1.2486">
            <text:p>1.2486</text:p>
          </table:table-cell>
          <table:table-cell office:value-type="float" office:value="1.1385">
            <text:p>1.1385</text:p>
          </table:table-cell>
          <table:table-cell table:style-name="ce6" office:value-type="float" office:value="1.1089">
            <text:p>1.1089</text:p>
          </table:table-cell>
          <table:table-cell table:style-name="ce8" office:value-type="float" office:value="1.2306">
            <text:p>1.2306</text:p>
          </table:table-cell>
          <table:table-cell table:style-name="ce8" office:value-type="float" office:value="1.2133">
            <text:p>1.2133</text:p>
          </table:table-cell>
          <table:table-cell table:style-name="ce8" office:value-type="float" office:value="1.2833">
            <text:p>1.2833</text:p>
          </table:table-cell>
          <table:table-cell table:style-name="ce8" office:value-type="float" office:value="0.4471">
            <text:p>0.4471</text:p>
          </table:table-cell>
          <table:table-cell table:style-name="ce6" office:value-type="float" office:value="0.4886">
            <text:p>0.4886</text:p>
          </table:table-cell>
          <table:table-cell table:style-name="ce8" office:value-type="float" office:value="0.5878">
            <text:p>0.5878</text:p>
          </table:table-cell>
          <table:table-cell table:style-name="ce8" office:value-type="float" office:value="0.6052">
            <text:p>0.6052</text:p>
          </table:table-cell>
          <table:table-cell office:value-type="float" office:value="0.6148">
            <text:p>0.6148</text:p>
          </table:table-cell>
          <table:table-cell office:value-type="float" office:value="0.704">
            <text:p>0.7040</text:p>
          </table:table-cell>
          <table:table-cell office:value-type="float" office:value="0.5813">
            <text:p>0.5813</text:p>
          </table:table-cell>
          <table:table-cell office:value-type="float" office:value="0.6103">
            <text:p>0.6103</text:p>
          </table:table-cell>
          <table:table-cell office:value-type="float" office:value="0.188">
            <text:p>0.1880</text:p>
          </table:table-cell>
          <table:table-cell office:value-type="float" office:value="0.1777">
            <text:p>0.1777</text:p>
          </table:table-cell>
          <table:table-cell office:value-type="float" office:value="0.133">
            <text:p>0.1330</text:p>
          </table:table-cell>
          <table:table-cell office:value-type="float" office:value="0.1272">
            <text:p>0.1272</text:p>
          </table:table-cell>
          <table:table-cell office:value-type="float" office:value="0.4869">
            <text:p>0.4869</text:p>
          </table:table-cell>
          <table:table-cell office:value-type="float" office:value="0.462">
            <text:p>0.4620</text:p>
          </table:table-cell>
        </table:table-row>
        <table:table-row table:style-name="ro2">
          <table:table-cell/>
          <table:table-cell table:style-name="ce2" office:value-type="float" office:value="10">
            <text:p>10.0</text:p>
          </table:table-cell>
          <table:table-cell office:value-type="float" office:value="1.213">
            <text:p>1.2130</text:p>
          </table:table-cell>
          <table:table-cell office:value-type="float" office:value="1.0207">
            <text:p>1.0207</text:p>
          </table:table-cell>
          <table:table-cell office:value-type="float" office:value="1.3473">
            <text:p>1.3473</text:p>
          </table:table-cell>
          <table:table-cell office:value-type="float" office:value="1.2435">
            <text:p>1.2435</text:p>
          </table:table-cell>
          <table:table-cell table:style-name="ce6" office:value-type="float" office:value="1.1107">
            <text:p>1.1107</text:p>
          </table:table-cell>
          <table:table-cell table:style-name="ce8" office:value-type="float" office:value="1.2183">
            <text:p>1.2183</text:p>
          </table:table-cell>
          <table:table-cell table:style-name="ce8" office:value-type="float" office:value="1.2043">
            <text:p>1.2043</text:p>
          </table:table-cell>
          <table:table-cell table:style-name="ce8" office:value-type="float" office:value="1.2697">
            <text:p>1.2697</text:p>
          </table:table-cell>
          <table:table-cell table:style-name="ce8" office:value-type="float" office:value="0.4417">
            <text:p>0.4417</text:p>
          </table:table-cell>
          <table:table-cell table:style-name="ce6" office:value-type="float" office:value="0.4789">
            <text:p>0.4789</text:p>
          </table:table-cell>
          <table:table-cell table:style-name="ce8" office:value-type="float" office:value="0.5827">
            <text:p>0.5827</text:p>
          </table:table-cell>
          <table:table-cell table:style-name="ce8" office:value-type="float" office:value="0.5981">
            <text:p>0.5981</text:p>
          </table:table-cell>
          <table:table-cell office:value-type="float" office:value="0.6126">
            <text:p>0.6126</text:p>
          </table:table-cell>
          <table:table-cell office:value-type="float" office:value="0.691">
            <text:p>0.6910</text:p>
          </table:table-cell>
          <table:table-cell office:value-type="float" office:value="0.5773">
            <text:p>0.5773</text:p>
          </table:table-cell>
          <table:table-cell office:value-type="float" office:value="0.6025">
            <text:p>0.6025</text:p>
          </table:table-cell>
          <table:table-cell office:value-type="float" office:value="0.1983">
            <text:p>0.1983</text:p>
          </table:table-cell>
          <table:table-cell office:value-type="float" office:value="0.1894">
            <text:p>0.1894</text:p>
          </table:table-cell>
          <table:table-cell office:value-type="float" office:value="0.14">
            <text:p>0.1400</text:p>
          </table:table-cell>
          <table:table-cell office:value-type="float" office:value="0.1349">
            <text:p>0.1349</text:p>
          </table:table-cell>
          <table:table-cell office:value-type="float" office:value="0.5183">
            <text:p>0.5183</text:p>
          </table:table-cell>
          <table:table-cell office:value-type="float" office:value="0.4962">
            <text:p>0.4962</text:p>
          </table:table-cell>
        </table:table-row>
        <table:table-row table:style-name="ro2">
          <table:table-cell/>
          <table:table-cell table:style-name="ce2" office:value-type="float" office:value="20">
            <text:p>20.0</text:p>
          </table:table-cell>
          <table:table-cell office:value-type="float" office:value="1.4972">
            <text:p>1.4972</text:p>
          </table:table-cell>
          <table:table-cell office:value-type="float" office:value="1.3431">
            <text:p>1.3431</text:p>
          </table:table-cell>
          <table:table-cell office:value-type="float" office:value="1.6626">
            <text:p>1.6626</text:p>
          </table:table-cell>
          <table:table-cell office:value-type="float" office:value="1.5892">
            <text:p>1.5892</text:p>
          </table:table-cell>
          <table:table-cell table:style-name="ce6" office:value-type="float" office:value="1.1105">
            <text:p>1.1105</text:p>
          </table:table-cell>
          <table:table-cell table:style-name="ce8" office:value-type="float" office:value="1.1832">
            <text:p>1.1832</text:p>
          </table:table-cell>
          <table:table-cell table:style-name="ce8" office:value-type="float" office:value="1.1798">
            <text:p>1.1798</text:p>
          </table:table-cell>
          <table:table-cell table:style-name="ce8" office:value-type="float" office:value="1.2295">
            <text:p>1.2295</text:p>
          </table:table-cell>
          <table:table-cell table:style-name="ce8" office:value-type="float" office:value="0.4273">
            <text:p>0.4273</text:p>
          </table:table-cell>
          <table:table-cell table:style-name="ce6" office:value-type="float" office:value="0.4529">
            <text:p>0.4529</text:p>
          </table:table-cell>
          <table:table-cell table:style-name="ce8" office:value-type="float" office:value="0.5696">
            <text:p>0.5696</text:p>
          </table:table-cell>
          <table:table-cell table:style-name="ce8" office:value-type="float" office:value="0.5797">
            <text:p>0.5797</text:p>
          </table:table-cell>
          <table:table-cell office:value-type="float" office:value="0.6044">
            <text:p>0.6044</text:p>
          </table:table-cell>
          <table:table-cell office:value-type="float" office:value="0.6561">
            <text:p>0.6561</text:p>
          </table:table-cell>
          <table:table-cell office:value-type="float" office:value="0.5664">
            <text:p>0.5664</text:p>
          </table:table-cell>
          <table:table-cell office:value-type="float" office:value="0.5827">
            <text:p>0.5827</text:p>
          </table:table-cell>
          <table:table-cell office:value-type="float" office:value="0.2307">
            <text:p>0.2307</text:p>
          </table:table-cell>
          <table:table-cell office:value-type="float" office:value="0.2254">
            <text:p>0.2254</text:p>
          </table:table-cell>
          <table:table-cell office:value-type="float" office:value="0.1616">
            <text:p>0.1616</text:p>
          </table:table-cell>
          <table:table-cell office:value-type="float" office:value="0.1589">
            <text:p>0.1589</text:p>
          </table:table-cell>
          <table:table-cell office:value-type="float" office:value="0.6163">
            <text:p>0.6163</text:p>
          </table:table-cell>
          <table:table-cell office:value-type="float" office:value="0.6027">
            <text:p>0.6027</text:p>
          </table:table-cell>
        </table:table-row>
        <table:table-row table:style-name="ro2">
          <table:table-cell/>
          <table:table-cell table:style-name="ce2" office:value-type="float" office:value="30">
            <text:p>30.0</text:p>
          </table:table-cell>
          <table:table-cell office:value-type="float" office:value="1.6716">
            <text:p>1.6716</text:p>
          </table:table-cell>
          <table:table-cell office:value-type="float" office:value="1.5412">
            <text:p>1.5412</text:p>
          </table:table-cell>
          <table:table-cell office:value-type="float" office:value="1.8517">
            <text:p>1.8517</text:p>
          </table:table-cell>
          <table:table-cell office:value-type="float" office:value="1.7959">
            <text:p>1.7959</text:p>
          </table:table-cell>
          <table:table-cell table:style-name="ce6" office:value-type="float" office:value="1.1077">
            <text:p>1.1077</text:p>
          </table:table-cell>
          <table:table-cell table:style-name="ce8" office:value-type="float" office:value="1.1653">
            <text:p>1.1653</text:p>
          </table:table-cell>
          <table:table-cell table:style-name="ce8" office:value-type="float" office:value="1.1673">
            <text:p>1.1673</text:p>
          </table:table-cell>
          <table:table-cell table:style-name="ce8" office:value-type="float" office:value="1.2083">
            <text:p>1.2083</text:p>
          </table:table-cell>
          <table:table-cell table:style-name="ce8" office:value-type="float" office:value="0.42">
            <text:p>0.4200</text:p>
          </table:table-cell>
          <table:table-cell table:style-name="ce6" office:value-type="float" office:value="0.4404">
            <text:p>0.4404</text:p>
          </table:table-cell>
          <table:table-cell table:style-name="ce8" office:value-type="float" office:value="0.5634">
            <text:p>0.5634</text:p>
          </table:table-cell>
          <table:table-cell table:style-name="ce8" office:value-type="float" office:value="0.5714">
            <text:p>0.5714</text:p>
          </table:table-cell>
          <table:table-cell office:value-type="float" office:value="0.5989">
            <text:p>0.5989</text:p>
          </table:table-cell>
          <table:table-cell office:value-type="float" office:value="0.6394">
            <text:p>0.6394</text:p>
          </table:table-cell>
          <table:table-cell office:value-type="float" office:value="0.5609">
            <text:p>0.5609</text:p>
          </table:table-cell>
          <table:table-cell office:value-type="float" office:value="0.5737">
            <text:p>0.5737</text:p>
          </table:table-cell>
          <table:table-cell office:value-type="float" office:value="0.2497">
            <text:p>0.2497</text:p>
          </table:table-cell>
          <table:table-cell office:value-type="float" office:value="0.2462">
            <text:p>0.2462</text:p>
          </table:table-cell>
          <table:table-cell office:value-type="float" office:value="0.1744">
            <text:p>0.1744</text:p>
          </table:table-cell>
          <table:table-cell office:value-type="float" office:value="0.1727">
            <text:p>0.1727</text:p>
          </table:table-cell>
          <table:table-cell office:value-type="float" office:value="0.6738">
            <text:p>0.6738</text:p>
          </table:table-cell>
          <table:table-cell office:value-type="float" office:value="0.6649">
            <text:p>0.6649</text:p>
          </table:table-cell>
        </table:table-row>
        <table:table-row table:style-name="ro2">
          <table:table-cell/>
          <table:table-cell table:style-name="ce2" office:value-type="float" office:value="40">
            <text:p>40.0</text:p>
          </table:table-cell>
          <table:table-cell office:value-type="float" office:value="1.7984">
            <text:p>1.7984</text:p>
          </table:table-cell>
          <table:table-cell office:value-type="float" office:value="1.6847">
            <text:p>1.6847</text:p>
          </table:table-cell>
          <table:table-cell office:value-type="float" office:value="1.9872">
            <text:p>1.9872</text:p>
          </table:table-cell>
          <table:table-cell office:value-type="float" office:value="1.9438">
            <text:p>1.9438</text:p>
          </table:table-cell>
          <table:table-cell table:style-name="ce6" office:value-type="float" office:value="1.105">
            <text:p>1.1050</text:p>
          </table:table-cell>
          <table:table-cell table:style-name="ce8" office:value-type="float" office:value="1.1538">
            <text:p>1.1538</text:p>
          </table:table-cell>
          <table:table-cell table:style-name="ce8" office:value-type="float" office:value="1.159">
            <text:p>1.1590</text:p>
          </table:table-cell>
          <table:table-cell table:style-name="ce8" office:value-type="float" office:value="1.1945">
            <text:p>1.1945</text:p>
          </table:table-cell>
          <table:table-cell table:style-name="ce8" office:value-type="float" office:value="0.4154">
            <text:p>0.4154</text:p>
          </table:table-cell>
          <table:table-cell table:style-name="ce6" office:value-type="float" office:value="0.4326">
            <text:p>0.4326</text:p>
          </table:table-cell>
          <table:table-cell table:style-name="ce8" office:value-type="float" office:value="0.5595">
            <text:p>0.5595</text:p>
          </table:table-cell>
          <table:table-cell table:style-name="ce8" office:value-type="float" office:value="0.5663">
            <text:p>0.5663</text:p>
          </table:table-cell>
          <table:table-cell office:value-type="float" office:value="0.5949">
            <text:p>0.5949</text:p>
          </table:table-cell>
          <table:table-cell office:value-type="float" office:value="0.629">
            <text:p>0.6290</text:p>
          </table:table-cell>
          <table:table-cell office:value-type="float" office:value="0.5576">
            <text:p>0.5576</text:p>
          </table:table-cell>
          <table:table-cell office:value-type="float" office:value="0.5683">
            <text:p>0.5683</text:p>
          </table:table-cell>
          <table:table-cell office:value-type="float" office:value="0.2634">
            <text:p>0.2634</text:p>
          </table:table-cell>
          <table:table-cell office:value-type="float" office:value="0.261">
            <text:p>0.2610</text:p>
          </table:table-cell>
          <table:table-cell office:value-type="float" office:value="0.1835">
            <text:p>0.1835</text:p>
          </table:table-cell>
          <table:table-cell office:value-type="float" office:value="0.1825">
            <text:p>0.1825</text:p>
          </table:table-cell>
          <table:table-cell office:value-type="float" office:value="0.7149">
            <text:p>0.7149</text:p>
          </table:table-cell>
          <table:table-cell office:value-type="float" office:value="0.7089">
            <text:p>0.7089</text:p>
          </table:table-cell>
        </table:table-row>
        <table:table-row table:style-name="ro2">
          <table:table-cell/>
          <table:table-cell table:style-name="ce2" office:value-type="float" office:value="60">
            <text:p>60.0</text:p>
          </table:table-cell>
          <table:table-cell office:value-type="float" office:value="1.9807">
            <text:p>1.9807</text:p>
          </table:table-cell>
          <table:table-cell office:value-type="float" office:value="1.8898">
            <text:p>1.8898</text:p>
          </table:table-cell>
          <table:table-cell office:value-type="float" office:value="2.1801">
            <text:p>2.1801</text:p>
          </table:table-cell>
          <table:table-cell office:value-type="float" office:value="2.1531">
            <text:p>2.1531</text:p>
          </table:table-cell>
          <table:table-cell office:value-type="float" office:value="1.1007">
            <text:p>1.1007</text:p>
          </table:table-cell>
          <table:table-cell table:style-name="ce7" office:value-type="float" office:value="1.1394">
            <text:p>1.1394</text:p>
          </table:table-cell>
          <table:table-cell table:style-name="ce7" office:value-type="float" office:value="1.1481">
            <text:p>1.1481</text:p>
          </table:table-cell>
          <table:table-cell table:style-name="ce7" office:value-type="float" office:value="1.177">
            <text:p>1.1770</text:p>
          </table:table-cell>
          <table:table-cell table:style-name="ce7" office:value-type="float" office:value="0.4094">
            <text:p>0.4094</text:p>
          </table:table-cell>
          <table:table-cell office:value-type="float" office:value="0.423">
            <text:p>0.4230</text:p>
          </table:table-cell>
          <table:table-cell table:style-name="ce7" office:value-type="float" office:value="0.5549">
            <text:p>0.5549</text:p>
          </table:table-cell>
          <table:table-cell table:style-name="ce7" office:value-type="float" office:value="0.56">
            <text:p>0.5600</text:p>
          </table:table-cell>
          <table:table-cell office:value-type="float" office:value="0.5896">
            <text:p>0.5896</text:p>
          </table:table-cell>
          <table:table-cell office:value-type="float" office:value="0.6163">
            <text:p>0.6163</text:p>
          </table:table-cell>
          <table:table-cell office:value-type="float" office:value="0.5536">
            <text:p>0.5536</text:p>
          </table:table-cell>
          <table:table-cell office:value-type="float" office:value="0.5615">
            <text:p>0.5615</text:p>
          </table:table-cell>
          <table:table-cell office:value-type="float" office:value="0.2828">
            <text:p>0.2828</text:p>
          </table:table-cell>
          <table:table-cell office:value-type="float" office:value="0.2817">
            <text:p>0.2817</text:p>
          </table:table-cell>
          <table:table-cell office:value-type="float" office:value="0.1967">
            <text:p>0.1967</text:p>
          </table:table-cell>
          <table:table-cell office:value-type="float" office:value="0.1963">
            <text:p>0.1963</text:p>
          </table:table-cell>
          <table:table-cell office:value-type="float" office:value="0.7738">
            <text:p>0.7738</text:p>
          </table:table-cell>
          <table:table-cell office:value-type="float" office:value="0.7707">
            <text:p>0.7707</text:p>
          </table:table-cell>
        </table:table-row>
        <table:table-row table:style-name="ro2">
          <table:table-cell/>
          <table:table-cell table:style-name="ce2" office:value-type="float" office:value="80">
            <text:p>80.0</text:p>
          </table:table-cell>
          <table:table-cell office:value-type="float" office:value="2.1123">
            <text:p>2.1123</text:p>
          </table:table-cell>
          <table:table-cell office:value-type="float" office:value="2.0368">
            <text:p>2.0368</text:p>
          </table:table-cell>
          <table:table-cell office:value-type="float" office:value="2.3184">
            <text:p>2.3184</text:p>
          </table:table-cell>
          <table:table-cell office:value-type="float" office:value="2.3019">
            <text:p>2.3019</text:p>
          </table:table-cell>
          <table:table-cell office:value-type="float" office:value="1.0976">
            <text:p>1.0976</text:p>
          </table:table-cell>
          <table:table-cell table:style-name="ce7" office:value-type="float" office:value="1.1301">
            <text:p>1.1301</text:p>
          </table:table-cell>
          <table:table-cell table:style-name="ce7" office:value-type="float" office:value="1.1409">
            <text:p>1.1409</text:p>
          </table:table-cell>
          <table:table-cell table:style-name="ce7" office:value-type="float" office:value="1.1659">
            <text:p>1.1659</text:p>
          </table:table-cell>
          <table:table-cell table:style-name="ce7" office:value-type="float" office:value="0.4056">
            <text:p>0.4056</text:p>
          </table:table-cell>
          <table:table-cell office:value-type="float" office:value="0.417">
            <text:p>0.4170</text:p>
          </table:table-cell>
          <table:table-cell table:style-name="ce7" office:value-type="float" office:value="0.5521">
            <text:p>0.5521</text:p>
          </table:table-cell>
          <table:table-cell table:style-name="ce7" office:value-type="float" office:value="0.5561">
            <text:p>0.5561</text:p>
          </table:table-cell>
          <table:table-cell office:value-type="float" office:value="0.5861">
            <text:p>0.5861</text:p>
          </table:table-cell>
          <table:table-cell office:value-type="float" office:value="0.6082">
            <text:p>0.6082</text:p>
          </table:table-cell>
          <table:table-cell office:value-type="float" office:value="0.5514">
            <text:p>0.5514</text:p>
          </table:table-cell>
          <table:table-cell office:value-type="float" office:value="0.5574">
            <text:p>0.5574</text:p>
          </table:table-cell>
          <table:table-cell office:value-type="float" office:value="0.2969">
            <text:p>0.2969</text:p>
          </table:table-cell>
          <table:table-cell office:value-type="float" office:value="0.2964">
            <text:p>0.2964</text:p>
          </table:table-cell>
          <table:table-cell office:value-type="float" office:value="0.2062">
            <text:p>0.2062</text:p>
          </table:table-cell>
          <table:table-cell office:value-type="float" office:value="0.2061">
            <text:p>0.2061</text:p>
          </table:table-cell>
          <table:table-cell office:value-type="float" office:value="0.8164">
            <text:p>0.8164</text:p>
          </table:table-cell>
          <table:table-cell office:value-type="float" office:value="0.8145">
            <text:p>0.8145</text:p>
          </table:table-cell>
        </table:table-row>
        <table:table-row table:style-name="ro2">
          <table:table-cell/>
          <table:table-cell table:style-name="ce2" office:value-type="float" office:value="100">
            <text:p>100.0</text:p>
          </table:table-cell>
          <table:table-cell office:value-type="float" office:value="2.2156">
            <text:p>2.2156</text:p>
          </table:table-cell>
          <table:table-cell office:value-type="float" office:value="2.1515">
            <text:p>2.1515</text:p>
          </table:table-cell>
          <table:table-cell office:value-type="float" office:value="2.4266">
            <text:p>2.4266</text:p>
          </table:table-cell>
          <table:table-cell office:value-type="float" office:value="2.4171">
            <text:p>2.4171</text:p>
          </table:table-cell>
          <table:table-cell office:value-type="float" office:value="1.0952">
            <text:p>1.0952</text:p>
          </table:table-cell>
          <table:table-cell table:style-name="ce7" office:value-type="float" office:value="1.1235">
            <text:p>1.1235</text:p>
          </table:table-cell>
          <table:table-cell table:style-name="ce7" office:value-type="float" office:value="1.1358">
            <text:p>1.1358</text:p>
          </table:table-cell>
          <table:table-cell table:style-name="ce7" office:value-type="float" office:value="1.158">
            <text:p>1.1580</text:p>
          </table:table-cell>
          <table:table-cell table:style-name="ce7" office:value-type="float" office:value="0.4029">
            <text:p>0.4029</text:p>
          </table:table-cell>
          <table:table-cell office:value-type="float" office:value="0.4128">
            <text:p>0.4128</text:p>
          </table:table-cell>
          <table:table-cell table:style-name="ce7" office:value-type="float" office:value="0.5501">
            <text:p>0.5501</text:p>
          </table:table-cell>
          <table:table-cell table:style-name="ce7" office:value-type="float" office:value="0.5533">
            <text:p>0.5533</text:p>
          </table:table-cell>
          <table:table-cell office:value-type="float" office:value="0.5836">
            <text:p>0.5836</text:p>
          </table:table-cell>
          <table:table-cell office:value-type="float" office:value="0.6024">
            <text:p>0.6024</text:p>
          </table:table-cell>
          <table:table-cell office:value-type="float" office:value="0.5497">
            <text:p>0.5497</text:p>
          </table:table-cell>
          <table:table-cell office:value-type="float" office:value="0.5543">
            <text:p>0.5543</text:p>
          </table:table-cell>
          <table:table-cell office:value-type="float" office:value="0.3081">
            <text:p>0.3081</text:p>
          </table:table-cell>
          <table:table-cell office:value-type="float" office:value="0.3078">
            <text:p>0.3078</text:p>
          </table:table-cell>
          <table:table-cell office:value-type="float" office:value="0.2137">
            <text:p>0.2137</text:p>
          </table:table-cell>
          <table:table-cell office:value-type="float" office:value="0.2136">
            <text:p>0.2136</text:p>
          </table:table-cell>
          <table:table-cell office:value-type="float" office:value="0.8502">
            <text:p>0.8502</text:p>
          </table:table-cell>
          <table:table-cell office:value-type="float" office:value="0.8483">
            <text:p>0.8483</text:p>
          </table:table-cell>
        </table:table-row>
        <table:table-row table:style-name="ro2">
          <table:table-cell/>
          <table:table-cell table:style-name="ce2" office:value-type="float" office:value="200">
            <text:p>200.0</text:p>
          </table:table-cell>
          <table:table-cell office:value-type="float" office:value="2.5427">
            <text:p>2.5427</text:p>
          </table:table-cell>
          <table:table-cell office:value-type="float" office:value="2.5087">
            <text:p>2.5087</text:p>
          </table:table-cell>
          <table:table-cell office:value-type="float" office:value="2.7672">
            <text:p>2.7672</text:p>
          </table:table-cell>
          <table:table-cell office:value-type="float" office:value="2.7713">
            <text:p>2.7713</text:p>
          </table:table-cell>
          <table:table-cell office:value-type="float" office:value="1.0883">
            <text:p>1.0883</text:p>
          </table:table-cell>
          <table:table-cell table:style-name="ce7" office:value-type="float" office:value="1.1047">
            <text:p>1.1047</text:p>
          </table:table-cell>
          <table:table-cell table:style-name="ce7" office:value-type="float" office:value="1.122">
            <text:p>1.1220</text:p>
          </table:table-cell>
          <table:table-cell table:style-name="ce7" office:value-type="float" office:value="1.1365">
            <text:p>1.1365</text:p>
          </table:table-cell>
          <table:table-cell table:style-name="ce7" office:value-type="float" office:value="0.3956">
            <text:p>0.3956</text:p>
          </table:table-cell>
          <table:table-cell office:value-type="float" office:value="0.4013">
            <text:p>0.4013</text:p>
          </table:table-cell>
          <table:table-cell table:style-name="ce7" office:value-type="float" office:value="0.5448">
            <text:p>0.5448</text:p>
          </table:table-cell>
          <table:table-cell table:style-name="ce7" office:value-type="float" office:value="0.5456">
            <text:p>0.5456</text:p>
          </table:table-cell>
          <table:table-cell office:value-type="float" office:value="0.5765">
            <text:p>0.5765</text:p>
          </table:table-cell>
          <table:table-cell office:value-type="float" office:value="0.5861">
            <text:p>0.5861</text:p>
          </table:table-cell>
          <table:table-cell office:value-type="float" office:value="0.5447">
            <text:p>0.5447</text:p>
          </table:table-cell>
          <table:table-cell office:value-type="float" office:value="0.5453">
            <text:p>0.5453</text:p>
          </table:table-cell>
          <table:table-cell office:value-type="float" office:value="0.3433">
            <text:p>0.3433</text:p>
          </table:table-cell>
          <table:table-cell office:value-type="float" office:value="0.3429">
            <text:p>0.3429</text:p>
          </table:table-cell>
          <table:table-cell office:value-type="float" office:value="0.2373">
            <text:p>0.2373</text:p>
          </table:table-cell>
          <table:table-cell office:value-type="float" office:value="0.237">
            <text:p>0.2370</text:p>
          </table:table-cell>
          <table:table-cell office:value-type="float" office:value="0.9566">
            <text:p>0.9566</text:p>
          </table:table-cell>
          <table:table-cell office:value-type="float" office:value="0.9534">
            <text:p>0.9534</text:p>
          </table:table-cell>
        </table:table-row>
        <table:table-row table:style-name="ro2">
          <table:table-cell/>
          <table:table-cell table:style-name="ce2" office:value-type="float" office:value="300">
            <text:p>300.0</text:p>
          </table:table-cell>
          <table:table-cell office:value-type="float" office:value="2.738">
            <text:p>2.7380</text:p>
          </table:table-cell>
          <table:table-cell office:value-type="float" office:value="2.7168">
            <text:p>2.7168</text:p>
          </table:table-cell>
          <table:table-cell office:value-type="float" office:value="2.9687">
            <text:p>2.9687</text:p>
          </table:table-cell>
          <table:table-cell office:value-type="float" office:value="2.9747">
            <text:p>2.9747</text:p>
          </table:table-cell>
          <table:table-cell office:value-type="float" office:value="1.0843">
            <text:p>1.0843</text:p>
          </table:table-cell>
          <table:table-cell table:style-name="ce7" office:value-type="float" office:value="1.0949">
            <text:p>1.0949</text:p>
          </table:table-cell>
          <table:table-cell table:style-name="ce7" office:value-type="float" office:value="1.1151">
            <text:p>1.1151</text:p>
          </table:table-cell>
          <table:table-cell table:style-name="ce7" office:value-type="float" office:value="1.1254">
            <text:p>1.1254</text:p>
          </table:table-cell>
          <table:table-cell table:style-name="ce7" office:value-type="float" office:value="0.3919">
            <text:p>0.3919</text:p>
          </table:table-cell>
          <table:table-cell office:value-type="float" office:value="0.3955">
            <text:p>0.3955</text:p>
          </table:table-cell>
          <table:table-cell table:style-name="ce7" office:value-type="float" office:value="0.5419">
            <text:p>0.5419</text:p>
          </table:table-cell>
          <table:table-cell table:style-name="ce7" office:value-type="float" office:value="0.5419">
            <text:p>0.5419</text:p>
          </table:table-cell>
          <table:table-cell office:value-type="float" office:value="0.5724">
            <text:p>0.5724</text:p>
          </table:table-cell>
          <table:table-cell office:value-type="float" office:value="0.578">
            <text:p>0.5780</text:p>
          </table:table-cell>
          <table:table-cell office:value-type="float" office:value="0.5419">
            <text:p>0.5419</text:p>
          </table:table-cell>
          <table:table-cell office:value-type="float" office:value="0.5415">
            <text:p>0.5415</text:p>
          </table:table-cell>
          <table:table-cell office:value-type="float" office:value="0.3634">
            <text:p>0.3634</text:p>
          </table:table-cell>
          <table:table-cell office:value-type="float" office:value="0.3633">
            <text:p>0.3633</text:p>
          </table:table-cell>
          <table:table-cell table:number-columns-repeated="2" office:value-type="float" office:value="0.2506">
            <text:p>0.2506</text:p>
          </table:table-cell>
          <table:table-cell office:value-type="float" office:value="1.0161">
            <text:p>1.0161</text:p>
          </table:table-cell>
          <table:table-cell office:value-type="float" office:value="1.0149">
            <text:p>1.0149</text:p>
          </table:table-cell>
        </table:table-row>
        <table:table-row table:style-name="ro2">
          <table:table-cell/>
          <table:table-cell table:style-name="ce2" office:value-type="float" office:value="400">
            <text:p>400.0</text:p>
          </table:table-cell>
          <table:table-cell office:value-type="float" office:value="2.878">
            <text:p>2.8780</text:p>
          </table:table-cell>
          <table:table-cell office:value-type="float" office:value="2.8635">
            <text:p>2.8635</text:p>
          </table:table-cell>
          <table:table-cell office:value-type="float" office:value="3.1121">
            <text:p>3.1121</text:p>
          </table:table-cell>
          <table:table-cell office:value-type="float" office:value="3.1177">
            <text:p>3.1177</text:p>
          </table:table-cell>
          <table:table-cell office:value-type="float" office:value="1.0814">
            <text:p>1.0814</text:p>
          </table:table-cell>
          <table:table-cell table:style-name="ce7" office:value-type="float" office:value="1.0888">
            <text:p>1.0888</text:p>
          </table:table-cell>
          <table:table-cell table:style-name="ce7" office:value-type="float" office:value="1.1106">
            <text:p>1.1106</text:p>
          </table:table-cell>
          <table:table-cell table:style-name="ce7" office:value-type="float" office:value="1.1181">
            <text:p>1.1181</text:p>
          </table:table-cell>
          <table:table-cell table:style-name="ce7" office:value-type="float" office:value="0.3894">
            <text:p>0.3894</text:p>
          </table:table-cell>
          <table:table-cell office:value-type="float" office:value="0.392">
            <text:p>0.3920</text:p>
          </table:table-cell>
          <table:table-cell table:style-name="ce7" office:value-type="float" office:value="0.5401">
            <text:p>0.5401</text:p>
          </table:table-cell>
          <table:table-cell table:style-name="ce7" office:value-type="float" office:value="0.5398">
            <text:p>0.5398</text:p>
          </table:table-cell>
          <table:table-cell office:value-type="float" office:value="0.5696">
            <text:p>0.5696</text:p>
          </table:table-cell>
          <table:table-cell office:value-type="float" office:value="0.5731">
            <text:p>0.5731</text:p>
          </table:table-cell>
          <table:table-cell office:value-type="float" office:value="0.5401">
            <text:p>0.5401</text:p>
          </table:table-cell>
          <table:table-cell office:value-type="float" office:value="0.5389">
            <text:p>0.5389</text:p>
          </table:table-cell>
          <table:table-cell table:number-columns-repeated="2" office:value-type="float" office:value="0.3778">
            <text:p>0.3778</text:p>
          </table:table-cell>
          <table:table-cell table:number-columns-repeated="2" office:value-type="float" office:value="0.2602">
            <text:p>0.2602</text:p>
          </table:table-cell>
          <table:table-cell office:value-type="float" office:value="1.0588">
            <text:p>1.0588</text:p>
          </table:table-cell>
          <table:table-cell office:value-type="float" office:value="1.0583">
            <text:p>1.0583</text:p>
          </table:table-cell>
        </table:table-row>
        <table:table-row table:style-name="ro2">
          <table:table-cell/>
          <table:table-cell table:style-name="ce2" office:value-type="float" office:value="600">
            <text:p>600.0</text:p>
          </table:table-cell>
          <table:table-cell office:value-type="float" office:value="3.0767">
            <text:p>3.0767</text:p>
          </table:table-cell>
          <table:table-cell office:value-type="float" office:value="3.0687">
            <text:p>3.0687</text:p>
          </table:table-cell>
          <table:table-cell office:value-type="float" office:value="3.3146">
            <text:p>3.3146</text:p>
          </table:table-cell>
          <table:table-cell office:value-type="float" office:value="3.3185">
            <text:p>3.3185</text:p>
          </table:table-cell>
          <table:table-cell office:value-type="float" office:value="1.0773">
            <text:p>1.0773</text:p>
          </table:table-cell>
          <table:table-cell table:style-name="ce7" office:value-type="float" office:value="1.0814">
            <text:p>1.0814</text:p>
          </table:table-cell>
          <table:table-cell table:style-name="ce7" office:value-type="float" office:value="1.1045">
            <text:p>1.1045</text:p>
          </table:table-cell>
          <table:table-cell table:style-name="ce7" office:value-type="float" office:value="1.1089">
            <text:p>1.1089</text:p>
          </table:table-cell>
          <table:table-cell table:style-name="ce7" office:value-type="float" office:value="0.3862">
            <text:p>0.3862</text:p>
          </table:table-cell>
          <table:table-cell office:value-type="float" office:value="0.3876">
            <text:p>0.3876</text:p>
          </table:table-cell>
          <table:table-cell table:style-name="ce7" office:value-type="float" office:value="0.5377">
            <text:p>0.5377</text:p>
          </table:table-cell>
          <table:table-cell table:style-name="ce7" office:value-type="float" office:value="0.5373">
            <text:p>0.5373</text:p>
          </table:table-cell>
          <table:table-cell office:value-type="float" office:value="0.5657">
            <text:p>0.5657</text:p>
          </table:table-cell>
          <table:table-cell office:value-type="float" office:value="0.5675">
            <text:p>0.5675</text:p>
          </table:table-cell>
          <table:table-cell office:value-type="float" office:value="0.5377">
            <text:p>0.5377</text:p>
          </table:table-cell>
          <table:table-cell office:value-type="float" office:value="0.5371">
            <text:p>0.5371</text:p>
          </table:table-cell>
          <table:table-cell table:number-columns-repeated="2" office:value-type="float" office:value="0.3981">
            <text:p>0.3981</text:p>
          </table:table-cell>
          <table:table-cell table:number-columns-repeated="2" office:value-type="float" office:value="0.2737">
            <text:p>0.2737</text:p>
          </table:table-cell>
          <table:table-cell office:value-type="float" office:value="1.1194">
            <text:p>1.1194</text:p>
          </table:table-cell>
          <table:table-cell office:value-type="float" office:value="1.1193">
            <text:p>1.1193</text:p>
          </table:table-cell>
        </table:table-row>
        <table:table-row table:style-name="ro2">
          <table:table-cell/>
          <table:table-cell table:style-name="ce2" office:value-type="float" office:value="800">
            <text:p>800.0</text:p>
          </table:table-cell>
          <table:table-cell office:value-type="float" office:value="3.2185">
            <text:p>3.2185</text:p>
          </table:table-cell>
          <table:table-cell office:value-type="float" office:value="3.2135">
            <text:p>3.2135</text:p>
          </table:table-cell>
          <table:table-cell office:value-type="float" office:value="3.4583">
            <text:p>3.4583</text:p>
          </table:table-cell>
          <table:table-cell office:value-type="float" office:value="3.461">
            <text:p>3.4610</text:p>
          </table:table-cell>
          <table:table-cell office:value-type="float" office:value="1.0745">
            <text:p>1.0745</text:p>
          </table:table-cell>
          <table:table-cell table:style-name="ce7" office:value-type="float" office:value="1.077">
            <text:p>1.0770</text:p>
          </table:table-cell>
          <table:table-cell table:style-name="ce7" office:value-type="float" office:value="1.1005">
            <text:p>1.1005</text:p>
          </table:table-cell>
          <table:table-cell table:style-name="ce7" office:value-type="float" office:value="1.1033">
            <text:p>1.1033</text:p>
          </table:table-cell>
          <table:table-cell table:style-name="ce7" office:value-type="float" office:value="0.3841">
            <text:p>0.3841</text:p>
          </table:table-cell>
          <table:table-cell office:value-type="float" office:value="0.3849">
            <text:p>0.3849</text:p>
          </table:table-cell>
          <table:table-cell table:style-name="ce7" office:value-type="float" office:value="0.5361">
            <text:p>0.5361</text:p>
          </table:table-cell>
          <table:table-cell table:style-name="ce7" office:value-type="float" office:value="0.5358">
            <text:p>0.5358</text:p>
          </table:table-cell>
          <table:table-cell office:value-type="float" office:value="0.5631">
            <text:p>0.5631</text:p>
          </table:table-cell>
          <table:table-cell office:value-type="float" office:value="0.5641">
            <text:p>0.5641</text:p>
          </table:table-cell>
          <table:table-cell office:value-type="float" office:value="0.5361">
            <text:p>0.5361</text:p>
          </table:table-cell>
          <table:table-cell office:value-type="float" office:value="0.5357">
            <text:p>0.5357</text:p>
          </table:table-cell>
          <table:table-cell table:number-columns-repeated="2" office:value-type="float" office:value="0.4125">
            <text:p>0.4125</text:p>
          </table:table-cell>
          <table:table-cell table:number-columns-repeated="2" office:value-type="float" office:value="0.2833">
            <text:p>0.2833</text:p>
          </table:table-cell>
          <table:table-cell office:value-type="float" office:value="1.1628">
            <text:p>1.1628</text:p>
          </table:table-cell>
          <table:table-cell office:value-type="float" office:value="1.1624">
            <text:p>1.1624</text:p>
          </table:table-cell>
        </table:table-row>
        <table:table-row table:style-name="ro2">
          <table:table-cell/>
          <table:table-cell table:style-name="ce3" office:value-type="float" office:value="1000">
            <text:p>1E+3</text:p>
          </table:table-cell>
          <table:table-cell office:value-type="float" office:value="3.3289">
            <text:p>3.3289</text:p>
          </table:table-cell>
          <table:table-cell office:value-type="float" office:value="3.3256">
            <text:p>3.3256</text:p>
          </table:table-cell>
          <table:table-cell office:value-type="float" office:value="3.5699">
            <text:p>3.5699</text:p>
          </table:table-cell>
          <table:table-cell office:value-type="float" office:value="3.5719">
            <text:p>3.5719</text:p>
          </table:table-cell>
          <table:table-cell office:value-type="float" office:value="1.0724">
            <text:p>1.0724</text:p>
          </table:table-cell>
          <table:table-cell table:style-name="ce7" office:value-type="float" office:value="1.0741">
            <text:p>1.0741</text:p>
          </table:table-cell>
          <table:table-cell table:style-name="ce7" office:value-type="float" office:value="1.0975">
            <text:p>1.0975</text:p>
          </table:table-cell>
          <table:table-cell table:style-name="ce7" office:value-type="float" office:value="1.0994">
            <text:p>1.0994</text:p>
          </table:table-cell>
          <table:table-cell table:style-name="ce7" office:value-type="float" office:value="0.3825">
            <text:p>0.3825</text:p>
          </table:table-cell>
          <table:table-cell office:value-type="float" office:value="0.3831">
            <text:p>0.3831</text:p>
          </table:table-cell>
          <table:table-cell table:style-name="ce7" office:value-type="float" office:value="0.535">
            <text:p>0.5350</text:p>
          </table:table-cell>
          <table:table-cell table:style-name="ce7" office:value-type="float" office:value="0.5348">
            <text:p>0.5348</text:p>
          </table:table-cell>
          <table:table-cell office:value-type="float" office:value="0.5612">
            <text:p>0.5612</text:p>
          </table:table-cell>
          <table:table-cell office:value-type="float" office:value="0.5619">
            <text:p>0.5619</text:p>
          </table:table-cell>
          <table:table-cell office:value-type="float" office:value="0.535">
            <text:p>0.5350</text:p>
          </table:table-cell>
          <table:table-cell office:value-type="float" office:value="0.5347">
            <text:p>0.5347</text:p>
          </table:table-cell>
          <table:table-cell table:number-columns-repeated="2" office:value-type="float" office:value="0.4236">
            <text:p>0.4236</text:p>
          </table:table-cell>
          <table:table-cell table:number-columns-repeated="2" office:value-type="float" office:value="0.2908">
            <text:p>0.2908</text:p>
          </table:table-cell>
          <table:table-cell table:number-columns-repeated="2" office:value-type="float" office:value="1.1959">
            <text:p>1.1959</text:p>
          </table:table-cell>
        </table:table-row>
        <table:table-row table:style-name="ro2">
          <table:table-cell/>
          <table:table-cell table:style-name="ce3" office:value-type="float" office:value="10000">
            <text:p>1E+4</text:p>
          </table:table-cell>
          <table:table-cell office:value-type="float" office:value="4.4759">
            <text:p>4.4759</text:p>
          </table:table-cell>
          <table:table-cell office:value-type="float" office:value="4.4763">
            <text:p>4.4763</text:p>
          </table:table-cell>
          <table:table-cell table:number-columns-repeated="2" office:value-type="float" office:value="4.7211">
            <text:p>4.7211</text:p>
          </table:table-cell>
          <table:table-cell office:value-type="float" office:value="1.0548">
            <text:p>1.0548</text:p>
          </table:table-cell>
          <table:table-cell table:style-name="ce7" office:value-type="float" office:value="1.0547">
            <text:p>1.0547</text:p>
          </table:table-cell>
          <table:table-cell table:style-name="ce7" office:value-type="float" office:value="1.0734">
            <text:p>1.0734</text:p>
          </table:table-cell>
          <table:table-cell table:style-name="ce7" office:value-type="float" office:value="1.0733">
            <text:p>1.0733</text:p>
          </table:table-cell>
          <table:table-cell table:style-name="ce7" office:value-type="float" office:value="0.3702">
            <text:p>0.3702</text:p>
          </table:table-cell>
          <table:table-cell office:value-type="float" office:value="0.3702">
            <text:p>0.3702</text:p>
          </table:table-cell>
          <table:table-cell table:style-name="ce7" office:value-type="float" office:value="0.5265">
            <text:p>0.5265</text:p>
          </table:table-cell>
          <table:table-cell table:style-name="ce7" office:value-type="float" office:value="0.5265">
            <text:p>0.5265</text:p>
          </table:table-cell>
          <table:table-cell table:number-columns-repeated="2" office:value-type="float" office:value="0.546">
            <text:p>0.5460</text:p>
          </table:table-cell>
          <table:table-cell table:number-columns-repeated="2" office:value-type="float" office:value="0.5265">
            <text:p>0.5265</text:p>
          </table:table-cell>
          <table:table-cell table:number-columns-repeated="2" office:value-type="float" office:value="0.5388">
            <text:p>0.5388</text:p>
          </table:table-cell>
          <table:table-cell table:number-columns-repeated="2" office:value-type="float" office:value="0.3675">
            <text:p>0.3675</text:p>
          </table:table-cell>
          <table:table-cell table:number-columns-repeated="2" office:value-type="float" office:value="1.5413">
            <text:p>1.5413</text:p>
          </table:table-cell>
        </table:table-row>
        <table:table-row table:style-name="ro2">
          <table:table-cell/>
          <table:table-cell table:style-name="ce3" office:value-type="float" office:value="100000">
            <text:p>1E+5</text:p>
          </table:table-cell>
          <table:table-cell table:number-columns-repeated="2" office:value-type="float" office:value="5.6273">
            <text:p>5.6273</text:p>
          </table:table-cell>
          <table:table-cell table:number-columns-repeated="2" office:value-type="float" office:value="5.8724">
            <text:p>5.8724</text:p>
          </table:table-cell>
          <table:table-cell office:value-type="float" office:value="1.0435">
            <text:p>1.0435</text:p>
          </table:table-cell>
          <table:table-cell table:style-name="ce7" office:value-type="float" office:value="1.0435">
            <text:p>1.0435</text:p>
          </table:table-cell>
          <table:table-cell table:style-name="ce7" office:value-type="float" office:value="1.0584">
            <text:p>1.0584</text:p>
          </table:table-cell>
          <table:table-cell table:style-name="ce7" office:value-type="float" office:value="1.0584">
            <text:p>1.0584</text:p>
          </table:table-cell>
          <table:table-cell table:style-name="ce7" office:value-type="float" office:value="0.3627">
            <text:p>0.3627</text:p>
          </table:table-cell>
          <table:table-cell office:value-type="float" office:value="0.3627">
            <text:p>0.3627</text:p>
          </table:table-cell>
          <table:table-cell table:style-name="ce7" office:value-type="float" office:value="0.5213">
            <text:p>0.5213</text:p>
          </table:table-cell>
          <table:table-cell table:style-name="ce7" office:value-type="float" office:value="0.5213">
            <text:p>0.5213</text:p>
          </table:table-cell>
          <table:table-cell table:number-columns-repeated="2" office:value-type="float" office:value="0.5366">
            <text:p>0.5366</text:p>
          </table:table-cell>
          <table:table-cell table:number-columns-repeated="2" office:value-type="float" office:value="0.5213">
            <text:p>0.5213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ce3" office:value-type="float" office:value="1000000">
            <text:p>1E+6</text:p>
          </table:table-cell>
          <table:table-cell table:number-columns-repeated="2" office:value-type="float" office:value="6.7786">
            <text:p>6.7786</text:p>
          </table:table-cell>
          <table:table-cell table:number-columns-repeated="2" office:value-type="float" office:value="7.0237">
            <text:p>7.0237</text:p>
          </table:table-cell>
          <table:table-cell office:value-type="float" office:value="1.0361">
            <text:p>1.0361</text:p>
          </table:table-cell>
          <table:table-cell table:style-name="ce7" office:value-type="float" office:value="1.0361">
            <text:p>1.0361</text:p>
          </table:table-cell>
          <table:table-cell table:style-name="ce7" office:value-type="float" office:value="1.0484">
            <text:p>1.0484</text:p>
          </table:table-cell>
          <table:table-cell table:style-name="ce7" office:value-type="float" office:value="1.0484">
            <text:p>1.0484</text:p>
          </table:table-cell>
          <table:table-cell table:style-name="ce7" office:value-type="float" office:value="0.3577">
            <text:p>0.3577</text:p>
          </table:table-cell>
          <table:table-cell office:value-type="float" office:value="0.3577">
            <text:p>0.3577</text:p>
          </table:table-cell>
          <table:table-cell table:style-name="ce7" office:value-type="float" office:value="0.5178">
            <text:p>0.5178</text:p>
          </table:table-cell>
          <table:table-cell table:style-name="ce7" office:value-type="float" office:value="0.5178">
            <text:p>0.5178</text:p>
          </table:table-cell>
          <table:table-cell table:number-columns-repeated="2" office:value-type="float" office:value="0.5304">
            <text:p>0.5304</text:p>
          </table:table-cell>
          <table:table-cell table:number-columns-repeated="2" office:value-type="float" office:value="0.5178">
            <text:p>0.5178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ce3" office:value-type="float" office:value="10000000">
            <text:p>1E+7</text:p>
          </table:table-cell>
          <table:table-cell table:number-columns-repeated="2" office:value-type="float" office:value="7.9299">
            <text:p>7.9299</text:p>
          </table:table-cell>
          <table:table-cell table:number-columns-repeated="2" office:value-type="float" office:value="8.175">
            <text:p>8.1750</text:p>
          </table:table-cell>
          <table:table-cell office:value-type="float" office:value="1.0309">
            <text:p>1.0309</text:p>
          </table:table-cell>
          <table:table-cell table:style-name="ce7" office:value-type="float" office:value="1.0309">
            <text:p>1.0309</text:p>
          </table:table-cell>
          <table:table-cell table:style-name="ce7" office:value-type="float" office:value="1.0414">
            <text:p>1.0414</text:p>
          </table:table-cell>
          <table:table-cell table:style-name="ce7" office:value-type="float" office:value="1.0414">
            <text:p>1.0414</text:p>
          </table:table-cell>
          <table:table-cell table:style-name="ce7" office:value-type="float" office:value="0.3541">
            <text:p>0.3541</text:p>
          </table:table-cell>
          <table:table-cell office:value-type="float" office:value="0.3541">
            <text:p>0.3541</text:p>
          </table:table-cell>
          <table:table-cell table:style-name="ce7" office:value-type="float" office:value="0.5153">
            <text:p>0.5153</text:p>
          </table:table-cell>
          <table:table-cell table:style-name="ce7" office:value-type="float" office:value="0.5153">
            <text:p>0.5153</text:p>
          </table:table-cell>
          <table:table-cell table:number-columns-repeated="2" office:value-type="float" office:value="0.526">
            <text:p>0.5260</text:p>
          </table:table-cell>
          <table:table-cell table:number-columns-repeated="2" office:value-type="float" office:value="0.5153">
            <text:p>0.5153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ce3" office:value-type="float" office:value="100000000">
            <text:p>1E+8</text:p>
          </table:table-cell>
          <table:table-cell table:number-columns-repeated="2" office:value-type="float" office:value="9.0812">
            <text:p>9.0812</text:p>
          </table:table-cell>
          <table:table-cell table:number-columns-repeated="2" office:value-type="float" office:value="9.3262">
            <text:p>9.3262</text:p>
          </table:table-cell>
          <table:table-cell office:value-type="float" office:value="1.027">
            <text:p>1.0270</text:p>
          </table:table-cell>
          <table:table-cell table:style-name="ce7" office:value-type="float" office:value="1.027">
            <text:p>1.0270</text:p>
          </table:table-cell>
          <table:table-cell table:style-name="ce7" office:value-type="float" office:value="1.0362">
            <text:p>1.0362</text:p>
          </table:table-cell>
          <table:table-cell table:style-name="ce7" office:value-type="float" office:value="1.0362">
            <text:p>1.0362</text:p>
          </table:table-cell>
          <table:table-cell table:style-name="ce7" office:value-type="float" office:value="0.3515">
            <text:p>0.3515</text:p>
          </table:table-cell>
          <table:table-cell office:value-type="float" office:value="0.3515">
            <text:p>0.3515</text:p>
          </table:table-cell>
          <table:table-cell table:style-name="ce7" office:value-type="float" office:value="0.5134">
            <text:p>0.5134</text:p>
          </table:table-cell>
          <table:table-cell table:style-name="ce7" office:value-type="float" office:value="0.5134">
            <text:p>0.5134</text:p>
          </table:table-cell>
          <table:table-cell table:number-columns-repeated="2" office:value-type="float" office:value="0.5227">
            <text:p>0.5227</text:p>
          </table:table-cell>
          <table:table-cell table:number-columns-repeated="2" office:value-type="float" office:value="0.5134">
            <text:p>0.5134</text:p>
          </table:table-cell>
          <table:table-cell table:style-name="Default" table:number-columns-repeated="6"/>
        </table:table-row>
        <table:table-row table:style-name="ro2" table:number-rows-repeated="3">
          <table:table-cell/>
          <table:table-cell table:style-name="Default"/>
          <table:table-cell table:number-columns-repeated="4"/>
          <table:table-cell table:style-name="Default" table:number-columns-repeated="18"/>
        </table:table-row>
        <table:table-row table:style-name="ro1">
          <table:table-cell/>
          <table:table-cell table:style-name="ce1" office:value-type="string">
            <text:p>lnT*</text:p>
          </table:table-cell>
          <table:table-cell table:style-name="ce5" office:value-type="string">
            <text:p>lnT*2(1,1)*Att</text:p>
          </table:table-cell>
          <table:table-cell table:style-name="ce5" office:value-type="string">
            <text:p>lnT*2(1,1)*Rep</text:p>
          </table:table-cell>
          <table:table-cell table:style-name="ce5" office:value-type="string">
            <text:p>lnT*2(2,2)*Att</text:p>
          </table:table-cell>
          <table:table-cell table:style-name="ce5" office:value-type="string">
            <text:p>lnT*2(2,2)*Rep</text:p>
          </table:table-cell>
          <table:table-cell table:style-name="ce1" office:value-type="string">
            <text:p>lnA*Att</text:p>
          </table:table-cell>
          <table:table-cell table:style-name="ce1" office:value-type="string">
            <text:p>lnA*Rep</text:p>
          </table:table-cell>
          <table:table-cell table:style-name="ce1" office:value-type="string">
            <text:p>lnB*Att</text:p>
          </table:table-cell>
          <table:table-cell table:style-name="ce1" office:value-type="string">
            <text:p>lnB*Rep</text:p>
          </table:table-cell>
          <table:table-cell table:style-name="ce1" office:value-type="string">
            <text:p>lnC*Att</text:p>
          </table:table-cell>
          <table:table-cell table:style-name="ce1" office:value-type="string">
            <text:p>lnC*Rep</text:p>
          </table:table-cell>
          <table:table-cell table:style-name="ce1" office:value-type="string">
            <text:p>lnE*Att</text:p>
          </table:table-cell>
          <table:table-cell table:style-name="ce1" office:value-type="string">
            <text:p>lnE*Rep</text:p>
          </table:table-cell>
          <table:table-cell table:style-name="ce1" office:value-type="string">
            <text:p>lnF*Att</text:p>
          </table:table-cell>
          <table:table-cell table:style-name="ce1" office:value-type="string">
            <text:p>lnF*Rep</text:p>
          </table:table-cell>
          <table:table-cell table:style-name="ce1" office:value-type="string">
            <text:p>lnG*Att</text:p>
          </table:table-cell>
          <table:table-cell table:style-name="ce1" office:value-type="string">
            <text:p>lnG*Rep</text:p>
          </table:table-cell>
          <table:table-cell table:style-name="ce5" office:value-type="string">
            <text:p>lnT*2(1,4)*Att</text:p>
          </table:table-cell>
          <table:table-cell table:style-name="ce5" office:value-type="string">
            <text:p>lnT*2(1,4)*Rep</text:p>
          </table:table-cell>
          <table:table-cell table:style-name="ce5" office:value-type="string">
            <text:p>lnT*2(1,5)*Att</text:p>
          </table:table-cell>
          <table:table-cell table:style-name="ce5" office:value-type="string">
            <text:p>lnT*2(1,5)*Rep</text:p>
          </table:table-cell>
          <table:table-cell table:style-name="ce5" office:value-type="string">
            <text:p>lnT*2(2,4)*Att</text:p>
          </table:table-cell>
          <table:table-cell table:style-name="ce5" office:value-type="string">
            <text:p>lnT*2(2,4)*Rep</text:p>
          </table:table-cell>
        </table:table-row>
        <table:table-row table:style-name="ro2">
          <table:table-cell/>
          <table:table-cell table:formula="of:=LN([.B5])" office:value-type="float" office:value="-2.30258509299405">
            <text:p>-2.3026</text:p>
          </table:table-cell>
          <table:table-cell table:formula="of:=LN([.C5])" office:value-type="float" office:value="-2.7646205525906">
            <text:p>-2.7646</text:p>
          </table:table-cell>
          <table:table-cell table:formula="of:=LN([.D5])" office:value-type="float" office:value="-3.79869432012114">
            <text:p>-3.7987</text:p>
          </table:table-cell>
          <table:table-cell table:formula="of:=LN([.E5])" office:value-type="float" office:value="-3.25969781938846">
            <text:p>-3.2597</text:p>
          </table:table-cell>
          <table:table-cell table:formula="of:=LN([.F5])" office:value-type="float" office:value="-3.49331267056996">
            <text:p>-3.4933</text:p>
          </table:table-cell>
          <table:table-cell table:formula="of:=LN([.G5])" office:value-type="float" office:value="-0.493476985431378">
            <text:p>-0.4935</text:p>
          </table:table-cell>
          <table:table-cell table:formula="of:=LN([.H5])" office:value-type="float" office:value="0.304170389956583">
            <text:p>0.3042</text:p>
          </table:table-cell>
          <table:table-cell table:formula="of:=LN([.I5])" office:value-type="float" office:value="0.384922206876835">
            <text:p>0.3849</text:p>
          </table:table-cell>
          <table:table-cell table:formula="of:=LN([.J5])" office:value-type="float" office:value="0.310861345399186">
            <text:p>0.3109</text:p>
          </table:table-cell>
          <table:table-cell table:formula="of:=LN([.K5])" office:value-type="float" office:value="-0.27799580286236">
            <text:p>-0.2780</text:p>
          </table:table-cell>
          <table:table-cell table:formula="of:=LN([.L5])" office:value-type="float" office:value="-0.289550483511808">
            <text:p>-0.2896</text:p>
          </table:table-cell>
          <table:table-cell table:formula="of:=LN([.M5])" office:value-type="float" office:value="-0.173044720013745">
            <text:p>-0.1730</text:p>
          </table:table-cell>
          <table:table-cell table:formula="of:=LN([.N5])" office:value-type="float" office:value="-0.205058083767825">
            <text:p>-0.2051</text:p>
          </table:table-cell>
          <table:table-cell table:style-name="ce4" table:formula="of:=LN([.O5])" office:value-type="float" office:value="-0.384927456890616">
            <text:p>-0.3849</text:p>
          </table:table-cell>
          <table:table-cell table:style-name="ce4" table:formula="of:=LN([.P5])" office:value-type="float" office:value="-0.0282965991551137">
            <text:p>-0.0283</text:p>
          </table:table-cell>
          <table:table-cell table:style-name="ce4" table:formula="of:=LN([.Q5])" office:value-type="float" office:value="-0.152335661303698">
            <text:p>-0.1523</text:p>
          </table:table-cell>
          <table:table-cell table:style-name="ce4" table:formula="of:=LN([.R5])" office:value-type="float" office:value="-0.177572849771751">
            <text:p>-0.1776</text:p>
          </table:table-cell>
          <table:table-cell table:formula="of:=LN([.S5])" office:value-type="float" office:value="-3.55785119170753">
            <text:p>-3.5579</text:p>
          </table:table-cell>
          <table:table-cell table:formula="of:=LN([.T5])" office:value-type="float" office:value="-4.50986000618377">
            <text:p>-4.5099</text:p>
          </table:table-cell>
          <table:table-cell table:formula="of:=LN([.U5])" office:value-type="float" office:value="-3.78539035449478">
            <text:p>-3.7854</text:p>
          </table:table-cell>
          <table:table-cell table:formula="of:=LN([.V5])" office:value-type="float" office:value="-4.67774087882293">
            <text:p>-4.6777</text:p>
          </table:table-cell>
          <table:table-cell table:formula="of:=LN([.W5])" office:value-type="float" office:value="-3.56136613381498">
            <text:p>-3.5614</text:p>
          </table:table-cell>
          <table:table-cell table:formula="of:=LN([.X5])" office:value-type="float" office:value="-3.87280229227486">
            <text:p>-3.8728</text:p>
          </table:table-cell>
        </table:table-row>
        <table:table-row table:style-name="ro2">
          <table:table-cell/>
          <table:table-cell table:formula="of:=LN([.B6])" office:value-type="float" office:value="-1.6094379124341">
            <text:p>-1.6094</text:p>
          </table:table-cell>
          <table:table-cell table:formula="of:=LN([.C6])" office:value-type="float" office:value="-1.99216353357278">
            <text:p>-1.9922</text:p>
          </table:table-cell>
          <table:table-cell table:formula="of:=LN([.D6])" office:value-type="float" office:value="-2.97397078177248">
            <text:p>-2.9740</text:p>
          </table:table-cell>
          <table:table-cell table:formula="of:=LN([.E6])" office:value-type="float" office:value="-2.33614187652289">
            <text:p>-2.3361</text:p>
          </table:table-cell>
          <table:table-cell table:formula="of:=LN([.F6])" office:value-type="float" office:value="-2.66355496121566">
            <text:p>-2.6636</text:p>
          </table:table-cell>
          <table:table-cell table:formula="of:=LN([.G6])" office:value-type="float" office:value="-0.343758718672186">
            <text:p>-0.3438</text:p>
          </table:table-cell>
          <table:table-cell table:formula="of:=LN([.H6])" office:value-type="float" office:value="0.30976151759466">
            <text:p>0.3098</text:p>
          </table:table-cell>
          <table:table-cell table:formula="of:=LN([.I6])" office:value-type="float" office:value="0.37685985109783">
            <text:p>0.3769</text:p>
          </table:table-cell>
          <table:table-cell table:formula="of:=LN([.J6])" office:value-type="float" office:value="0.326782586073696">
            <text:p>0.3268</text:p>
          </table:table-cell>
          <table:table-cell table:formula="of:=LN([.K6])" office:value-type="float" office:value="-0.417790757798801">
            <text:p>-0.4178</text:p>
          </table:table-cell>
          <table:table-cell table:formula="of:=LN([.L6])" office:value-type="float" office:value="-0.341927087304177">
            <text:p>-0.3419</text:p>
          </table:table-cell>
          <table:table-cell table:formula="of:=LN([.M6])" office:value-type="float" office:value="-0.208131793693772">
            <text:p>-0.2081</text:p>
          </table:table-cell>
          <table:table-cell table:formula="of:=LN([.N6])" office:value-type="float" office:value="-0.243856592911751">
            <text:p>-0.2439</text:p>
          </table:table-cell>
          <table:table-cell table:style-name="ce4" table:formula="of:=LN([.O6])" office:value-type="float" office:value="-0.503684515614624">
            <text:p>-0.5037</text:p>
          </table:table-cell>
          <table:table-cell table:style-name="ce4" table:formula="of:=LN([.P6])" office:value-type="float" office:value="-0.0560413908836249">
            <text:p>-0.0560</text:p>
          </table:table-cell>
          <table:table-cell table:style-name="ce4" table:formula="of:=LN([.Q6])" office:value-type="float" office:value="-0.225145553984883">
            <text:p>-0.2251</text:p>
          </table:table-cell>
          <table:table-cell table:style-name="ce4" table:formula="of:=LN([.R6])" office:value-type="float" office:value="-0.216416230564783">
            <text:p>-0.2164</text:p>
          </table:table-cell>
          <table:table-cell table:formula="of:=LN([.S6])" office:value-type="float" office:value="-3.07911388249304">
            <text:p>-3.0791</text:p>
          </table:table-cell>
          <table:table-cell table:formula="of:=LN([.T6])" office:value-type="float" office:value="-3.81217767045843">
            <text:p>-3.8122</text:p>
          </table:table-cell>
          <table:table-cell table:formula="of:=LN([.U6])" office:value-type="float" office:value="-3.34387231504289">
            <text:p>-3.3439</text:p>
          </table:table-cell>
          <table:table-cell table:formula="of:=LN([.V6])" office:value-type="float" office:value="-4.01184334071036">
            <text:p>-4.0118</text:p>
          </table:table-cell>
          <table:table-cell table:formula="of:=LN([.W6])" office:value-type="float" office:value="-2.73029581004953">
            <text:p>-2.7303</text:p>
          </table:table-cell>
          <table:table-cell table:formula="of:=LN([.X6])" office:value-type="float" office:value="-3.11226608980994">
            <text:p>-3.1123</text:p>
          </table:table-cell>
        </table:table-row>
        <table:table-row table:style-name="ro2">
          <table:table-cell/>
          <table:table-cell table:formula="of:=LN([.B7])" office:value-type="float" office:value="-1.20397280432594">
            <text:p>-1.2040</text:p>
          </table:table-cell>
          <table:table-cell table:formula="of:=LN([.C7])" office:value-type="float" office:value="-1.62913054577984">
            <text:p>-1.6291</text:p>
          </table:table-cell>
          <table:table-cell table:formula="of:=LN([.D7])" office:value-type="float" office:value="-2.52948569318597">
            <text:p>-2.5295</text:p>
          </table:table-cell>
          <table:table-cell table:formula="of:=LN([.E7])" office:value-type="float" office:value="-1.85982420014218">
            <text:p>-1.8598</text:p>
          </table:table-cell>
          <table:table-cell table:formula="of:=LN([.F7])" office:value-type="float" office:value="-2.2200838714823">
            <text:p>-2.2201</text:p>
          </table:table-cell>
          <table:table-cell table:formula="of:=LN([.G7])" office:value-type="float" office:value="-0.230923738633172">
            <text:p>-0.2309</text:p>
          </table:table-cell>
          <table:table-cell table:formula="of:=LN([.H7])" office:value-type="float" office:value="0.309688152714396">
            <text:p>0.3097</text:p>
          </table:table-cell>
          <table:table-cell table:formula="of:=LN([.I7])" office:value-type="float" office:value="0.357464632052981">
            <text:p>0.3575</text:p>
          </table:table-cell>
          <table:table-cell table:formula="of:=LN([.J7])" office:value-type="float" office:value="0.332607635804773">
            <text:p>0.3326</text:p>
          </table:table-cell>
          <table:table-cell table:formula="of:=LN([.K7])" office:value-type="float" office:value="-0.486133011175619">
            <text:p>-0.4861</text:p>
          </table:table-cell>
          <table:table-cell table:formula="of:=LN([.L7])" office:value-type="float" office:value="-0.377169238953317">
            <text:p>-0.3772</text:p>
          </table:table-cell>
          <table:table-cell table:formula="of:=LN([.M7])" office:value-type="float" office:value="-0.25618340539241">
            <text:p>-0.2562</text:p>
          </table:table-cell>
          <table:table-cell table:formula="of:=LN([.N7])" office:value-type="float" office:value="-0.269973138671008">
            <text:p>-0.2700</text:p>
          </table:table-cell>
          <table:table-cell table:style-name="ce4" table:formula="of:=LN([.O7])" office:value-type="float" office:value="-0.524924548145492">
            <text:p>-0.5249</text:p>
          </table:table-cell>
          <table:table-cell table:style-name="ce4" table:formula="of:=LN([.P7])" office:value-type="float" office:value="-0.0772050709089714">
            <text:p>-0.0772</text:p>
          </table:table-cell>
          <table:table-cell table:style-name="ce4" table:formula="of:=LN([.Q7])" office:value-type="float" office:value="-0.293029678778376">
            <text:p>-0.2930</text:p>
          </table:table-cell>
          <table:table-cell table:style-name="ce4" table:formula="of:=LN([.R7])" office:value-type="float" office:value="-0.243218715745261">
            <text:p>-0.2432</text:p>
          </table:table-cell>
          <table:table-cell table:formula="of:=LN([.S7])" office:value-type="float" office:value="-2.8507665033038">
            <text:p>-2.8508</text:p>
          </table:table-cell>
          <table:table-cell table:formula="of:=LN([.T7])" office:value-type="float" office:value="-3.45459815838927">
            <text:p>-3.4546</text:p>
          </table:table-cell>
          <table:table-cell table:formula="of:=LN([.U7])" office:value-type="float" office:value="-3.13040717688059">
            <text:p>-3.1304</text:p>
          </table:table-cell>
          <table:table-cell table:formula="of:=LN([.V7])" office:value-type="float" office:value="-3.66907682681776">
            <text:p>-3.6691</text:p>
          </table:table-cell>
          <table:table-cell table:formula="of:=LN([.W7])" office:value-type="float" office:value="-2.34758245892478">
            <text:p>-2.3476</text:p>
          </table:table-cell>
          <table:table-cell table:formula="of:=LN([.X7])" office:value-type="float" office:value="-2.7165865321245">
            <text:p>-2.7166</text:p>
          </table:table-cell>
        </table:table-row>
        <table:table-row table:style-name="ro2">
          <table:table-cell/>
          <table:table-cell table:formula="of:=LN([.B8])" office:value-type="float" office:value="-0.916290731874155">
            <text:p>-0.9163</text:p>
          </table:table-cell>
          <table:table-cell table:formula="of:=LN([.C8])" office:value-type="float" office:value="-1.39432653281715">
            <text:p>-1.3943</text:p>
          </table:table-cell>
          <table:table-cell table:formula="of:=LN([.D8])" office:value-type="float" office:value="-2.23305903034544">
            <text:p>-2.2331</text:p>
          </table:table-cell>
          <table:table-cell table:formula="of:=LN([.E8])" office:value-type="float" office:value="-1.56064774826467">
            <text:p>-1.5606</text:p>
          </table:table-cell>
          <table:table-cell table:formula="of:=LN([.F8])" office:value-type="float" office:value="-1.9248338234534">
            <text:p>-1.9248</text:p>
          </table:table-cell>
          <table:table-cell table:formula="of:=LN([.G8])" office:value-type="float" office:value="-0.166408838333906">
            <text:p>-0.1664</text:p>
          </table:table-cell>
          <table:table-cell table:formula="of:=LN([.H8])" office:value-type="float" office:value="0.307852279241164">
            <text:p>0.3079</text:p>
          </table:table-cell>
          <table:table-cell table:formula="of:=LN([.I8])" office:value-type="float" office:value="0.335543233803121">
            <text:p>0.3355</text:p>
          </table:table-cell>
          <table:table-cell table:formula="of:=LN([.J8])" office:value-type="float" office:value="0.33475647983771">
            <text:p>0.3348</text:p>
          </table:table-cell>
          <table:table-cell table:formula="of:=LN([.K8])" office:value-type="float" office:value="-0.535801609836168">
            <text:p>-0.5358</text:p>
          </table:table-cell>
          <table:table-cell table:formula="of:=LN([.L8])" office:value-type="float" office:value="-0.404215888707733">
            <text:p>-0.4042</text:p>
          </table:table-cell>
          <table:table-cell table:formula="of:=LN([.M8])" office:value-type="float" office:value="-0.293029678778376">
            <text:p>-0.2930</text:p>
          </table:table-cell>
          <table:table-cell table:formula="of:=LN([.N8])" office:value-type="float" office:value="-0.289951311895824">
            <text:p>-0.2900</text:p>
          </table:table-cell>
          <table:table-cell table:style-name="ce4" table:formula="of:=LN([.O8])" office:value-type="float" office:value="-0.532389801681831">
            <text:p>-0.5324</text:p>
          </table:table-cell>
          <table:table-cell table:style-name="ce4" table:formula="of:=LN([.P8])" office:value-type="float" office:value="-0.0946404041541208">
            <text:p>-0.0946</text:p>
          </table:table-cell>
          <table:table-cell table:style-name="ce4" table:formula="of:=LN([.Q8])" office:value-type="float" office:value="-0.337572842065246">
            <text:p>-0.3376</text:p>
          </table:table-cell>
          <table:table-cell table:style-name="ce4" table:formula="of:=LN([.R8])" office:value-type="float" office:value="-0.263835345977501">
            <text:p>-0.2638</text:p>
          </table:table-cell>
          <table:table-cell table:formula="of:=LN([.S8])" office:value-type="float" office:value="-2.70455631184795">
            <text:p>-2.7046</text:p>
          </table:table-cell>
          <table:table-cell table:formula="of:=LN([.T8])" office:value-type="float" office:value="-3.22137895508632">
            <text:p>-3.2214</text:p>
          </table:table-cell>
          <table:table-cell table:formula="of:=LN([.U8])" office:value-type="float" office:value="-2.99573227355399">
            <text:p>-2.9957</text:p>
          </table:table-cell>
          <table:table-cell table:formula="of:=LN([.V8])" office:value-type="float" office:value="-3.4514385980989">
            <text:p>-3.4514</text:p>
          </table:table-cell>
          <table:table-cell table:formula="of:=LN([.W8])" office:value-type="float" office:value="-2.11361899348142">
            <text:p>-2.1136</text:p>
          </table:table-cell>
          <table:table-cell table:formula="of:=LN([.X8])" office:value-type="float" office:value="-2.45806999583444">
            <text:p>-2.4581</text:p>
          </table:table-cell>
        </table:table-row>
        <table:table-row table:style-name="ro2">
          <table:table-cell/>
          <table:table-cell table:formula="of:=LN([.B9])" office:value-type="float" office:value="-0.510825623765991">
            <text:p>-0.5108</text:p>
          </table:table-cell>
          <table:table-cell table:formula="of:=LN([.C9])" office:value-type="float" office:value="-1.10957212890445">
            <text:p>-1.1096</text:p>
          </table:table-cell>
          <table:table-cell table:formula="of:=LN([.D9])" office:value-type="float" office:value="-1.84263179960181">
            <text:p>-1.8426</text:p>
          </table:table-cell>
          <table:table-cell table:formula="of:=LN([.E9])" office:value-type="float" office:value="-1.19171490693043">
            <text:p>-1.1917</text:p>
          </table:table-cell>
          <table:table-cell table:formula="of:=LN([.F9])" office:value-type="float" office:value="-1.53991184978549">
            <text:p>-1.5399</text:p>
          </table:table-cell>
          <table:table-cell table:formula="of:=LN([.G9])" office:value-type="float" office:value="-0.0824038262548157">
            <text:p>-0.0824</text:p>
          </table:table-cell>
          <table:table-cell table:formula="of:=LN([.H9])" office:value-type="float" office:value="0.302472157924416">
            <text:p>0.3025</text:p>
          </table:table-cell>
          <table:table-cell table:formula="of:=LN([.I9])" office:value-type="float" office:value="0.312472241259">
            <text:p>0.3125</text:p>
          </table:table-cell>
          <table:table-cell table:formula="of:=LN([.J9])" office:value-type="float" office:value="0.33447023395054">
            <text:p>0.3345</text:p>
          </table:table-cell>
          <table:table-cell table:formula="of:=LN([.K9])" office:value-type="float" office:value="-0.588967361650281">
            <text:p>-0.5890</text:p>
          </table:table-cell>
          <table:table-cell table:formula="of:=LN([.L9])" office:value-type="float" office:value="-0.444569827988925">
            <text:p>-0.4446</text:p>
          </table:table-cell>
          <table:table-cell table:formula="of:=LN([.M9])" office:value-type="float" office:value="-0.342067862978373">
            <text:p>-0.3421</text:p>
          </table:table-cell>
          <table:table-cell table:formula="of:=LN([.N9])" office:value-type="float" office:value="-0.319516795971799">
            <text:p>-0.3195</text:p>
          </table:table-cell>
          <table:table-cell table:style-name="ce4" table:formula="of:=LN([.O9])" office:value-type="float" office:value="-0.521381137705507">
            <text:p>-0.5214</text:p>
          </table:table-cell>
          <table:table-cell table:style-name="ce4" table:formula="of:=LN([.P9])" office:value-type="float" office:value="-0.122506674492797">
            <text:p>-0.1225</text:p>
          </table:table-cell>
          <table:table-cell table:style-name="ce4" table:formula="of:=LN([.Q9])" office:value-type="float" office:value="-0.389345726228281">
            <text:p>-0.3893</text:p>
          </table:table-cell>
          <table:table-cell table:style-name="ce4" table:formula="of:=LN([.R9])" office:value-type="float" office:value="-0.295042426858073">
            <text:p>-0.2950</text:p>
          </table:table-cell>
          <table:table-cell table:formula="of:=LN([.S9])" office:value-type="float" office:value="-2.51825662946955">
            <text:p>-2.5183</text:p>
          </table:table-cell>
          <table:table-cell table:formula="of:=LN([.T9])" office:value-type="float" office:value="-2.92620621090538">
            <text:p>-2.9262</text:p>
          </table:table-cell>
          <table:table-cell table:formula="of:=LN([.U9])" office:value-type="float" office:value="-2.82009970491083">
            <text:p>-2.8201</text:p>
          </table:table-cell>
          <table:table-cell table:formula="of:=LN([.V9])" office:value-type="float" office:value="-3.17246945205404">
            <text:p>-3.1725</text:p>
          </table:table-cell>
          <table:table-cell table:formula="of:=LN([.W9])" office:value-type="float" office:value="-1.82883847746948">
            <text:p>-1.8288</text:p>
          </table:table-cell>
          <table:table-cell table:formula="of:=LN([.X9])" office:value-type="float" office:value="-2.12611394987827">
            <text:p>-2.1261</text:p>
          </table:table-cell>
        </table:table-row>
        <table:table-row table:style-name="ro2">
          <table:table-cell/>
          <table:table-cell table:formula="of:=LN([.B10])" office:value-type="float" office:value="-0.22314355131421">
            <text:p>-0.2231</text:p>
          </table:table-cell>
          <table:table-cell table:formula="of:=LN([.C10])" office:value-type="float" office:value="-0.925836144717687">
            <text:p>-0.9258</text:p>
          </table:table-cell>
          <table:table-cell table:formula="of:=LN([.D10])" office:value-type="float" office:value="-1.58474529984373">
            <text:p>-1.5847</text:p>
          </table:table-cell>
          <table:table-cell table:formula="of:=LN([.E10])" office:value-type="float" office:value="-0.96285836769049">
            <text:p>-0.9629</text:p>
          </table:table-cell>
          <table:table-cell table:formula="of:=LN([.F10])" office:value-type="float" office:value="-1.28844196095239">
            <text:p>-1.2884</text:p>
          </table:table-cell>
          <table:table-cell table:formula="of:=LN([.G10])" office:value-type="float" office:value="-0.0368714747759046">
            <text:p>-0.0369</text:p>
          </table:table-cell>
          <table:table-cell table:formula="of:=LN([.H10])" office:value-type="float" office:value="0.29661703650936">
            <text:p>0.2966</text:p>
          </table:table-cell>
          <table:table-cell table:formula="of:=LN([.I10])" office:value-type="float" office:value="0.294533547400883">
            <text:p>0.2945</text:p>
          </table:table-cell>
          <table:table-cell table:formula="of:=LN([.J10])" office:value-type="float" office:value="0.331675034137409">
            <text:p>0.3317</text:p>
          </table:table-cell>
          <table:table-cell table:formula="of:=LN([.K10])" office:value-type="float" office:value="-0.624367665165119">
            <text:p>-0.6244</text:p>
          </table:table-cell>
          <table:table-cell table:formula="of:=LN([.L10])" office:value-type="float" office:value="-0.474654427461163">
            <text:p>-0.4747</text:p>
          </table:table-cell>
          <table:table-cell table:formula="of:=LN([.M10])" office:value-type="float" office:value="-0.374257180983971">
            <text:p>-0.3743</text:p>
          </table:table-cell>
          <table:table-cell table:formula="of:=LN([.N10])" office:value-type="float" office:value="-0.341364182701641">
            <text:p>-0.3414</text:p>
          </table:table-cell>
          <table:table-cell table:style-name="ce4" table:formula="of:=LN([.O10])" office:value-type="float" office:value="-0.51266063971172">
            <text:p>-0.5127</text:p>
          </table:table-cell>
          <table:table-cell table:style-name="ce4" table:formula="of:=LN([.P10])" office:value-type="float" office:value="-0.144563451191353">
            <text:p>-0.1446</text:p>
          </table:table-cell>
          <table:table-cell table:style-name="ce4" table:formula="of:=LN([.Q10])" office:value-type="float" office:value="-0.419310514930217">
            <text:p>-0.4193</text:p>
          </table:table-cell>
          <table:table-cell table:style-name="ce4" table:formula="of:=LN([.R10])" office:value-type="float" office:value="-0.318141279936489">
            <text:p>-0.3181</text:p>
          </table:table-cell>
          <table:table-cell table:formula="of:=LN([.S10])" office:value-type="float" office:value="-2.39689577246529">
            <text:p>-2.3969</text:p>
          </table:table-cell>
          <table:table-cell table:formula="of:=LN([.T10])" office:value-type="float" office:value="-2.73644967562391">
            <text:p>-2.7364</text:p>
          </table:table-cell>
          <table:table-cell table:formula="of:=LN([.U10])" office:value-type="float" office:value="-2.70605219843954">
            <text:p>-2.7061</text:p>
          </table:table-cell>
          <table:table-cell table:formula="of:=LN([.V10])" office:value-type="float" office:value="-2.99573227355399">
            <text:p>-2.9957</text:p>
          </table:table-cell>
          <table:table-cell table:formula="of:=LN([.W10])" office:value-type="float" office:value="-1.65338979996328">
            <text:p>-1.6534</text:p>
          </table:table-cell>
          <table:table-cell table:formula="of:=LN([.X10])" office:value-type="float" office:value="-1.91324936681577">
            <text:p>-1.9132</text:p>
          </table:table-cell>
        </table:table-row>
        <table:table-row table:style-name="ro2">
          <table:table-cell/>
          <table:table-cell table:formula="of:=LN([.B11])" office:value-type="float" office:value="0">
            <text:p>0.0000</text:p>
          </table:table-cell>
          <table:table-cell table:formula="of:=LN([.C11])" office:value-type="float" office:value="-0.794294362564903">
            <text:p>-0.7943</text:p>
          </table:table-cell>
          <table:table-cell table:formula="of:=LN([.D11])" office:value-type="float" office:value="-1.39674881902375">
            <text:p>-1.3967</text:p>
          </table:table-cell>
          <table:table-cell table:formula="of:=LN([.E11])" office:value-type="float" office:value="-0.802292627820743">
            <text:p>-0.8023</text:p>
          </table:table-cell>
          <table:table-cell table:formula="of:=LN([.F11])" office:value-type="float" office:value="-1.10563690360507">
            <text:p>-1.1056</text:p>
          </table:table-cell>
          <table:table-cell table:formula="of:=LN([.G11])" office:value-type="float" office:value="-0.00793137032628017">
            <text:p>-0.0079</text:p>
          </table:table-cell>
          <table:table-cell table:formula="of:=LN([.H11])" office:value-type="float" office:value="0.290951721319403">
            <text:p>0.2910</text:p>
          </table:table-cell>
          <table:table-cell table:formula="of:=LN([.I11])" office:value-type="float" office:value="0.281563391443604">
            <text:p>0.2816</text:p>
          </table:table-cell>
          <table:table-cell table:formula="of:=LN([.J11])" office:value-type="float" office:value="0.328152005005494">
            <text:p>0.3282</text:p>
          </table:table-cell>
          <table:table-cell table:formula="of:=LN([.K11])" office:value-type="float" office:value="-0.648938925895625">
            <text:p>-0.6489</text:p>
          </table:table-cell>
          <table:table-cell table:formula="of:=LN([.L11])" office:value-type="float" office:value="-0.498403103767433">
            <text:p>-0.4984</text:p>
          </table:table-cell>
          <table:table-cell table:formula="of:=LN([.M11])" office:value-type="float" office:value="-0.396604479675968">
            <text:p>-0.3966</text:p>
          </table:table-cell>
          <table:table-cell table:formula="of:=LN([.N11])" office:value-type="float" office:value="-0.358390700722235">
            <text:p>-0.3584</text:p>
          </table:table-cell>
          <table:table-cell table:style-name="ce4" table:formula="of:=LN([.O11])" office:value-type="float" office:value="-0.505506462288391">
            <text:p>-0.5055</text:p>
          </table:table-cell>
          <table:table-cell table:style-name="ce4" table:formula="of:=LN([.P11])" office:value-type="float" office:value="-0.162871932972641">
            <text:p>-0.1629</text:p>
          </table:table-cell>
          <table:table-cell table:style-name="ce4" table:formula="of:=LN([.Q11])" office:value-type="float" office:value="-0.438660012965805">
            <text:p>-0.4387</text:p>
          </table:table-cell>
          <table:table-cell table:style-name="ce4" table:formula="of:=LN([.R11])" office:value-type="float" office:value="-0.336592243821789">
            <text:p>-0.3366</text:p>
          </table:table-cell>
          <table:table-cell table:formula="of:=LN([.S11])" office:value-type="float" office:value="-2.30960970793101">
            <text:p>-2.3096</text:p>
          </table:table-cell>
          <table:table-cell table:formula="of:=LN([.T11])" office:value-type="float" office:value="-2.6009911288088">
            <text:p>-2.6010</text:p>
          </table:table-cell>
          <table:table-cell table:formula="of:=LN([.U11])" office:value-type="float" office:value="-2.62416871712151">
            <text:p>-2.6242</text:p>
          </table:table-cell>
          <table:table-cell table:formula="of:=LN([.V11])" office:value-type="float" office:value="-2.86998106824843">
            <text:p>-2.8700</text:p>
          </table:table-cell>
          <table:table-cell table:formula="of:=LN([.W11])" office:value-type="float" office:value="-1.52970294441525">
            <text:p>-1.5297</text:p>
          </table:table-cell>
          <table:table-cell table:formula="of:=LN([.X11])" office:value-type="float" office:value="-1.76084236659333">
            <text:p>-1.7608</text:p>
          </table:table-cell>
        </table:table-row>
        <table:table-row table:style-name="ro2">
          <table:table-cell/>
          <table:table-cell table:formula="of:=LN([.B12])" office:value-type="float" office:value="0.693147180559945">
            <text:p>0.6931</text:p>
          </table:table-cell>
          <table:table-cell table:formula="of:=LN([.C12])" office:value-type="float" office:value="-0.43587277052959">
            <text:p>-0.4359</text:p>
          </table:table-cell>
          <table:table-cell table:formula="of:=LN([.D12])" office:value-type="float" office:value="-0.872991807479007">
            <text:p>-0.8730</text:p>
          </table:table-cell>
          <table:table-cell table:formula="of:=LN([.E12])" office:value-type="float" office:value="-0.379797361359586">
            <text:p>-0.3798</text:p>
          </table:table-cell>
          <table:table-cell table:formula="of:=LN([.F12])" office:value-type="float" office:value="-0.605136303237232">
            <text:p>-0.6051</text:p>
          </table:table-cell>
          <table:table-cell table:formula="of:=LN([.G12])" office:value-type="float" office:value="0.0560967393518702">
            <text:p>0.0561</text:p>
          </table:table-cell>
          <table:table-cell table:formula="of:=LN([.H12])" office:value-type="float" office:value="0.267963941585677">
            <text:p>0.2680</text:p>
          </table:table-cell>
          <table:table-cell table:formula="of:=LN([.I12])" office:value-type="float" office:value="0.246703815723223">
            <text:p>0.2467</text:p>
          </table:table-cell>
          <table:table-cell table:formula="of:=LN([.J12])" office:value-type="float" office:value="0.309468025773638">
            <text:p>0.3095</text:p>
          </table:table-cell>
          <table:table-cell table:formula="of:=LN([.K12])" office:value-type="float" office:value="-0.713145827066635">
            <text:p>-0.7131</text:p>
          </table:table-cell>
          <table:table-cell table:formula="of:=LN([.L12])" office:value-type="float" office:value="-0.574120474138304">
            <text:p>-0.5741</text:p>
          </table:table-cell>
          <table:table-cell table:formula="of:=LN([.M12])" office:value-type="float" office:value="-0.455075608661499">
            <text:p>-0.4551</text:p>
          </table:table-cell>
          <table:table-cell table:formula="of:=LN([.N12])" office:value-type="float" office:value="-0.411281993429729">
            <text:p>-0.4113</text:p>
          </table:table-cell>
          <table:table-cell table:style-name="ce4" table:formula="of:=LN([.O12])" office:value-type="float" office:value="-0.487434670975415">
            <text:p>-0.4874</text:p>
          </table:table-cell>
          <table:table-cell table:style-name="ce4" table:formula="of:=LN([.P12])" office:value-type="float" office:value="-0.224394333215862">
            <text:p>-0.2244</text:p>
          </table:table-cell>
          <table:table-cell table:style-name="ce4" table:formula="of:=LN([.Q12])" office:value-type="float" office:value="-0.484833043491737">
            <text:p>-0.4848</text:p>
          </table:table-cell>
          <table:table-cell table:style-name="ce4" table:formula="of:=LN([.R12])" office:value-type="float" office:value="-0.393931872294491">
            <text:p>-0.3939</text:p>
          </table:table-cell>
          <table:table-cell table:formula="of:=LN([.S12])" office:value-type="float" office:value="-2.0643559042618">
            <text:p>-2.0644</text:p>
          </table:table-cell>
          <table:table-cell table:formula="of:=LN([.T12])" office:value-type="float" office:value="-2.23961029383266">
            <text:p>-2.2396</text:p>
          </table:table-cell>
          <table:table-cell table:formula="of:=LN([.U12])" office:value-type="float" office:value="-2.39141630670066">
            <text:p>-2.3914</text:p>
          </table:table-cell>
          <table:table-cell table:formula="of:=LN([.V12])" office:value-type="float" office:value="-2.53577898016176">
            <text:p>-2.5358</text:p>
          </table:table-cell>
          <table:table-cell table:formula="of:=LN([.W12])" office:value-type="float" office:value="-1.20164218898765">
            <text:p>-1.2016</text:p>
          </table:table-cell>
          <table:table-cell table:formula="of:=LN([.X12])" office:value-type="float" office:value="-1.35208618979015">
            <text:p>-1.3521</text:p>
          </table:table-cell>
        </table:table-row>
        <table:table-row table:style-name="ro2">
          <table:table-cell/>
          <table:table-cell table:formula="of:=LN([.B13])" office:value-type="float" office:value="1.09861228866811">
            <text:p>1.0986</text:p>
          </table:table-cell>
          <table:table-cell table:formula="of:=LN([.C13])" office:value-type="float" office:value="-0.255408511901485">
            <text:p>-0.2554</text:p>
          </table:table-cell>
          <table:table-cell table:formula="of:=LN([.D13])" office:value-type="float" office:value="-0.608438452632991">
            <text:p>-0.6084</text:p>
          </table:table-cell>
          <table:table-cell table:formula="of:=LN([.E13])" office:value-type="float" office:value="-0.176140697718873">
            <text:p>-0.1761</text:p>
          </table:table-cell>
          <table:table-cell table:formula="of:=LN([.F13])" office:value-type="float" office:value="-0.356817811286643">
            <text:p>-0.3568</text:p>
          </table:table-cell>
          <table:table-cell table:formula="of:=LN([.G13])" office:value-type="float" office:value="0.0792731808945079">
            <text:p>0.0793</text:p>
          </table:table-cell>
          <table:table-cell table:formula="of:=LN([.H13])" office:value-type="float" office:value="0.251458862294256">
            <text:p>0.2515</text:p>
          </table:table-cell>
          <table:table-cell table:formula="of:=LN([.I13])" office:value-type="float" office:value="0.229920535593233">
            <text:p>0.2299</text:p>
          </table:table-cell>
          <table:table-cell table:formula="of:=LN([.J13])" office:value-type="float" office:value="0.29416103854949">
            <text:p>0.2942</text:p>
          </table:table-cell>
          <table:table-cell table:formula="of:=LN([.K13])" office:value-type="float" office:value="-0.74317811416551">
            <text:p>-0.7432</text:p>
          </table:table-cell>
          <table:table-cell table:formula="of:=LN([.L13])" office:value-type="float" office:value="-0.617854196524514">
            <text:p>-0.6179</text:p>
          </table:table-cell>
          <table:table-cell table:formula="of:=LN([.M13])" office:value-type="float" office:value="-0.482238166914078">
            <text:p>-0.4822</text:p>
          </table:table-cell>
          <table:table-cell table:formula="of:=LN([.N13])" office:value-type="float" office:value="-0.440677863863909">
            <text:p>-0.4407</text:p>
          </table:table-cell>
          <table:table-cell table:style-name="ce4" table:formula="of:=LN([.O13])" office:value-type="float" office:value="-0.481752376280284">
            <text:p>-0.4818</text:p>
          </table:table-cell>
          <table:table-cell table:style-name="ce4" table:formula="of:=LN([.P13])" office:value-type="float" office:value="-0.262274268517248">
            <text:p>-0.2623</text:p>
          </table:table-cell>
          <table:table-cell table:style-name="ce4" table:formula="of:=LN([.Q13])" office:value-type="float" office:value="-0.505174952257176">
            <text:p>-0.5052</text:p>
          </table:table-cell>
          <table:table-cell table:style-name="ce4" table:formula="of:=LN([.R13])" office:value-type="float" office:value="-0.426025022073526">
            <text:p>-0.4260</text:p>
          </table:table-cell>
          <table:table-cell table:formula="of:=LN([.S13])" office:value-type="float" office:value="-1.93794197940614">
            <text:p>-1.9379</text:p>
          </table:table-cell>
          <table:table-cell table:formula="of:=LN([.T13])" office:value-type="float" office:value="-2.06514423697901">
            <text:p>-2.0651</text:p>
          </table:table-cell>
          <table:table-cell table:formula="of:=LN([.U13])" office:value-type="float" office:value="-2.27108642593467">
            <text:p>-2.2711</text:p>
          </table:table-cell>
          <table:table-cell table:formula="of:=LN([.V13])" office:value-type="float" office:value="-2.37515578582888">
            <text:p>-2.3752</text:p>
          </table:table-cell>
          <table:table-cell table:formula="of:=LN([.W13])" office:value-type="float" office:value="-1.04128722204884">
            <text:p>-1.0413</text:p>
          </table:table-cell>
          <table:table-cell table:formula="of:=LN([.X13])" office:value-type="float" office:value="-1.1539136044532">
            <text:p>-1.1539</text:p>
          </table:table-cell>
        </table:table-row>
        <table:table-row table:style-name="ro2">
          <table:table-cell/>
          <table:table-cell table:formula="of:=LN([.B14])" office:value-type="float" office:value="1.38629436111989">
            <text:p>1.3863</text:p>
          </table:table-cell>
          <table:table-cell table:formula="of:=LN([.C14])" office:value-type="float" office:value="-0.137080540548368">
            <text:p>-0.1371</text:p>
          </table:table-cell>
          <table:table-cell table:formula="of:=LN([.D14])" office:value-type="float" office:value="-0.43773006869544">
            <text:p>-0.4377</text:p>
          </table:table-cell>
          <table:table-cell table:formula="of:=LN([.E14])" office:value-type="float" office:value="-0.0469867912243368">
            <text:p>-0.0470</text:p>
          </table:table-cell>
          <table:table-cell table:formula="of:=LN([.F14])" office:value-type="float" office:value="-0.198816859323152">
            <text:p>-0.1988</text:p>
          </table:table-cell>
          <table:table-cell table:formula="of:=LN([.G14])" office:value-type="float" office:value="0.0901148894422603">
            <text:p>0.0901</text:p>
          </table:table-cell>
          <table:table-cell table:formula="of:=LN([.H14])" office:value-type="float" office:value="0.238859407754212">
            <text:p>0.2389</text:p>
          </table:table-cell>
          <table:table-cell table:formula="of:=LN([.I14])" office:value-type="float" office:value="0.218492753098782">
            <text:p>0.2185</text:p>
          </table:table-cell>
          <table:table-cell table:formula="of:=LN([.J14])" office:value-type="float" office:value="0.281789746746943">
            <text:p>0.2818</text:p>
          </table:table-cell>
          <table:table-cell table:formula="of:=LN([.K14])" office:value-type="float" office:value="-0.762926075167862">
            <text:p>-0.7629</text:p>
          </table:table-cell>
          <table:table-cell table:formula="of:=LN([.L14])" office:value-type="float" office:value="-0.648173814917214">
            <text:p>-0.6482</text:p>
          </table:table-cell>
          <table:table-cell table:formula="of:=LN([.M14])" office:value-type="float" office:value="-0.498732376078607">
            <text:p>-0.4987</text:p>
          </table:table-cell>
          <table:table-cell table:formula="of:=LN([.N14])" office:value-type="float" office:value="-0.460290950391943">
            <text:p>-0.4603</text:p>
          </table:table-cell>
          <table:table-cell table:style-name="ce4" table:formula="of:=LN([.O14])" office:value-type="float" office:value="-0.480943249284121">
            <text:p>-0.4809</text:p>
          </table:table-cell>
          <table:table-cell table:style-name="ce4" table:formula="of:=LN([.P14])" office:value-type="float" office:value="-0.289149815726816">
            <text:p>-0.2891</text:p>
          </table:table-cell>
          <table:table-cell table:style-name="ce4" table:formula="of:=LN([.Q14])" office:value-type="float" office:value="-0.517514611916787">
            <text:p>-0.5175</text:p>
          </table:table-cell>
          <table:table-cell table:style-name="ce4" table:formula="of:=LN([.R14])" office:value-type="float" office:value="-0.447694342325901">
            <text:p>-0.4477</text:p>
          </table:table-cell>
          <table:table-cell table:formula="of:=LN([.S14])" office:value-type="float" office:value="-1.85406049542543">
            <text:p>-1.8541</text:p>
          </table:table-cell>
          <table:table-cell table:formula="of:=LN([.T14])" office:value-type="float" office:value="-1.95474909772252">
            <text:p>-1.9547</text:p>
          </table:table-cell>
          <table:table-cell table:formula="of:=LN([.U14])" office:value-type="float" office:value="-2.19104371826114">
            <text:p>-2.1910</text:p>
          </table:table-cell>
          <table:table-cell table:formula="of:=LN([.V14])" office:value-type="float" office:value="-2.2730262907525">
            <text:p>-2.2730</text:p>
          </table:table-cell>
          <table:table-cell table:formula="of:=LN([.W14])" office:value-type="float" office:value="-0.938025224020161">
            <text:p>-0.9380</text:p>
          </table:table-cell>
          <table:table-cell table:formula="of:=LN([.X14])" office:value-type="float" office:value="-1.02889967625681">
            <text:p>-1.0289</text:p>
          </table:table-cell>
        </table:table-row>
        <table:table-row table:style-name="ro2">
          <table:table-cell/>
          <table:table-cell table:formula="of:=LN([.B15])" office:value-type="float" office:value="1.79175946922806">
            <text:p>1.7918</text:p>
          </table:table-cell>
          <table:table-cell table:formula="of:=LN([.C15])" office:value-type="float" office:value="0.0171520588175657">
            <text:p>0.0172</text:p>
          </table:table-cell>
          <table:table-cell table:formula="of:=LN([.D15])" office:value-type="float" office:value="-0.219898821149321">
            <text:p>-0.2199</text:p>
          </table:table-cell>
          <table:table-cell table:formula="of:=LN([.E15])" office:value-type="float" office:value="0.116893751471499">
            <text:p>0.1169</text:p>
          </table:table-cell>
          <table:table-cell table:formula="of:=LN([.F15])" office:value-type="float" office:value="0.000599820071967549">
            <text:p>0.0006</text:p>
          </table:table-cell>
          <table:table-cell table:formula="of:=LN([.G15])" office:value-type="float" office:value="0.0996643231129453">
            <text:p>0.0997</text:p>
          </table:table-cell>
          <table:table-cell table:formula="of:=LN([.H15])" office:value-type="float" office:value="0.220580268911045">
            <text:p>0.2206</text:p>
          </table:table-cell>
          <table:table-cell table:formula="of:=LN([.I15])" office:value-type="float" office:value="0.20334892398603">
            <text:p>0.2033</text:p>
          </table:table-cell>
          <table:table-cell table:formula="of:=LN([.J15])" office:value-type="float" office:value="0.263210060527293">
            <text:p>0.2632</text:p>
          </table:table-cell>
          <table:table-cell table:formula="of:=LN([.K15])" office:value-type="float" office:value="-0.788337367563694">
            <text:p>-0.7883</text:p>
          </table:table-cell>
          <table:table-cell table:formula="of:=LN([.L15])" office:value-type="float" office:value="-0.688756832258652">
            <text:p>-0.6888</text:p>
          </table:table-cell>
          <table:table-cell table:formula="of:=LN([.M15])" office:value-type="float" office:value="-0.519025820331331">
            <text:p>-0.5190</text:p>
          </table:table-cell>
          <table:table-cell table:formula="of:=LN([.N15])" office:value-type="float" office:value="-0.485807860790703">
            <text:p>-0.4858</text:p>
          </table:table-cell>
          <table:table-cell table:style-name="ce4" table:formula="of:=LN([.O15])" office:value-type="float" office:value="-0.483048342766544">
            <text:p>-0.4830</text:p>
          </table:table-cell>
          <table:table-cell table:style-name="ce4" table:formula="of:=LN([.P15])" office:value-type="float" office:value="-0.325868653837022">
            <text:p>-0.3259</text:p>
          </table:table-cell>
          <table:table-cell table:style-name="ce4" table:formula="of:=LN([.Q15])" office:value-type="float" office:value="-0.532900831417848">
            <text:p>-0.5329</text:p>
          </table:table-cell>
          <table:table-cell table:style-name="ce4" table:formula="of:=LN([.R15])" office:value-type="float" office:value="-0.475619368031371">
            <text:p>-0.4756</text:p>
          </table:table-cell>
          <table:table-cell table:formula="of:=LN([.S15])" office:value-type="float" office:value="-1.7441128157607">
            <text:p>-1.7441</text:p>
          </table:table-cell>
          <table:table-cell table:formula="of:=LN([.T15])" office:value-type="float" office:value="-1.81584726475715">
            <text:p>-1.8158</text:p>
          </table:table-cell>
          <table:table-cell table:formula="of:=LN([.U15])" office:value-type="float" office:value="-2.08666758677158">
            <text:p>-2.0867</text:p>
          </table:table-cell>
          <table:table-cell table:formula="of:=LN([.V15])" office:value-type="float" office:value="-2.14387340183922">
            <text:p>-2.1439</text:p>
          </table:table-cell>
          <table:table-cell table:formula="of:=LN([.W15])" office:value-type="float" office:value="-0.805644211787091">
            <text:p>-0.8056</text:p>
          </table:table-cell>
          <table:table-cell table:formula="of:=LN([.X15])" office:value-type="float" office:value="-0.871795491987604">
            <text:p>-0.8718</text:p>
          </table:table-cell>
        </table:table-row>
        <table:table-row table:style-name="ro2">
          <table:table-cell/>
          <table:table-cell table:formula="of:=LN([.B16])" office:value-type="float" office:value="2.07944154167984">
            <text:p>2.0794</text:p>
          </table:table-cell>
          <table:table-cell table:formula="of:=LN([.C16])" office:value-type="float" office:value="0.118582715826948">
            <text:p>0.1186</text:p>
          </table:table-cell>
          <table:table-cell table:formula="of:=LN([.D16])" office:value-type="float" office:value="-0.0801260444792849">
            <text:p>-0.0801</text:p>
          </table:table-cell>
          <table:table-cell table:formula="of:=LN([.E16])" office:value-type="float" office:value="0.222022923645507">
            <text:p>0.2220</text:p>
          </table:table-cell>
          <table:table-cell table:formula="of:=LN([.F16])" office:value-type="float" office:value="0.129711606521657">
            <text:p>0.1297</text:p>
          </table:table-cell>
          <table:table-cell table:formula="of:=LN([.G16])" office:value-type="float" office:value="0.103368532977033">
            <text:p>0.1034</text:p>
          </table:table-cell>
          <table:table-cell table:formula="of:=LN([.H16])" office:value-type="float" office:value="0.207501855324253">
            <text:p>0.2075</text:p>
          </table:table-cell>
          <table:table-cell table:formula="of:=LN([.I16])" office:value-type="float" office:value="0.19334392007569">
            <text:p>0.1933</text:p>
          </table:table-cell>
          <table:table-cell table:formula="of:=LN([.J16])" office:value-type="float" office:value="0.249434885268278">
            <text:p>0.2494</text:p>
          </table:table-cell>
          <table:table-cell table:formula="of:=LN([.K16])" office:value-type="float" office:value="-0.804972995742202">
            <text:p>-0.8050</text:p>
          </table:table-cell>
          <table:table-cell table:formula="of:=LN([.L16])" office:value-type="float" office:value="-0.716211120158497">
            <text:p>-0.7162</text:p>
          </table:table-cell>
          <table:table-cell table:formula="of:=LN([.M16])" office:value-type="float" office:value="-0.53136852499732">
            <text:p>-0.5314</text:p>
          </table:table-cell>
          <table:table-cell table:formula="of:=LN([.N16])" office:value-type="float" office:value="-0.502196297067936">
            <text:p>-0.5022</text:p>
          </table:table-cell>
          <table:table-cell table:style-name="ce4" table:formula="of:=LN([.O16])" office:value-type="float" office:value="-0.486458267317696">
            <text:p>-0.4865</text:p>
          </table:table-cell>
          <table:table-cell table:style-name="ce4" table:formula="of:=LN([.P16])" office:value-type="float" office:value="-0.350976922824095">
            <text:p>-0.3510</text:p>
          </table:table-cell>
          <table:table-cell table:style-name="ce4" table:formula="of:=LN([.Q16])" office:value-type="float" office:value="-0.542488304274832">
            <text:p>-0.5425</text:p>
          </table:table-cell>
          <table:table-cell table:style-name="ce4" table:formula="of:=LN([.R16])" office:value-type="float" office:value="-0.493804639431688">
            <text:p>-0.4938</text:p>
          </table:table-cell>
          <table:table-cell table:formula="of:=LN([.S16])" office:value-type="float" office:value="-1.67131331615219">
            <text:p>-1.6713</text:p>
          </table:table-cell>
          <table:table-cell table:formula="of:=LN([.T16])" office:value-type="float" office:value="-1.72765854382153">
            <text:p>-1.7277</text:p>
          </table:table-cell>
          <table:table-cell table:formula="of:=LN([.U16])" office:value-type="float" office:value="-2.01740615076038">
            <text:p>-2.0174</text:p>
          </table:table-cell>
          <table:table-cell table:formula="of:=LN([.V16])" office:value-type="float" office:value="-2.06199462807612">
            <text:p>-2.0620</text:p>
          </table:table-cell>
          <table:table-cell table:formula="of:=LN([.W16])" office:value-type="float" office:value="-0.719696515793482">
            <text:p>-0.7197</text:p>
          </table:table-cell>
          <table:table-cell table:formula="of:=LN([.X16])" office:value-type="float" office:value="-0.772190387900398">
            <text:p>-0.7722</text:p>
          </table:table-cell>
        </table:table-row>
        <table:table-row table:style-name="ro2">
          <table:table-cell/>
          <table:table-cell table:formula="of:=LN([.B17])" office:value-type="float" office:value="2.30258509299405">
            <text:p>2.3026</text:p>
          </table:table-cell>
          <table:table-cell table:formula="of:=LN([.C17])" office:value-type="float" office:value="0.193096629961913">
            <text:p>0.1931</text:p>
          </table:table-cell>
          <table:table-cell table:formula="of:=LN([.D17])" office:value-type="float" office:value="0.0204886664273156">
            <text:p>0.0205</text:p>
          </table:table-cell>
          <table:table-cell table:formula="of:=LN([.E17])" office:value-type="float" office:value="0.298102589779665">
            <text:p>0.2981</text:p>
          </table:table-cell>
          <table:table-cell table:formula="of:=LN([.F17])" office:value-type="float" office:value="0.217929984261322">
            <text:p>0.2179</text:p>
          </table:table-cell>
          <table:table-cell table:formula="of:=LN([.G17])" office:value-type="float" office:value="0.104990447190937">
            <text:p>0.1050</text:p>
          </table:table-cell>
          <table:table-cell table:formula="of:=LN([.H17])" office:value-type="float" office:value="0.197456444378225">
            <text:p>0.1975</text:p>
          </table:table-cell>
          <table:table-cell table:formula="of:=LN([.I17])" office:value-type="float" office:value="0.185898485284297">
            <text:p>0.1859</text:p>
          </table:table-cell>
          <table:table-cell table:formula="of:=LN([.J17])" office:value-type="float" office:value="0.238780652093609">
            <text:p>0.2388</text:p>
          </table:table-cell>
          <table:table-cell table:formula="of:=LN([.K17])" office:value-type="float" office:value="-0.817124360379656">
            <text:p>-0.8171</text:p>
          </table:table-cell>
          <table:table-cell table:formula="of:=LN([.L17])" office:value-type="float" office:value="-0.736263471633573">
            <text:p>-0.7363</text:p>
          </table:table-cell>
          <table:table-cell table:formula="of:=LN([.M17])" office:value-type="float" office:value="-0.540082804833109">
            <text:p>-0.5401</text:p>
          </table:table-cell>
          <table:table-cell table:formula="of:=LN([.N17])" office:value-type="float" office:value="-0.513997314931626">
            <text:p>-0.5140</text:p>
          </table:table-cell>
          <table:table-cell table:style-name="ce4" table:formula="of:=LN([.O17])" office:value-type="float" office:value="-0.490043084583462">
            <text:p>-0.4900</text:p>
          </table:table-cell>
          <table:table-cell table:style-name="ce4" table:formula="of:=LN([.P17])" office:value-type="float" office:value="-0.369615455214467">
            <text:p>-0.3696</text:p>
          </table:table-cell>
          <table:table-cell table:style-name="ce4" table:formula="of:=LN([.Q17])" office:value-type="float" office:value="-0.549393216915249">
            <text:p>-0.5494</text:p>
          </table:table-cell>
          <table:table-cell table:style-name="ce4" table:formula="of:=LN([.R17])" office:value-type="float" office:value="-0.506667613617327">
            <text:p>-0.5067</text:p>
          </table:table-cell>
          <table:table-cell table:formula="of:=LN([.S17])" office:value-type="float" office:value="-1.61797424345639">
            <text:p>-1.6180</text:p>
          </table:table-cell>
          <table:table-cell table:formula="of:=LN([.T17])" office:value-type="float" office:value="-1.66389409823016">
            <text:p>-1.6639</text:p>
          </table:table-cell>
          <table:table-cell table:formula="of:=LN([.U17])" office:value-type="float" office:value="-1.96611285637283">
            <text:p>-1.9661</text:p>
          </table:table-cell>
          <table:table-cell table:formula="of:=LN([.V17])" office:value-type="float" office:value="-2.00322151576843">
            <text:p>-2.0032</text:p>
          </table:table-cell>
          <table:table-cell table:formula="of:=LN([.W17])" office:value-type="float" office:value="-0.657201053786476">
            <text:p>-0.6572</text:p>
          </table:table-cell>
          <table:table-cell table:formula="of:=LN([.X17])" office:value-type="float" office:value="-0.700776207724436">
            <text:p>-0.7008</text:p>
          </table:table-cell>
        </table:table-row>
        <table:table-row table:style-name="ro2">
          <table:table-cell/>
          <table:table-cell table:formula="of:=LN([.B18])" office:value-type="float" office:value="2.99573227355399">
            <text:p>2.9957</text:p>
          </table:table-cell>
          <table:table-cell table:formula="of:=LN([.C18])" office:value-type="float" office:value="0.403596697048137">
            <text:p>0.4036</text:p>
          </table:table-cell>
          <table:table-cell table:formula="of:=LN([.D18])" office:value-type="float" office:value="0.294980374932892">
            <text:p>0.2950</text:p>
          </table:table-cell>
          <table:table-cell table:formula="of:=LN([.E18])" office:value-type="float" office:value="0.508382642114851">
            <text:p>0.5084</text:p>
          </table:table-cell>
          <table:table-cell table:formula="of:=LN([.F18])" office:value-type="float" office:value="0.463230744958307">
            <text:p>0.4632</text:p>
          </table:table-cell>
          <table:table-cell table:formula="of:=LN([.G18])" office:value-type="float" office:value="0.104810364352345">
            <text:p>0.1048</text:p>
          </table:table-cell>
          <table:table-cell table:formula="of:=LN([.H18])" office:value-type="float" office:value="0.168222632414453">
            <text:p>0.1682</text:p>
          </table:table-cell>
          <table:table-cell table:formula="of:=LN([.I18])" office:value-type="float" office:value="0.165344932586838">
            <text:p>0.1653</text:p>
          </table:table-cell>
          <table:table-cell table:formula="of:=LN([.J18])" office:value-type="float" office:value="0.20660758267411">
            <text:p>0.2066</text:p>
          </table:table-cell>
          <table:table-cell table:formula="of:=LN([.K18])" office:value-type="float" office:value="-0.850268936332158">
            <text:p>-0.8503</text:p>
          </table:table-cell>
          <table:table-cell table:formula="of:=LN([.L18])" office:value-type="float" office:value="-0.792083928419969">
            <text:p>-0.7921</text:p>
          </table:table-cell>
          <table:table-cell table:formula="of:=LN([.M18])" office:value-type="float" office:value="-0.562820918884371">
            <text:p>-0.5628</text:p>
          </table:table-cell>
          <table:table-cell table:formula="of:=LN([.N18])" office:value-type="float" office:value="-0.54524455063645">
            <text:p>-0.5452</text:p>
          </table:table-cell>
          <table:table-cell table:style-name="ce4" table:formula="of:=LN([.O18])" office:value-type="float" office:value="-0.503519048583552">
            <text:p>-0.5035</text:p>
          </table:table-cell>
          <table:table-cell table:style-name="ce4" table:formula="of:=LN([.P18])" office:value-type="float" office:value="-0.421442062631305">
            <text:p>-0.4214</text:p>
          </table:table-cell>
          <table:table-cell table:style-name="ce4" table:formula="of:=LN([.Q18])" office:value-type="float" office:value="-0.568454736602627">
            <text:p>-0.5685</text:p>
          </table:table-cell>
          <table:table-cell table:style-name="ce4" table:formula="of:=LN([.R18])" office:value-type="float" office:value="-0.540082804833109">
            <text:p>-0.5401</text:p>
          </table:table-cell>
          <table:table-cell table:formula="of:=LN([.S18])" office:value-type="float" office:value="-1.46663711380243">
            <text:p>-1.4666</text:p>
          </table:table-cell>
          <table:table-cell table:formula="of:=LN([.T18])" office:value-type="float" office:value="-1.48987867737646">
            <text:p>-1.4899</text:p>
          </table:table-cell>
          <table:table-cell table:formula="of:=LN([.U18])" office:value-type="float" office:value="-1.82263113289514">
            <text:p>-1.8226</text:p>
          </table:table-cell>
          <table:table-cell table:formula="of:=LN([.V18])" office:value-type="float" office:value="-1.83948020543947">
            <text:p>-1.8395</text:p>
          </table:table-cell>
          <table:table-cell table:formula="of:=LN([.W18])" office:value-type="float" office:value="-0.484021421013939">
            <text:p>-0.4840</text:p>
          </table:table-cell>
          <table:table-cell table:formula="of:=LN([.X18])" office:value-type="float" office:value="-0.506335718493139">
            <text:p>-0.5063</text:p>
          </table:table-cell>
        </table:table-row>
        <table:table-row table:style-name="ro2">
          <table:table-cell/>
          <table:table-cell table:formula="of:=LN([.B19])" office:value-type="float" office:value="3.40119738166216">
            <text:p>3.4012</text:p>
          </table:table-cell>
          <table:table-cell table:formula="of:=LN([.C19])" office:value-type="float" office:value="0.513781251591623">
            <text:p>0.5138</text:p>
          </table:table-cell>
          <table:table-cell table:formula="of:=LN([.D19])" office:value-type="float" office:value="0.432561333769865">
            <text:p>0.4326</text:p>
          </table:table-cell>
          <table:table-cell table:formula="of:=LN([.E19])" office:value-type="float" office:value="0.616104136061633">
            <text:p>0.6161</text:p>
          </table:table-cell>
          <table:table-cell table:formula="of:=LN([.F19])" office:value-type="float" office:value="0.585506289042554">
            <text:p>0.5855</text:p>
          </table:table-cell>
          <table:table-cell table:formula="of:=LN([.G19])" office:value-type="float" office:value="0.10228579354075">
            <text:p>0.1023</text:p>
          </table:table-cell>
          <table:table-cell table:formula="of:=LN([.H19])" office:value-type="float" office:value="0.152978564597081">
            <text:p>0.1530</text:p>
          </table:table-cell>
          <table:table-cell table:formula="of:=LN([.I19])" office:value-type="float" office:value="0.154693389676481">
            <text:p>0.1547</text:p>
          </table:table-cell>
          <table:table-cell table:formula="of:=LN([.J19])" office:value-type="float" office:value="0.189214413051125">
            <text:p>0.1892</text:p>
          </table:table-cell>
          <table:table-cell table:formula="of:=LN([.K19])" office:value-type="float" office:value="-0.867500567704723">
            <text:p>-0.8675</text:p>
          </table:table-cell>
          <table:table-cell table:formula="of:=LN([.L19])" office:value-type="float" office:value="-0.820071874133612">
            <text:p>-0.8201</text:p>
          </table:table-cell>
          <table:table-cell table:formula="of:=LN([.M19])" office:value-type="float" office:value="-0.573765423539865">
            <text:p>-0.5738</text:p>
          </table:table-cell>
          <table:table-cell table:formula="of:=LN([.N19])" office:value-type="float" office:value="-0.559665789185464">
            <text:p>-0.5597</text:p>
          </table:table-cell>
          <table:table-cell table:style-name="ce4" table:formula="of:=LN([.O19])" office:value-type="float" office:value="-0.51266063971172">
            <text:p>-0.5127</text:p>
          </table:table-cell>
          <table:table-cell table:style-name="ce4" table:formula="of:=LN([.P19])" office:value-type="float" office:value="-0.447225042356396">
            <text:p>-0.4472</text:p>
          </table:table-cell>
          <table:table-cell table:style-name="ce4" table:formula="of:=LN([.Q19])" office:value-type="float" office:value="-0.578212642467846">
            <text:p>-0.5782</text:p>
          </table:table-cell>
          <table:table-cell table:style-name="ce4" table:formula="of:=LN([.R19])" office:value-type="float" office:value="-0.555648667374312">
            <text:p>-0.5556</text:p>
          </table:table-cell>
          <table:table-cell table:formula="of:=LN([.S19])" office:value-type="float" office:value="-1.38749508169641">
            <text:p>-1.3875</text:p>
          </table:table-cell>
          <table:table-cell table:formula="of:=LN([.T19])" office:value-type="float" office:value="-1.40161106523178">
            <text:p>-1.4016</text:p>
          </table:table-cell>
          <table:table-cell table:formula="of:=LN([.U19])" office:value-type="float" office:value="-1.74640376750726">
            <text:p>-1.7464</text:p>
          </table:table-cell>
          <table:table-cell table:formula="of:=LN([.V19])" office:value-type="float" office:value="-1.7561992938295">
            <text:p>-1.7562</text:p>
          </table:table-cell>
          <table:table-cell table:formula="of:=LN([.W19])" office:value-type="float" office:value="-0.394821948009684">
            <text:p>-0.3948</text:p>
          </table:table-cell>
          <table:table-cell table:formula="of:=LN([.X19])" office:value-type="float" office:value="-0.408118625573728">
            <text:p>-0.4081</text:p>
          </table:table-cell>
        </table:table-row>
        <table:table-row table:style-name="ro2">
          <table:table-cell/>
          <table:table-cell table:formula="of:=LN([.B20])" office:value-type="float" office:value="3.68887945411394">
            <text:p>3.6889</text:p>
          </table:table-cell>
          <table:table-cell table:formula="of:=LN([.C20])" office:value-type="float" office:value="0.586897380717235">
            <text:p>0.5869</text:p>
          </table:table-cell>
          <table:table-cell table:formula="of:=LN([.D20])" office:value-type="float" office:value="0.521587506410021">
            <text:p>0.5216</text:p>
          </table:table-cell>
          <table:table-cell table:formula="of:=LN([.E20])" office:value-type="float" office:value="0.686726612757023">
            <text:p>0.6867</text:p>
          </table:table-cell>
          <table:table-cell table:formula="of:=LN([.F20])" office:value-type="float" office:value="0.664644820087233">
            <text:p>0.6646</text:p>
          </table:table-cell>
          <table:table-cell table:formula="of:=LN([.G20])" office:value-type="float" office:value="0.0998453349697161">
            <text:p>0.0998</text:p>
          </table:table-cell>
          <table:table-cell table:formula="of:=LN([.H20])" office:value-type="float" office:value="0.143060842840652">
            <text:p>0.1431</text:p>
          </table:table-cell>
          <table:table-cell table:formula="of:=LN([.I20])" office:value-type="float" office:value="0.147557564357615">
            <text:p>0.1476</text:p>
          </table:table-cell>
          <table:table-cell table:formula="of:=LN([.J20])" office:value-type="float" office:value="0.177727687783727">
            <text:p>0.1777</text:p>
          </table:table-cell>
          <table:table-cell table:formula="of:=LN([.K20])" office:value-type="float" office:value="-0.878513367540125">
            <text:p>-0.8785</text:p>
          </table:table-cell>
          <table:table-cell table:formula="of:=LN([.L20])" office:value-type="float" office:value="-0.837941765463179">
            <text:p>-0.8379</text:p>
          </table:table-cell>
          <table:table-cell table:formula="of:=LN([.M20])" office:value-type="float" office:value="-0.580711751230157">
            <text:p>-0.5807</text:p>
          </table:table-cell>
          <table:table-cell table:formula="of:=LN([.N20])" office:value-type="float" office:value="-0.568631305862378">
            <text:p>-0.5686</text:p>
          </table:table-cell>
          <table:table-cell table:style-name="ce4" table:formula="of:=LN([.O20])" office:value-type="float" office:value="-0.519361954788277">
            <text:p>-0.5194</text:p>
          </table:table-cell>
          <table:table-cell table:style-name="ce4" table:formula="of:=LN([.P20])" office:value-type="float" office:value="-0.463624022281697">
            <text:p>-0.4636</text:p>
          </table:table-cell>
          <table:table-cell table:style-name="ce4" table:formula="of:=LN([.Q20])" office:value-type="float" office:value="-0.584113419535823">
            <text:p>-0.5841</text:p>
          </table:table-cell>
          <table:table-cell table:style-name="ce4" table:formula="of:=LN([.R20])" office:value-type="float" office:value="-0.565105830679061">
            <text:p>-0.5651</text:p>
          </table:table-cell>
          <table:table-cell table:formula="of:=LN([.S20])" office:value-type="float" office:value="-1.33408148967296">
            <text:p>-1.3341</text:p>
          </table:table-cell>
          <table:table-cell table:formula="of:=LN([.T20])" office:value-type="float" office:value="-1.34323487165944">
            <text:p>-1.3432</text:p>
          </table:table-cell>
          <table:table-cell table:formula="of:=LN([.U20])" office:value-type="float" office:value="-1.69554061148751">
            <text:p>-1.6955</text:p>
          </table:table-cell>
          <table:table-cell table:formula="of:=LN([.V20])" office:value-type="float" office:value="-1.70100510595959">
            <text:p>-1.7010</text:p>
          </table:table-cell>
          <table:table-cell table:formula="of:=LN([.W20])" office:value-type="float" office:value="-0.335612606209331">
            <text:p>-0.3356</text:p>
          </table:table-cell>
          <table:table-cell table:formula="of:=LN([.X20])" office:value-type="float" office:value="-0.344040806121165">
            <text:p>-0.3440</text:p>
          </table:table-cell>
        </table:table-row>
        <table:table-row table:style-name="ro2">
          <table:table-cell/>
          <table:table-cell table:formula="of:=LN([.B21])" office:value-type="float" office:value="4.0943445622221">
            <text:p>4.0943</text:p>
          </table:table-cell>
          <table:table-cell table:formula="of:=LN([.C21])" office:value-type="float" office:value="0.683450317581081">
            <text:p>0.6835</text:p>
          </table:table-cell>
          <table:table-cell table:formula="of:=LN([.D21])" office:value-type="float" office:value="0.636471003366389">
            <text:p>0.6365</text:p>
          </table:table-cell>
          <table:table-cell table:formula="of:=LN([.E21])" office:value-type="float" office:value="0.779370747308563">
            <text:p>0.7794</text:p>
          </table:table-cell>
          <table:table-cell table:formula="of:=LN([.F21])" office:value-type="float" office:value="0.766908664121999">
            <text:p>0.7669</text:p>
          </table:table-cell>
          <table:table-cell table:formula="of:=LN([.G21])" office:value-type="float" office:value="0.095946341047209">
            <text:p>0.0959</text:p>
          </table:table-cell>
          <table:table-cell table:formula="of:=LN([.H21])" office:value-type="float" office:value="0.130501808064158">
            <text:p>0.1305</text:p>
          </table:table-cell>
          <table:table-cell table:formula="of:=LN([.I21])" office:value-type="float" office:value="0.138108402117629">
            <text:p>0.1381</text:p>
          </table:table-cell>
          <table:table-cell table:formula="of:=LN([.J21])" office:value-type="float" office:value="0.16296882827814">
            <text:p>0.1630</text:p>
          </table:table-cell>
          <table:table-cell table:formula="of:=LN([.K21])" office:value-type="float" office:value="-0.893062605754948">
            <text:p>-0.8931</text:p>
          </table:table-cell>
          <table:table-cell table:formula="of:=LN([.L21])" office:value-type="float" office:value="-0.860383099935859">
            <text:p>-0.8604</text:p>
          </table:table-cell>
          <table:table-cell table:formula="of:=LN([.M21])" office:value-type="float" office:value="-0.588967361650281">
            <text:p>-0.5890</text:p>
          </table:table-cell>
          <table:table-cell table:formula="of:=LN([.N21])" office:value-type="float" office:value="-0.579818495252942">
            <text:p>-0.5798</text:p>
          </table:table-cell>
          <table:table-cell table:style-name="ce4" table:formula="of:=LN([.O21])" office:value-type="float" office:value="-0.52831093810701">
            <text:p>-0.5283</text:p>
          </table:table-cell>
          <table:table-cell table:style-name="ce4" table:formula="of:=LN([.P21])" office:value-type="float" office:value="-0.484021421013939">
            <text:p>-0.4840</text:p>
          </table:table-cell>
          <table:table-cell table:style-name="ce4" table:formula="of:=LN([.Q21])" office:value-type="float" office:value="-0.591312874678677">
            <text:p>-0.5913</text:p>
          </table:table-cell>
          <table:table-cell table:style-name="ce4" table:formula="of:=LN([.R21])" office:value-type="float" office:value="-0.577143504803639">
            <text:p>-0.5771</text:p>
          </table:table-cell>
          <table:table-cell table:formula="of:=LN([.S21])" office:value-type="float" office:value="-1.26301534495972">
            <text:p>-1.2630</text:p>
          </table:table-cell>
          <table:table-cell table:formula="of:=LN([.T21])" office:value-type="float" office:value="-1.26691260409981">
            <text:p>-1.2669</text:p>
          </table:table-cell>
          <table:table-cell table:formula="of:=LN([.U21])" office:value-type="float" office:value="-1.62607555358712">
            <text:p>-1.6261</text:p>
          </table:table-cell>
          <table:table-cell table:formula="of:=LN([.V21])" office:value-type="float" office:value="-1.62811117769972">
            <text:p>-1.6281</text:p>
          </table:table-cell>
          <table:table-cell table:formula="of:=LN([.W21])" office:value-type="float" office:value="-0.256441836715724">
            <text:p>-0.2564</text:p>
          </table:table-cell>
          <table:table-cell table:formula="of:=LN([.X21])" office:value-type="float" office:value="-0.260456086198189">
            <text:p>-0.2605</text:p>
          </table:table-cell>
        </table:table-row>
        <table:table-row table:style-name="ro2">
          <table:table-cell/>
          <table:table-cell table:formula="of:=LN([.B22])" office:value-type="float" office:value="4.38202663467388">
            <text:p>4.3820</text:p>
          </table:table-cell>
          <table:table-cell table:formula="of:=LN([.C22])" office:value-type="float" office:value="0.74777740121106">
            <text:p>0.7478</text:p>
          </table:table-cell>
          <table:table-cell table:formula="of:=LN([.D22])" office:value-type="float" office:value="0.711379948821005">
            <text:p>0.7114</text:p>
          </table:table-cell>
          <table:table-cell table:formula="of:=LN([.E22])" office:value-type="float" office:value="0.840877292584281">
            <text:p>0.8409</text:p>
          </table:table-cell>
          <table:table-cell table:formula="of:=LN([.F22])" office:value-type="float" office:value="0.833734868869592">
            <text:p>0.8337</text:p>
          </table:table-cell>
          <table:table-cell table:formula="of:=LN([.G22])" office:value-type="float" office:value="0.0931259779894836">
            <text:p>0.0931</text:p>
          </table:table-cell>
          <table:table-cell table:formula="of:=LN([.H22])" office:value-type="float" office:value="0.122306124383968">
            <text:p>0.1223</text:p>
          </table:table-cell>
          <table:table-cell table:formula="of:=LN([.I22])" office:value-type="float" office:value="0.131817424620187">
            <text:p>0.1318</text:p>
          </table:table-cell>
          <table:table-cell table:formula="of:=LN([.J22])" office:value-type="float" office:value="0.153493320957109">
            <text:p>0.1535</text:p>
          </table:table-cell>
          <table:table-cell table:formula="of:=LN([.K22])" office:value-type="float" office:value="-0.902387826705164">
            <text:p>-0.9024</text:p>
          </table:table-cell>
          <table:table-cell table:formula="of:=LN([.L22])" office:value-type="float" office:value="-0.874669057183336">
            <text:p>-0.8747</text:p>
          </table:table-cell>
          <table:table-cell table:formula="of:=LN([.M22])" office:value-type="float" office:value="-0.594026089692138">
            <text:p>-0.5940</text:p>
          </table:table-cell>
          <table:table-cell table:formula="of:=LN([.N22])" office:value-type="float" office:value="-0.586807144788619">
            <text:p>-0.5868</text:p>
          </table:table-cell>
          <table:table-cell table:style-name="ce4" table:formula="of:=LN([.O22])" office:value-type="float" office:value="-0.534264855499753">
            <text:p>-0.5343</text:p>
          </table:table-cell>
          <table:table-cell table:style-name="ce4" table:formula="of:=LN([.P22])" office:value-type="float" office:value="-0.497251503738873">
            <text:p>-0.4973</text:p>
          </table:table-cell>
          <table:table-cell table:style-name="ce4" table:formula="of:=LN([.Q22])" office:value-type="float" office:value="-0.595294780392441">
            <text:p>-0.5953</text:p>
          </table:table-cell>
          <table:table-cell table:style-name="ce4" table:formula="of:=LN([.R22])" office:value-type="float" office:value="-0.584472163934289">
            <text:p>-0.5845</text:p>
          </table:table-cell>
          <table:table-cell table:formula="of:=LN([.S22])" office:value-type="float" office:value="-1.21435989721242">
            <text:p>-1.2144</text:p>
          </table:table-cell>
          <table:table-cell table:formula="of:=LN([.T22])" office:value-type="float" office:value="-1.21604538556021">
            <text:p>-1.2160</text:p>
          </table:table-cell>
          <table:table-cell table:formula="of:=LN([.U22])" office:value-type="float" office:value="-1.57890870739928">
            <text:p>-1.5789</text:p>
          </table:table-cell>
          <table:table-cell table:formula="of:=LN([.V22])" office:value-type="float" office:value="-1.57939379108572">
            <text:p>-1.5794</text:p>
          </table:table-cell>
          <table:table-cell table:formula="of:=LN([.W22])" office:value-type="float" office:value="-0.202850848046447">
            <text:p>-0.2029</text:p>
          </table:table-cell>
          <table:table-cell table:formula="of:=LN([.X22])" office:value-type="float" office:value="-0.205180850940037">
            <text:p>-0.2052</text:p>
          </table:table-cell>
        </table:table-row>
        <table:table-row table:style-name="ro2">
          <table:table-cell/>
          <table:table-cell table:formula="of:=LN([.B23])" office:value-type="float" office:value="4.60517018598809">
            <text:p>4.6052</text:p>
          </table:table-cell>
          <table:table-cell table:formula="of:=LN([.C23])" office:value-type="float" office:value="0.795523247176812">
            <text:p>0.7955</text:p>
          </table:table-cell>
          <table:table-cell table:formula="of:=LN([.D23])" office:value-type="float" office:value="0.766165273296517">
            <text:p>0.7662</text:p>
          </table:table-cell>
          <table:table-cell table:formula="of:=LN([.E23])" office:value-type="float" office:value="0.886491100635636">
            <text:p>0.8865</text:p>
          </table:table-cell>
          <table:table-cell table:formula="of:=LN([.F23])" office:value-type="float" office:value="0.882568474469123">
            <text:p>0.8826</text:p>
          </table:table-cell>
          <table:table-cell table:formula="of:=LN([.G23])" office:value-type="float" office:value="0.090936994992102">
            <text:p>0.0909</text:p>
          </table:table-cell>
          <table:table-cell table:formula="of:=LN([.H23])" office:value-type="float" office:value="0.116448812643247">
            <text:p>0.1164</text:p>
          </table:table-cell>
          <table:table-cell table:formula="of:=LN([.I23])" office:value-type="float" office:value="0.127337248461195">
            <text:p>0.1273</text:p>
          </table:table-cell>
          <table:table-cell table:formula="of:=LN([.J23])" office:value-type="float" office:value="0.146694379150803">
            <text:p>0.1467</text:p>
          </table:table-cell>
          <table:table-cell table:formula="of:=LN([.K23])" office:value-type="float" office:value="-0.909066886784835">
            <text:p>-0.9091</text:p>
          </table:table-cell>
          <table:table-cell table:formula="of:=LN([.L23])" office:value-type="float" office:value="-0.884792064814784">
            <text:p>-0.8848</text:p>
          </table:table-cell>
          <table:table-cell table:formula="of:=LN([.M23])" office:value-type="float" office:value="-0.597655199100725">
            <text:p>-0.5977</text:p>
          </table:table-cell>
          <table:table-cell table:formula="of:=LN([.N23])" office:value-type="float" office:value="-0.591854929078073">
            <text:p>-0.5919</text:p>
          </table:table-cell>
          <table:table-cell table:style-name="ce4" table:formula="of:=LN([.O23])" office:value-type="float" office:value="-0.538539462333506">
            <text:p>-0.5385</text:p>
          </table:table-cell>
          <table:table-cell table:style-name="ce4" table:formula="of:=LN([.P23])" office:value-type="float" office:value="-0.506833602496453">
            <text:p>-0.5068</text:p>
          </table:table-cell>
          <table:table-cell table:style-name="ce4" table:formula="of:=LN([.Q23])" office:value-type="float" office:value="-0.598382604115522">
            <text:p>-0.5984</text:p>
          </table:table-cell>
          <table:table-cell table:style-name="ce4" table:formula="of:=LN([.R23])" office:value-type="float" office:value="-0.590049222556378">
            <text:p>-0.5900</text:p>
          </table:table-cell>
          <table:table-cell table:formula="of:=LN([.S23])" office:value-type="float" office:value="-1.17733087337951">
            <text:p>-1.1773</text:p>
          </table:table-cell>
          <table:table-cell table:formula="of:=LN([.T23])" office:value-type="float" office:value="-1.17830505757736">
            <text:p>-1.1783</text:p>
          </table:table-cell>
          <table:table-cell table:formula="of:=LN([.U23])" office:value-type="float" office:value="-1.54318211665704">
            <text:p>-1.5432</text:p>
          </table:table-cell>
          <table:table-cell table:formula="of:=LN([.V23])" office:value-type="float" office:value="-1.5436501718961">
            <text:p>-1.5437</text:p>
          </table:table-cell>
          <table:table-cell table:formula="of:=LN([.W23])" office:value-type="float" office:value="-0.162283663057447">
            <text:p>-0.1623</text:p>
          </table:table-cell>
          <table:table-cell table:formula="of:=LN([.X23])" office:value-type="float" office:value="-0.164520932168448">
            <text:p>-0.1645</text:p>
          </table:table-cell>
        </table:table-row>
        <table:table-row table:style-name="ro2">
          <table:table-cell/>
          <table:table-cell table:formula="of:=LN([.B24])" office:value-type="float" office:value="5.29831736654804">
            <text:p>5.2983</text:p>
          </table:table-cell>
          <table:table-cell table:formula="of:=LN([.C24])" office:value-type="float" office:value="0.933226508580357">
            <text:p>0.9332</text:p>
          </table:table-cell>
          <table:table-cell table:formula="of:=LN([.D24])" office:value-type="float" office:value="0.919764690685656">
            <text:p>0.9198</text:p>
          </table:table-cell>
          <table:table-cell table:formula="of:=LN([.E24])" office:value-type="float" office:value="1.01783597864082">
            <text:p>1.0178</text:p>
          </table:table-cell>
          <table:table-cell table:formula="of:=LN([.F24])" office:value-type="float" office:value="1.01931652418526">
            <text:p>1.0193</text:p>
          </table:table-cell>
          <table:table-cell table:formula="of:=LN([.G24])" office:value-type="float" office:value="0.084616845719879">
            <text:p>0.0846</text:p>
          </table:table-cell>
          <table:table-cell table:formula="of:=LN([.H24])" office:value-type="float" office:value="0.0995738048960924">
            <text:p>0.0996</text:p>
          </table:table-cell>
          <table:table-cell table:formula="of:=LN([.I24])" office:value-type="float" office:value="0.115112807100505">
            <text:p>0.1151</text:p>
          </table:table-cell>
          <table:table-cell table:formula="of:=LN([.J24])" office:value-type="float" office:value="0.127953364310461">
            <text:p>0.1280</text:p>
          </table:table-cell>
          <table:table-cell table:formula="of:=LN([.K24])" office:value-type="float" office:value="-0.92735167923358">
            <text:p>-0.9274</text:p>
          </table:table-cell>
          <table:table-cell table:formula="of:=LN([.L24])" office:value-type="float" office:value="-0.913046001709266">
            <text:p>-0.9130</text:p>
          </table:table-cell>
          <table:table-cell table:formula="of:=LN([.M24])" office:value-type="float" office:value="-0.607336524146834">
            <text:p>-0.6073</text:p>
          </table:table-cell>
          <table:table-cell table:formula="of:=LN([.N24])" office:value-type="float" office:value="-0.605869172452885">
            <text:p>-0.6059</text:p>
          </table:table-cell>
          <table:table-cell table:style-name="ce4" table:formula="of:=LN([.O24])" office:value-type="float" office:value="-0.550779939273023">
            <text:p>-0.5508</text:p>
          </table:table-cell>
          <table:table-cell table:style-name="ce4" table:formula="of:=LN([.P24])" office:value-type="float" office:value="-0.534264855499753">
            <text:p>-0.5343</text:p>
          </table:table-cell>
          <table:table-cell table:style-name="ce4" table:formula="of:=LN([.Q24])" office:value-type="float" office:value="-0.607520094592508">
            <text:p>-0.6075</text:p>
          </table:table-cell>
          <table:table-cell table:style-name="ce4" table:formula="of:=LN([.R24])" office:value-type="float" office:value="-0.606419177050121">
            <text:p>-0.6064</text:p>
          </table:table-cell>
          <table:table-cell table:formula="of:=LN([.S24])" office:value-type="float" office:value="-1.06915057851849">
            <text:p>-1.0692</text:p>
          </table:table-cell>
          <table:table-cell table:formula="of:=LN([.T24])" office:value-type="float" office:value="-1.07031641951326">
            <text:p>-1.0703</text:p>
          </table:table-cell>
          <table:table-cell table:formula="of:=LN([.U24])" office:value-type="float" office:value="-1.43843011554042">
            <text:p>-1.4384</text:p>
          </table:table-cell>
          <table:table-cell table:formula="of:=LN([.V24])" office:value-type="float" office:value="-1.43969513784701">
            <text:p>-1.4397</text:p>
          </table:table-cell>
          <table:table-cell table:formula="of:=LN([.W24])" office:value-type="float" office:value="-0.0443699477359405">
            <text:p>-0.0444</text:p>
          </table:table-cell>
          <table:table-cell table:formula="of:=LN([.X24])" office:value-type="float" office:value="-0.0477207362114117">
            <text:p>-0.0477</text:p>
          </table:table-cell>
        </table:table-row>
        <table:table-row table:style-name="ro2">
          <table:table-cell/>
          <table:table-cell table:formula="of:=LN([.B25])" office:value-type="float" office:value="5.7037824746562">
            <text:p>5.7038</text:p>
          </table:table-cell>
          <table:table-cell table:formula="of:=LN([.C25])" office:value-type="float" office:value="1.00722772686626">
            <text:p>1.0072</text:p>
          </table:table-cell>
          <table:table-cell table:formula="of:=LN([.D25])" office:value-type="float" office:value="0.999454717134891">
            <text:p>0.9995</text:p>
          </table:table-cell>
          <table:table-cell table:formula="of:=LN([.E25])" office:value-type="float" office:value="1.08812414655372">
            <text:p>1.0881</text:p>
          </table:table-cell>
          <table:table-cell table:formula="of:=LN([.F25])" office:value-type="float" office:value="1.09014319357673">
            <text:p>1.0901</text:p>
          </table:table-cell>
          <table:table-cell table:formula="of:=LN([.G25])" office:value-type="float" office:value="0.0809346174959993">
            <text:p>0.0809</text:p>
          </table:table-cell>
          <table:table-cell table:formula="of:=LN([.H25])" office:value-type="float" office:value="0.0906630348972421">
            <text:p>0.0907</text:p>
          </table:table-cell>
          <table:table-cell table:formula="of:=LN([.I25])" office:value-type="float" office:value="0.108944086989179">
            <text:p>0.1089</text:p>
          </table:table-cell>
          <table:table-cell table:formula="of:=LN([.J25])" office:value-type="float" office:value="0.118138528017042">
            <text:p>0.1181</text:p>
          </table:table-cell>
          <table:table-cell table:formula="of:=LN([.K25])" office:value-type="float" office:value="-0.936748573776551">
            <text:p>-0.9367</text:p>
          </table:table-cell>
          <table:table-cell table:formula="of:=LN([.L25])" office:value-type="float" office:value="-0.927604491774429">
            <text:p>-0.9276</text:p>
          </table:table-cell>
          <table:table-cell table:formula="of:=LN([.M25])" office:value-type="float" office:value="-0.612673796410068">
            <text:p>-0.6127</text:p>
          </table:table-cell>
          <table:table-cell table:formula="of:=LN([.N25])" office:value-type="float" office:value="-0.612673796410068">
            <text:p>-0.6127</text:p>
          </table:table-cell>
          <table:table-cell table:style-name="ce4" table:formula="of:=LN([.O25])" office:value-type="float" office:value="-0.557917231299841">
            <text:p>-0.5579</text:p>
          </table:table-cell>
          <table:table-cell table:style-name="ce4" table:formula="of:=LN([.P25])" office:value-type="float" office:value="-0.548181410309759">
            <text:p>-0.5482</text:p>
          </table:table-cell>
          <table:table-cell table:style-name="ce4" table:formula="of:=LN([.Q25])" office:value-type="float" office:value="-0.612673796410068">
            <text:p>-0.6127</text:p>
          </table:table-cell>
          <table:table-cell table:style-name="ce4" table:formula="of:=LN([.R25])" office:value-type="float" office:value="-0.613412212541092">
            <text:p>-0.6134</text:p>
          </table:table-cell>
          <table:table-cell table:formula="of:=LN([.S25])" office:value-type="float" office:value="-1.01225112302007">
            <text:p>-1.0123</text:p>
          </table:table-cell>
          <table:table-cell table:formula="of:=LN([.T25])" office:value-type="float" office:value="-1.01252633975498">
            <text:p>-1.0125</text:p>
          </table:table-cell>
          <table:table-cell table:formula="of:=LN([.U25])" office:value-type="float" office:value="-1.38389723652017">
            <text:p>-1.3839</text:p>
          </table:table-cell>
          <table:table-cell table:formula="of:=LN([.V25])" office:value-type="float" office:value="-1.38389723652017">
            <text:p>-1.3839</text:p>
          </table:table-cell>
          <table:table-cell table:formula="of:=LN([.W25])" office:value-type="float" office:value="0.0159717695096987">
            <text:p>0.0160</text:p>
          </table:table-cell>
          <table:table-cell table:formula="of:=LN([.X25])" office:value-type="float" office:value="0.0147900854726353">
            <text:p>0.0148</text:p>
          </table:table-cell>
        </table:table-row>
        <table:table-row table:style-name="ro2">
          <table:table-cell/>
          <table:table-cell table:formula="of:=LN([.B26])" office:value-type="float" office:value="5.99146454710798">
            <text:p>5.9915</text:p>
          </table:table-cell>
          <table:table-cell table:formula="of:=LN([.C26])" office:value-type="float" office:value="1.05709560846518">
            <text:p>1.0571</text:p>
          </table:table-cell>
          <table:table-cell table:formula="of:=LN([.D26])" office:value-type="float" office:value="1.05204465285178">
            <text:p>1.0520</text:p>
          </table:table-cell>
          <table:table-cell table:formula="of:=LN([.E26])" office:value-type="float" office:value="1.13529773947596">
            <text:p>1.1353</text:p>
          </table:table-cell>
          <table:table-cell table:formula="of:=LN([.F26])" office:value-type="float" office:value="1.1370955504838">
            <text:p>1.1371</text:p>
          </table:table-cell>
          <table:table-cell table:formula="of:=LN([.G26])" office:value-type="float" office:value="0.0782564979657673">
            <text:p>0.0783</text:p>
          </table:table-cell>
          <table:table-cell table:formula="of:=LN([.H26])" office:value-type="float" office:value="0.0850761723551193">
            <text:p>0.0851</text:p>
          </table:table-cell>
          <table:table-cell table:formula="of:=LN([.I26])" office:value-type="float" office:value="0.10490040982537">
            <text:p>0.1049</text:p>
          </table:table-cell>
          <table:table-cell table:formula="of:=LN([.J26])" office:value-type="float" office:value="0.111630816171185">
            <text:p>0.1116</text:p>
          </table:table-cell>
          <table:table-cell table:formula="of:=LN([.K26])" office:value-type="float" office:value="-0.943148186044038">
            <text:p>-0.9431</text:p>
          </table:table-cell>
          <table:table-cell table:formula="of:=LN([.L26])" office:value-type="float" office:value="-0.936493439191674">
            <text:p>-0.9365</text:p>
          </table:table-cell>
          <table:table-cell table:formula="of:=LN([.M26])" office:value-type="float" office:value="-0.616000971383292">
            <text:p>-0.6160</text:p>
          </table:table-cell>
          <table:table-cell table:formula="of:=LN([.N26])" office:value-type="float" office:value="-0.616556578398233">
            <text:p>-0.6166</text:p>
          </table:table-cell>
          <table:table-cell table:style-name="ce4" table:formula="of:=LN([.O26])" office:value-type="float" office:value="-0.562820918884371">
            <text:p>-0.5628</text:p>
          </table:table-cell>
          <table:table-cell table:style-name="ce4" table:formula="of:=LN([.P26])" office:value-type="float" office:value="-0.556695057424445">
            <text:p>-0.5567</text:p>
          </table:table-cell>
          <table:table-cell table:style-name="ce4" table:formula="of:=LN([.Q26])" office:value-type="float" office:value="-0.616000971383292">
            <text:p>-0.6160</text:p>
          </table:table-cell>
          <table:table-cell table:style-name="ce4" table:formula="of:=LN([.R26])" office:value-type="float" office:value="-0.618225254042686">
            <text:p>-0.6182</text:p>
          </table:table-cell>
          <table:table-cell table:formula="of:=LN([.S26])" office:value-type="float" office:value="-0.973390323914728">
            <text:p>-0.9734</text:p>
          </table:table-cell>
          <table:table-cell table:formula="of:=LN([.T26])" office:value-type="float" office:value="-0.973390323914728">
            <text:p>-0.9734</text:p>
          </table:table-cell>
          <table:table-cell table:formula="of:=LN([.U26])" office:value-type="float" office:value="-1.34630471290373">
            <text:p>-1.3463</text:p>
          </table:table-cell>
          <table:table-cell table:formula="of:=LN([.V26])" office:value-type="float" office:value="-1.34630471290373">
            <text:p>-1.3463</text:p>
          </table:table-cell>
          <table:table-cell table:formula="of:=LN([.W26])" office:value-type="float" office:value="0.0571361913708091">
            <text:p>0.0571</text:p>
          </table:table-cell>
          <table:table-cell table:formula="of:=LN([.X26])" office:value-type="float" office:value="0.0566638471175418">
            <text:p>0.0567</text:p>
          </table:table-cell>
        </table:table-row>
        <table:table-row table:style-name="ro2">
          <table:table-cell/>
          <table:table-cell table:formula="of:=LN([.B27])" office:value-type="float" office:value="6.39692965521615">
            <text:p>6.3969</text:p>
          </table:table-cell>
          <table:table-cell table:formula="of:=LN([.C27])" office:value-type="float" office:value="1.12385759402415">
            <text:p>1.1239</text:p>
          </table:table-cell>
          <table:table-cell table:formula="of:=LN([.D27])" office:value-type="float" office:value="1.12125401914893">
            <text:p>1.1213</text:p>
          </table:table-cell>
          <table:table-cell table:formula="of:=LN([.E27])" office:value-type="float" office:value="1.19833695270731">
            <text:p>1.1983</text:p>
          </table:table-cell>
          <table:table-cell table:formula="of:=LN([.F27])" office:value-type="float" office:value="1.19951287360384">
            <text:p>1.1995</text:p>
          </table:table-cell>
          <table:table-cell table:formula="of:=LN([.G27])" office:value-type="float" office:value="0.0744579109180097">
            <text:p>0.0745</text:p>
          </table:table-cell>
          <table:table-cell table:formula="of:=LN([.H27])" office:value-type="float" office:value="0.0782564979657673">
            <text:p>0.0783</text:p>
          </table:table-cell>
          <table:table-cell table:formula="of:=LN([.I27])" office:value-type="float" office:value="0.0993927438780348">
            <text:p>0.0994</text:p>
          </table:table-cell>
          <table:table-cell table:formula="of:=LN([.J27])" office:value-type="float" office:value="0.103368532977033">
            <text:p>0.1034</text:p>
          </table:table-cell>
          <table:table-cell table:formula="of:=LN([.K27])" office:value-type="float" office:value="-0.951399908987723">
            <text:p>-0.9514</text:p>
          </table:table-cell>
          <table:table-cell table:formula="of:=LN([.L27])" office:value-type="float" office:value="-0.947781398965526">
            <text:p>-0.9478</text:p>
          </table:table-cell>
          <table:table-cell table:formula="of:=LN([.M27])" office:value-type="float" office:value="-0.620454495166505">
            <text:p>-0.6205</text:p>
          </table:table-cell>
          <table:table-cell table:formula="of:=LN([.N27])" office:value-type="float" office:value="-0.621198681247361">
            <text:p>-0.6212</text:p>
          </table:table-cell>
          <table:table-cell table:style-name="ce4" table:formula="of:=LN([.O27])" office:value-type="float" office:value="-0.569691376633027">
            <text:p>-0.5697</text:p>
          </table:table-cell>
          <table:table-cell table:style-name="ce4" table:formula="of:=LN([.P27])" office:value-type="float" office:value="-0.566514529626579">
            <text:p>-0.5665</text:p>
          </table:table-cell>
          <table:table-cell table:style-name="ce4" table:formula="of:=LN([.Q27])" office:value-type="float" office:value="-0.620454495166505">
            <text:p>-0.6205</text:p>
          </table:table-cell>
          <table:table-cell table:style-name="ce4" table:formula="of:=LN([.R27])" office:value-type="float" office:value="-0.621570982070723">
            <text:p>-0.6216</text:p>
          </table:table-cell>
          <table:table-cell table:formula="of:=LN([.S27])" office:value-type="float" office:value="-0.921052048975866">
            <text:p>-0.9211</text:p>
          </table:table-cell>
          <table:table-cell table:formula="of:=LN([.T27])" office:value-type="float" office:value="-0.921052048975866">
            <text:p>-0.9211</text:p>
          </table:table-cell>
          <table:table-cell table:formula="of:=LN([.U27])" office:value-type="float" office:value="-1.2957226629355">
            <text:p>-1.2957</text:p>
          </table:table-cell>
          <table:table-cell table:formula="of:=LN([.V27])" office:value-type="float" office:value="-1.2957226629355">
            <text:p>-1.2957</text:p>
          </table:table-cell>
          <table:table-cell table:formula="of:=LN([.W27])" office:value-type="float" office:value="0.112792827475122">
            <text:p>0.1128</text:p>
          </table:table-cell>
          <table:table-cell table:formula="of:=LN([.X27])" office:value-type="float" office:value="0.112703489913085">
            <text:p>0.1127</text:p>
          </table:table-cell>
        </table:table-row>
        <table:table-row table:style-name="ro2">
          <table:table-cell/>
          <table:table-cell table:formula="of:=LN([.B28])" office:value-type="float" office:value="6.68461172766793">
            <text:p>6.6846</text:p>
          </table:table-cell>
          <table:table-cell table:formula="of:=LN([.C28])" office:value-type="float" office:value="1.16891541251053">
            <text:p>1.1689</text:p>
          </table:table-cell>
          <table:table-cell table:formula="of:=LN([.D28])" office:value-type="float" office:value="1.1673606858292">
            <text:p>1.1674</text:p>
          </table:table-cell>
          <table:table-cell table:formula="of:=LN([.E28])" office:value-type="float" office:value="1.24077713884798">
            <text:p>1.2408</text:p>
          </table:table-cell>
          <table:table-cell table:formula="of:=LN([.F28])" office:value-type="float" office:value="1.24155756465321">
            <text:p>1.2416</text:p>
          </table:table-cell>
          <table:table-cell table:formula="of:=LN([.G28])" office:value-type="float" office:value="0.0718554371004281">
            <text:p>0.0719</text:p>
          </table:table-cell>
          <table:table-cell table:formula="of:=LN([.H28])" office:value-type="float" office:value="0.0741793981742515">
            <text:p>0.0742</text:p>
          </table:table-cell>
          <table:table-cell table:formula="of:=LN([.I28])" office:value-type="float" office:value="0.0957646219843793">
            <text:p>0.0958</text:p>
          </table:table-cell>
          <table:table-cell table:formula="of:=LN([.J28])" office:value-type="float" office:value="0.0983056887841233">
            <text:p>0.0983</text:p>
          </table:table-cell>
          <table:table-cell table:formula="of:=LN([.K28])" office:value-type="float" office:value="-0.956852343630278">
            <text:p>-0.9569</text:p>
          </table:table-cell>
          <table:table-cell table:formula="of:=LN([.L28])" office:value-type="float" office:value="-0.954771718692437">
            <text:p>-0.9548</text:p>
          </table:table-cell>
          <table:table-cell table:formula="of:=LN([.M28])" office:value-type="float" office:value="-0.623434568148645">
            <text:p>-0.6234</text:p>
          </table:table-cell>
          <table:table-cell table:formula="of:=LN([.N28])" office:value-type="float" office:value="-0.623994321871629">
            <text:p>-0.6240</text:p>
          </table:table-cell>
          <table:table-cell table:style-name="ce4" table:formula="of:=LN([.O28])" office:value-type="float" office:value="-0.574298046721564">
            <text:p>-0.5743</text:p>
          </table:table-cell>
          <table:table-cell table:style-name="ce4" table:formula="of:=LN([.P28])" office:value-type="float" office:value="-0.572523738236206">
            <text:p>-0.5725</text:p>
          </table:table-cell>
          <table:table-cell table:style-name="ce4" table:formula="of:=LN([.Q28])" office:value-type="float" office:value="-0.623434568148645">
            <text:p>-0.6234</text:p>
          </table:table-cell>
          <table:table-cell table:style-name="ce4" table:formula="of:=LN([.R28])" office:value-type="float" office:value="-0.624180976095222">
            <text:p>-0.6242</text:p>
          </table:table-cell>
          <table:table-cell table:formula="of:=LN([.S28])" office:value-type="float" office:value="-0.885519073207401">
            <text:p>-0.8855</text:p>
          </table:table-cell>
          <table:table-cell table:formula="of:=LN([.T28])" office:value-type="float" office:value="-0.885519073207401">
            <text:p>-0.8855</text:p>
          </table:table-cell>
          <table:table-cell table:formula="of:=LN([.U28])" office:value-type="float" office:value="-1.26124887214567">
            <text:p>-1.2612</text:p>
          </table:table-cell>
          <table:table-cell table:formula="of:=LN([.V28])" office:value-type="float" office:value="-1.26124887214567">
            <text:p>-1.2612</text:p>
          </table:table-cell>
          <table:table-cell table:formula="of:=LN([.W28])" office:value-type="float" office:value="0.150830889702584">
            <text:p>0.1508</text:p>
          </table:table-cell>
          <table:table-cell table:formula="of:=LN([.X28])" office:value-type="float" office:value="0.150486833273936">
            <text:p>0.1505</text:p>
          </table:table-cell>
        </table:table-row>
        <table:table-row table:style-name="ro2">
          <table:table-cell/>
          <table:table-cell table:formula="of:=LN([.B29])" office:value-type="float" office:value="6.90775527898214">
            <text:p>6.9078</text:p>
          </table:table-cell>
          <table:table-cell table:formula="of:=LN([.C29])" office:value-type="float" office:value="1.20264191909094">
            <text:p>1.2026</text:p>
          </table:table-cell>
          <table:table-cell table:formula="of:=LN([.D29])" office:value-type="float" office:value="1.20165010895629">
            <text:p>1.2017</text:p>
          </table:table-cell>
          <table:table-cell table:formula="of:=LN([.E29])" office:value-type="float" office:value="1.27253758419474">
            <text:p>1.2725</text:p>
          </table:table-cell>
          <table:table-cell table:formula="of:=LN([.F29])" office:value-type="float" office:value="1.27309766710165">
            <text:p>1.2731</text:p>
          </table:table-cell>
          <table:table-cell table:formula="of:=LN([.G29])" office:value-type="float" office:value="0.0698991273796672">
            <text:p>0.0699</text:p>
          </table:table-cell>
          <table:table-cell table:formula="of:=LN([.H29])" office:value-type="float" office:value="0.0714831016218643">
            <text:p>0.0715</text:p>
          </table:table-cell>
          <table:table-cell table:formula="of:=LN([.I29])" office:value-type="float" office:value="0.0930348659671893">
            <text:p>0.0930</text:p>
          </table:table-cell>
          <table:table-cell table:formula="of:=LN([.J29])" office:value-type="float" office:value="0.0947645764444229">
            <text:p>0.0948</text:p>
          </table:table-cell>
          <table:table-cell table:formula="of:=LN([.K29])" office:value-type="float" office:value="-0.961026625715546">
            <text:p>-0.9610</text:p>
          </table:table-cell>
          <table:table-cell table:formula="of:=LN([.L29])" office:value-type="float" office:value="-0.959459227275534">
            <text:p>-0.9595</text:p>
          </table:table-cell>
          <table:table-cell table:formula="of:=LN([.M29])" office:value-type="float" office:value="-0.62548853208613">
            <text:p>-0.6255</text:p>
          </table:table-cell>
          <table:table-cell table:formula="of:=LN([.N29])" office:value-type="float" office:value="-0.625862433754349">
            <text:p>-0.6259</text:p>
          </table:table-cell>
          <table:table-cell table:style-name="ce4" table:formula="of:=LN([.O29])" office:value-type="float" office:value="-0.577677930753831">
            <text:p>-0.5777</text:p>
          </table:table-cell>
          <table:table-cell table:style-name="ce4" table:formula="of:=LN([.P29])" office:value-type="float" office:value="-0.576431380863984">
            <text:p>-0.5764</text:p>
          </table:table-cell>
          <table:table-cell table:style-name="ce4" table:formula="of:=LN([.Q29])" office:value-type="float" office:value="-0.62548853208613">
            <text:p>-0.6255</text:p>
          </table:table-cell>
          <table:table-cell table:style-name="ce4" table:formula="of:=LN([.R29])" office:value-type="float" office:value="-0.626049437027451">
            <text:p>-0.6260</text:p>
          </table:table-cell>
          <table:table-cell table:formula="of:=LN([.S29])" office:value-type="float" office:value="-0.858965665254886">
            <text:p>-0.8590</text:p>
          </table:table-cell>
          <table:table-cell table:formula="of:=LN([.T29])" office:value-type="float" office:value="-0.858965665254886">
            <text:p>-0.8590</text:p>
          </table:table-cell>
          <table:table-cell table:formula="of:=LN([.U29])" office:value-type="float" office:value="-1.23511953332277">
            <text:p>-1.2351</text:p>
          </table:table-cell>
          <table:table-cell table:formula="of:=LN([.V29])" office:value-type="float" office:value="-1.23511953332277">
            <text:p>-1.2351</text:p>
          </table:table-cell>
          <table:table-cell table:formula="of:=LN([.W29])" office:value-type="float" office:value="0.178899039992625">
            <text:p>0.1789</text:p>
          </table:table-cell>
          <table:table-cell table:formula="of:=LN([.X29])" office:value-type="float" office:value="0.178899039992625">
            <text:p>0.1789</text:p>
          </table:table-cell>
        </table:table-row>
        <table:table-row table:style-name="ro2">
          <table:table-cell/>
          <table:table-cell table:formula="of:=LN([.B30])" office:value-type="float" office:value="9.21034037197618">
            <text:p>9.2103</text:p>
          </table:table-cell>
          <table:table-cell table:formula="of:=LN([.C30])" office:value-type="float" office:value="1.49870744882388">
            <text:p>1.4987</text:p>
          </table:table-cell>
          <table:table-cell table:formula="of:=LN([.D30])" office:value-type="float" office:value="1.49879681233235">
            <text:p>1.4988</text:p>
          </table:table-cell>
          <table:table-cell table:formula="of:=LN([.E30])" office:value-type="float" office:value="1.55204182329279">
            <text:p>1.5520</text:p>
          </table:table-cell>
          <table:table-cell table:formula="of:=LN([.F30])" office:value-type="float" office:value="1.55204182329279">
            <text:p>1.5520</text:p>
          </table:table-cell>
          <table:table-cell table:formula="of:=LN([.G30])" office:value-type="float" office:value="0.0533511754969945">
            <text:p>0.0534</text:p>
          </table:table-cell>
          <table:table-cell table:formula="of:=LN([.H30])" office:value-type="float" office:value="0.0532563663004315">
            <text:p>0.0533</text:p>
          </table:table-cell>
          <table:table-cell table:formula="of:=LN([.I30])" office:value-type="float" office:value="0.0708311807605914">
            <text:p>0.0708</text:p>
          </table:table-cell>
          <table:table-cell table:formula="of:=LN([.J30])" office:value-type="float" office:value="0.0707380145053416">
            <text:p>0.0707</text:p>
          </table:table-cell>
          <table:table-cell table:formula="of:=LN([.K30])" office:value-type="float" office:value="-0.99371187884274">
            <text:p>-0.9937</text:p>
          </table:table-cell>
          <table:table-cell table:formula="of:=LN([.L30])" office:value-type="float" office:value="-0.99371187884274">
            <text:p>-0.9937</text:p>
          </table:table-cell>
          <table:table-cell table:formula="of:=LN([.M30])" office:value-type="float" office:value="-0.641503947408107">
            <text:p>-0.6415</text:p>
          </table:table-cell>
          <table:table-cell table:formula="of:=LN([.N30])" office:value-type="float" office:value="-0.641503947408107">
            <text:p>-0.6415</text:p>
          </table:table-cell>
          <table:table-cell table:style-name="ce4" table:formula="of:=LN([.O30])" office:value-type="float" office:value="-0.605136303237232">
            <text:p>-0.6051</text:p>
          </table:table-cell>
          <table:table-cell table:style-name="ce4" table:formula="of:=LN([.P30])" office:value-type="float" office:value="-0.605136303237232">
            <text:p>-0.6051</text:p>
          </table:table-cell>
          <table:table-cell table:style-name="ce4" table:formula="of:=LN([.Q30])" office:value-type="float" office:value="-0.641503947408107">
            <text:p>-0.6415</text:p>
          </table:table-cell>
          <table:table-cell table:style-name="ce4" table:formula="of:=LN([.R30])" office:value-type="float" office:value="-0.641503947408107">
            <text:p>-0.6415</text:p>
          </table:table-cell>
          <table:table-cell table:formula="of:=LN([.S30])" office:value-type="float" office:value="-0.618410834445928">
            <text:p>-0.6184</text:p>
          </table:table-cell>
          <table:table-cell table:formula="of:=LN([.T30])" office:value-type="float" office:value="-0.618410834445928">
            <text:p>-0.6184</text:p>
          </table:table-cell>
          <table:table-cell table:formula="of:=LN([.U30])" office:value-type="float" office:value="-1.00103196032925">
            <text:p>-1.0010</text:p>
          </table:table-cell>
          <table:table-cell table:formula="of:=LN([.V30])" office:value-type="float" office:value="-1.00103196032925">
            <text:p>-1.0010</text:p>
          </table:table-cell>
          <table:table-cell table:formula="of:=LN([.W30])" office:value-type="float" office:value="0.432626216170537">
            <text:p>0.4326</text:p>
          </table:table-cell>
          <table:table-cell table:formula="of:=LN([.X30])" office:value-type="float" office:value="0.432626216170537">
            <text:p>0.432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1" number:min-integer-digits="1"/>
    </number:number-style>
    <number:number-style style:name="N119">
      <number:scientific-number number:decimal-places="0" number:min-integer-digits="1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4/25/2012</text:date>, <text:time>11:1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KI_NET scoggins</meta:initial-creator>
    <meta:creation-date>2012-03-28T15:11:08</meta:creation-date>
    <dc:date>2012-04-25T11:17:45</dc:date>
    <dc:creator>VKI_NET scoggins</dc:creator>
    <meta:editing-duration>PT643H00M20S</meta:editing-duration>
    <meta:editing-cycles>4</meta:editing-cycles>
    <meta:generator>OpenOffice.org/3.2$Unix OpenOffice.org_project/320m12$Build-9483</meta:generator>
    <meta:document-statistic meta:table-count="3" meta:cell-count="1323" meta:object-count="0"/>
  </office:meta>
</office:document-meta>
</file>